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1000000C008D0062D61D5D22F.jpg" manifest:media-type="image/jpeg"/>
  <manifest:file-entry manifest:full-path="Pictures/1000000000000438000008A37F725E26508C256E.jpg" manifest:media-type="image/jpeg"/>
  <manifest:file-entry manifest:full-path="Pictures/100000000000017C0000016BCC931C3C97391BC9.jpg" manifest:media-type="image/jpeg"/>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justify" style:justify-single-word="false"/>
      <style:text-properties officeooo:paragraph-rsid="03e9c58c"/>
    </style:style>
    <style:style style:name="P7" style:family="paragraph" style:parent-style-name="Standard">
      <style:paragraph-properties fo:text-align="center" style:justify-single-word="false"/>
      <style:text-properties fo:language="en" fo:country="US" officeooo:paragraph-rsid="000ac11a"/>
    </style:style>
    <style:style style:name="P8" style:family="paragraph" style:parent-style-name="Standard">
      <style:paragraph-properties fo:text-align="justify" style:justify-single-word="false"/>
      <style:text-properties fo:language="en" fo:country="US" officeooo:rsid="0049dade" officeooo:paragraph-rsid="0049dade"/>
    </style:style>
    <style:style style:name="P9" style:family="paragraph" style:parent-style-name="Standard">
      <style:paragraph-properties fo:text-align="justify" style:justify-single-word="false"/>
      <style:text-properties fo:language="en" fo:country="US" officeooo:rsid="004f2e37" officeooo:paragraph-rsid="004f2e37"/>
    </style:style>
    <style:style style:name="P10" style:family="paragraph" style:parent-style-name="Standard">
      <style:paragraph-properties fo:text-align="justify" style:justify-single-word="false"/>
      <style:text-properties fo:language="en" fo:country="US" officeooo:rsid="00520f54" officeooo:paragraph-rsid="005b7826"/>
    </style:style>
    <style:style style:name="P11" style:family="paragraph" style:parent-style-name="Standard">
      <style:paragraph-properties fo:text-align="justify" style:justify-single-word="false"/>
      <style:text-properties fo:language="en" fo:country="US" officeooo:rsid="005b7826" officeooo:paragraph-rsid="005b7826"/>
    </style:style>
    <style:style style:name="P12" style:family="paragraph" style:parent-style-name="Standard">
      <style:paragraph-properties fo:text-align="justify" style:justify-single-word="false"/>
      <style:text-properties fo:language="en" fo:country="US" officeooo:rsid="0062baa9" officeooo:paragraph-rsid="00687a6e"/>
    </style:style>
    <style:style style:name="P13" style:family="paragraph" style:parent-style-name="Standard">
      <style:paragraph-properties fo:text-align="justify" style:justify-single-word="false"/>
      <style:text-properties fo:language="en" fo:country="US" officeooo:rsid="00578c1e" officeooo:paragraph-rsid="005b7826"/>
    </style:style>
    <style:style style:name="P14" style:family="paragraph" style:parent-style-name="Standard">
      <style:paragraph-properties fo:text-align="justify" style:justify-single-word="false"/>
      <style:text-properties fo:language="en" fo:country="US" officeooo:rsid="0074b87b" officeooo:paragraph-rsid="005b7826"/>
    </style:style>
    <style:style style:name="P15"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6"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7"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1"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2"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4"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28"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29"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30"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31" style:family="paragraph" style:parent-style-name="Standard">
      <style:paragraph-properties fo:text-align="justify" style:justify-single-word="false"/>
      <style:text-properties fo:language="en" fo:country="US" fo:font-weight="bold" officeooo:rsid="047ca8bc" officeooo:paragraph-rsid="04ac4bb3" style:font-weight-asian="bold" style:font-weight-complex="bold"/>
    </style:style>
    <style:style style:name="P32" style:family="paragraph" style:parent-style-name="Standard">
      <style:paragraph-properties fo:text-align="start" style:justify-single-word="false"/>
      <style:text-properties fo:language="en" fo:country="US" fo:font-weight="bold" officeooo:rsid="04b5687d" officeooo:paragraph-rsid="04b5687d" style:font-weight-asian="bold" style:font-weight-complex="bold"/>
    </style:style>
    <style:style style:name="P33" style:family="paragraph" style:parent-style-name="Standard">
      <style:paragraph-properties fo:text-align="start" style:justify-single-word="false"/>
      <style:text-properties fo:language="en" fo:country="US" fo:font-weight="bold" officeooo:rsid="04c8af75" officeooo:paragraph-rsid="04c8af75" style:font-weight-asian="bold" style:font-weight-complex="bold"/>
    </style:style>
    <style:style style:name="P34" style:family="paragraph" style:parent-style-name="Standard">
      <style:paragraph-properties fo:text-align="start" style:justify-single-word="false"/>
      <style:text-properties fo:language="en" fo:country="US" fo:font-weight="bold" officeooo:rsid="04d108b2" officeooo:paragraph-rsid="04d108b2"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4d108b2" officeooo:paragraph-rsid="05270f7a" style:font-weight-asian="bold" style:font-weight-complex="bold"/>
    </style:style>
    <style:style style:name="P36" style:family="paragraph" style:parent-style-name="Standard">
      <style:paragraph-properties fo:text-align="start" style:justify-single-word="false"/>
      <style:text-properties fo:language="en" fo:country="US" fo:font-weight="bold" officeooo:rsid="04eacf43" officeooo:paragraph-rsid="04eacf43" style:font-weight-asian="bold" style:font-weight-complex="bold"/>
    </style:style>
    <style:style style:name="P37" style:family="paragraph" style:parent-style-name="Standard">
      <style:paragraph-properties fo:text-align="start" style:justify-single-word="false"/>
      <style:text-properties fo:language="en" fo:country="US" fo:font-weight="bold" officeooo:rsid="04eacf43" officeooo:paragraph-rsid="05401ece" style:font-weight-asian="bold" style:font-weight-complex="bold"/>
    </style:style>
    <style:style style:name="P38"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45"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48"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53" style:family="paragraph" style:parent-style-name="Standard">
      <style:paragraph-properties fo:text-align="justify" style:justify-single-word="false"/>
      <style:text-properties fo:language="en" fo:country="US" fo:font-weight="normal" officeooo:rsid="00a2812c" officeooo:paragraph-rsid="009c5921" style:font-weight-asian="normal" style:font-weight-complex="normal"/>
    </style:style>
    <style:style style:name="P54" style:family="paragraph" style:parent-style-name="Standard">
      <style:paragraph-properties fo:text-align="justify" style:justify-single-word="false"/>
      <style:text-properties fo:language="en" fo:country="US" fo:font-weight="normal" officeooo:rsid="00a4eb2f" officeooo:paragraph-rsid="009c5921" style:font-weight-asian="normal" style:font-weight-complex="normal"/>
    </style:style>
    <style:style style:name="P55" style:family="paragraph" style:parent-style-name="Standard">
      <style:paragraph-properties fo:text-align="justify" style:justify-single-word="false"/>
      <style:text-properties fo:language="en" fo:country="US" fo:font-weight="normal" officeooo:rsid="00b04435" officeooo:paragraph-rsid="00a7e16c" style:font-weight-asian="normal" style:font-weight-complex="normal"/>
    </style:style>
    <style:style style:name="P56"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57"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58" style:family="paragraph" style:parent-style-name="Standard">
      <style:paragraph-properties fo:text-align="justify" style:justify-single-word="false"/>
      <style:text-properties fo:language="en" fo:country="US" fo:font-weight="normal" officeooo:rsid="03c412d2" officeooo:paragraph-rsid="03bd9c34" style:font-weight-asian="normal" style:font-weight-complex="normal"/>
    </style:style>
    <style:style style:name="P59" style:family="paragraph" style:parent-style-name="Standard">
      <style:paragraph-properties fo:text-align="justify" style:justify-single-word="false"/>
      <style:text-properties fo:language="en" fo:country="US" fo:font-weight="normal" officeooo:rsid="03d1d0da" officeooo:paragraph-rsid="03d1d0da" style:font-weight-asian="normal" style:font-weight-complex="normal"/>
    </style:style>
    <style:style style:name="P60" style:family="paragraph" style:parent-style-name="Standard">
      <style:paragraph-properties fo:text-align="justify" style:justify-single-word="false"/>
      <style:text-properties fo:language="en" fo:country="US" fo:font-weight="normal" officeooo:rsid="04073ad2" officeooo:paragraph-rsid="04073ad2" style:font-weight-asian="normal" style:font-weight-complex="normal"/>
    </style:style>
    <style:style style:name="P61" style:family="paragraph" style:parent-style-name="Standard">
      <style:paragraph-properties fo:text-align="justify" style:justify-single-word="false"/>
      <style:text-properties fo:language="en" fo:country="US" fo:font-weight="normal" officeooo:rsid="042986ae" officeooo:paragraph-rsid="042986ae" style:font-weight-asian="normal" style:font-weight-complex="normal"/>
    </style:style>
    <style:style style:name="P62" style:family="paragraph" style:parent-style-name="Standard">
      <style:paragraph-properties fo:text-align="justify" style:justify-single-word="false"/>
      <style:text-properties fo:language="en" fo:country="US" fo:font-weight="normal" officeooo:rsid="0459a2ce" officeooo:paragraph-rsid="0459a2ce" style:font-weight-asian="normal" style:font-weight-complex="normal"/>
    </style:style>
    <style:style style:name="P63" style:family="paragraph" style:parent-style-name="Standard">
      <style:paragraph-properties fo:text-align="justify" style:justify-single-word="false"/>
      <style:text-properties fo:language="en" fo:country="US" fo:font-weight="normal" officeooo:rsid="04688f5a" officeooo:paragraph-rsid="04688f5a" style:font-weight-asian="normal" style:font-weight-complex="normal"/>
    </style:style>
    <style:style style:name="P64" style:family="paragraph" style:parent-style-name="Standard">
      <style:paragraph-properties fo:text-align="justify" style:justify-single-word="false"/>
      <style:text-properties fo:language="en" fo:country="US" fo:font-weight="normal" officeooo:rsid="0472dcc0" officeooo:paragraph-rsid="0472dcc0" style:font-weight-asian="normal" style:font-weight-complex="normal"/>
    </style:style>
    <style:style style:name="P65" style:family="paragraph" style:parent-style-name="Standard">
      <style:paragraph-properties fo:text-align="justify" style:justify-single-word="false"/>
      <style:text-properties fo:language="en" fo:country="US" fo:font-weight="normal" officeooo:rsid="04974fd2" officeooo:paragraph-rsid="04782f38" style:font-weight-asian="normal" style:font-weight-complex="normal"/>
    </style:style>
    <style:style style:name="P66" style:family="paragraph" style:parent-style-name="Standard">
      <style:paragraph-properties fo:text-align="start" style:justify-single-word="false"/>
      <style:text-properties fo:language="en" fo:country="US" fo:font-weight="normal" officeooo:rsid="04974fd2" officeooo:paragraph-rsid="04ac4bb3" style:font-weight-asian="normal" style:font-weight-complex="normal"/>
    </style:style>
    <style:style style:name="P67"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68" style:family="paragraph" style:parent-style-name="Standard">
      <style:paragraph-properties fo:text-align="start" style:justify-single-word="false"/>
      <style:text-properties fo:language="en" fo:country="US" fo:font-weight="normal" officeooo:rsid="04896734" officeooo:paragraph-rsid="04ac4bb3" style:font-weight-asian="normal" style:font-weight-complex="normal"/>
    </style:style>
    <style:style style:name="P69" style:family="paragraph" style:parent-style-name="Standard">
      <style:paragraph-properties fo:text-align="start" style:justify-single-word="false"/>
      <style:text-properties fo:language="en" fo:country="US" fo:font-weight="normal" officeooo:rsid="04eab94a" officeooo:paragraph-rsid="04d108b2" style:font-weight-asian="normal" style:font-weight-complex="normal"/>
    </style:style>
    <style:style style:name="P70" style:family="paragraph" style:parent-style-name="Standard">
      <style:paragraph-properties fo:text-align="center" style:justify-single-word="false"/>
      <style:text-properties fo:language="en" fo:country="US" fo:font-weight="normal" officeooo:rsid="01705c6f" officeooo:paragraph-rsid="01705c6f" style:font-weight-asian="normal" style:font-weight-complex="normal"/>
    </style:style>
    <style:style style:name="P71"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72" style:family="paragraph" style:parent-style-name="Standard">
      <style:paragraph-properties fo:text-align="justify" style:justify-single-word="false"/>
      <style:text-properties fo:language="en" fo:country="US" officeooo:rsid="003b05ed" officeooo:paragraph-rsid="02b551d8"/>
    </style:style>
    <style:style style:name="P73" style:family="paragraph" style:parent-style-name="Standard">
      <style:paragraph-properties fo:text-align="justify" style:justify-single-word="false"/>
      <style:text-properties officeooo:rsid="005b7826" officeooo:paragraph-rsid="005b7826"/>
    </style:style>
    <style:style style:name="P74" style:family="paragraph" style:parent-style-name="Standard">
      <style:paragraph-properties fo:text-align="justify" style:justify-single-word="false"/>
      <style:text-properties officeooo:rsid="00687a6e" officeooo:paragraph-rsid="00687a6e"/>
    </style:style>
    <style:style style:name="P75" style:family="paragraph" style:parent-style-name="Standard">
      <style:paragraph-properties fo:text-align="justify" style:justify-single-word="false"/>
      <style:text-properties fo:font-weight="bold" officeooo:paragraph-rsid="004f2e37" style:font-weight-asian="bold" style:font-weight-complex="bold"/>
    </style:style>
    <style:style style:name="P76" style:family="paragraph" style:parent-style-name="Standard">
      <style:paragraph-properties fo:text-align="justify" style:justify-single-word="false"/>
      <style:text-properties fo:font-weight="bold" officeooo:paragraph-rsid="01c61478" style:font-weight-asian="bold" style:font-weight-complex="bold"/>
    </style:style>
    <style:style style:name="P77" style:family="paragraph" style:parent-style-name="Standard">
      <style:paragraph-properties fo:text-align="justify" style:justify-single-word="false"/>
      <style:text-properties fo:font-weight="bold" officeooo:rsid="042de719" officeooo:paragraph-rsid="042de719" style:font-weight-asian="bold" style:font-weight-complex="bold"/>
    </style:style>
    <style:style style:name="P78" style:family="paragraph" style:parent-style-name="Standard">
      <style:paragraph-properties fo:text-align="justify" style:justify-single-word="false"/>
      <style:text-properties fo:font-weight="bold" officeooo:rsid="045fbc45" officeooo:paragraph-rsid="045fbc45" style:font-weight-asian="bold" style:font-weight-complex="bold"/>
    </style:style>
    <style:style style:name="P79"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80"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81"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82"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83" style:family="paragraph" style:parent-style-name="Standard">
      <style:paragraph-properties fo:text-align="start" style:justify-single-word="false"/>
      <style:text-properties fo:font-weight="normal" officeooo:rsid="048cf8dd" officeooo:paragraph-rsid="04ac4bb3" style:font-weight-asian="normal" style:font-weight-complex="normal"/>
    </style:style>
    <style:style style:name="P84" style:family="paragraph" style:parent-style-name="Standard">
      <style:paragraph-properties fo:text-align="start" style:justify-single-word="false"/>
      <style:text-properties fo:font-weight="normal" officeooo:rsid="052fed92" officeooo:paragraph-rsid="052fed92" style:font-weight-asian="normal" style:font-weight-complex="normal"/>
    </style:style>
    <style:style style:name="P85" style:family="paragraph" style:parent-style-name="Standard">
      <style:paragraph-properties fo:text-align="start" style:justify-single-word="false"/>
      <style:text-properties fo:font-weight="normal" officeooo:rsid="053ab363" officeooo:paragraph-rsid="053ab363" style:font-weight-asian="normal" style:font-weight-complex="normal"/>
    </style:style>
    <style:style style:name="P86" style:family="paragraph" style:parent-style-name="Standard">
      <style:paragraph-properties fo:text-align="center" style:justify-single-word="false"/>
      <style:text-properties officeooo:paragraph-rsid="000ac11a"/>
    </style:style>
    <style:style style:name="P87"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88" style:family="paragraph" style:parent-style-name="Standard">
      <style:paragraph-properties fo:text-align="justify" style:justify-single-word="false"/>
      <style:text-properties fo:font-size="13pt" fo:font-weight="bold" officeooo:rsid="04782f38" officeooo:paragraph-rsid="04ac4bb3" style:font-size-asian="13pt" style:font-weight-asian="bold" style:font-size-complex="13pt" style:font-weight-complex="bold"/>
    </style:style>
    <style:style style:name="P89" style:family="paragraph" style:parent-style-name="Standard">
      <style:paragraph-properties fo:text-align="justify" style:justify-single-word="false"/>
      <style:text-properties fo:font-size="13pt" fo:language="en" fo:country="US" fo:font-weight="bold" officeooo:rsid="047ca8bc" officeooo:paragraph-rsid="04ac4bb3" style:font-size-asian="13pt" style:font-weight-asian="bold" style:font-size-complex="13pt" style:font-weight-complex="bold"/>
    </style:style>
    <style:style style:name="P90" style:family="paragraph" style:parent-style-name="Standard">
      <style:paragraph-properties fo:text-align="justify" style:justify-single-word="false"/>
      <style:text-properties fo:font-size="13pt" fo:language="en" fo:country="US" fo:font-weight="bold" officeooo:rsid="047ca8bc" officeooo:paragraph-rsid="04782f38" style:font-size-asian="13pt" style:font-weight-asian="bold" style:font-size-complex="13pt" style:font-weight-complex="bold"/>
    </style:style>
    <style:style style:name="P91" style:family="paragraph" style:parent-style-name="Standard">
      <style:paragraph-properties fo:text-align="justify" style:justify-single-word="false"/>
      <style:text-properties fo:font-size="13pt" fo:language="en" fo:country="US" fo:font-weight="bold" officeooo:rsid="06707758" officeooo:paragraph-rsid="06707758" style:font-size-asian="11.3500003814697pt" style:font-weight-asian="bold" style:font-size-complex="13pt" style:font-weight-complex="bold"/>
    </style:style>
    <style:style style:name="P92" style:family="paragraph" style:parent-style-name="Standard">
      <style:paragraph-properties fo:text-align="start" style:justify-single-word="false"/>
      <style:text-properties fo:font-size="13pt" fo:language="en" fo:country="US" style:text-underline-style="none" fo:font-weight="bold" officeooo:rsid="06677cbe" officeooo:paragraph-rsid="06677cbe" style:font-size-asian="11.3500003814697pt" style:font-weight-asian="bold" style:font-size-complex="13pt" style:font-weight-complex="bold"/>
    </style:style>
    <style:style style:name="P93"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94" style:family="paragraph" style:parent-style-name="Standard">
      <style:paragraph-properties fo:text-align="start" style:justify-single-word="false"/>
      <style:text-properties fo:font-size="14pt" fo:language="en" fo:country="US" fo:font-weight="bold" officeooo:rsid="057bce27" officeooo:paragraph-rsid="0582e13a" style:font-size-asian="14pt" style:font-weight-asian="bold" style:font-size-complex="14pt" style:font-weight-complex="bold"/>
    </style:style>
    <style:style style:name="P95" style:family="paragraph" style:parent-style-name="Standard">
      <style:paragraph-properties fo:text-align="start" style:justify-single-word="false"/>
      <style:text-properties fo:font-size="14pt" fo:language="en" fo:country="US" fo:font-weight="bold" officeooo:rsid="04d108b2" officeooo:paragraph-rsid="04d108b2" style:font-size-asian="12.25pt" style:font-weight-asian="bold" style:font-size-complex="14pt" style:font-weight-complex="bold"/>
    </style:style>
    <style:style style:name="P96" style:family="paragraph" style:parent-style-name="Standard">
      <style:paragraph-properties fo:text-align="start" style:justify-single-word="false"/>
      <style:text-properties fo:font-size="14pt" fo:language="en" fo:country="US" fo:font-weight="bold" officeooo:rsid="04eab94a" officeooo:paragraph-rsid="05401ece" style:font-size-asian="12.25pt" style:font-weight-asian="bold" style:font-size-complex="14pt" style:font-weight-complex="bold"/>
    </style:style>
    <style:style style:name="P97" style:family="paragraph" style:parent-style-name="Standard">
      <style:paragraph-properties fo:text-align="start" style:justify-single-word="false"/>
      <style:text-properties fo:font-size="14pt" fo:language="en" fo:country="US" fo:font-weight="bold" officeooo:rsid="059c933e" officeooo:paragraph-rsid="059c933e" style:font-size-asian="12.25pt" style:font-weight-asian="bold" style:font-size-complex="14pt" style:font-weight-complex="bold"/>
    </style:style>
    <style:style style:name="P98" style:family="paragraph" style:parent-style-name="Standard">
      <style:paragraph-properties fo:text-align="start" style:justify-single-word="false"/>
      <style:text-properties fo:font-size="14pt" fo:language="en" fo:country="US" fo:font-weight="bold" officeooo:rsid="05f978c0" officeooo:paragraph-rsid="059c933e" style:font-size-asian="12.25pt" style:font-weight-asian="bold" style:font-size-complex="14pt" style:font-weight-complex="bold"/>
    </style:style>
    <style:style style:name="P99" style:family="paragraph" style:parent-style-name="Standard">
      <style:paragraph-properties fo:text-align="start" style:justify-single-word="false"/>
      <style:text-properties fo:font-size="14pt" fo:language="en" fo:country="US" style:text-underline-style="none" fo:font-weight="bold" officeooo:rsid="06145f07" officeooo:paragraph-rsid="06145f07" style:font-size-asian="12.25pt" style:font-weight-asian="bold" style:font-size-complex="14pt" style:font-weight-complex="bold"/>
    </style:style>
    <style:style style:name="P100" style:family="paragraph" style:parent-style-name="Standard">
      <style:paragraph-properties fo:text-align="start" style:justify-single-word="false"/>
      <style:text-properties fo:font-size="14pt" fo:language="en" fo:country="US" style:text-underline-style="none" fo:font-weight="bold" officeooo:rsid="0636aa4f" officeooo:paragraph-rsid="0636aa4f" style:font-size-asian="12.25pt" style:font-weight-asian="bold" style:font-size-complex="14pt" style:font-weight-complex="bold"/>
    </style:style>
    <style:style style:name="P101" style:family="paragraph" style:parent-style-name="Standard">
      <style:paragraph-properties fo:text-align="start" style:justify-single-word="false"/>
      <style:text-properties fo:font-size="14pt" fo:language="en" fo:country="US" style:text-underline-style="none" fo:font-weight="bold" officeooo:rsid="06c0a613" officeooo:paragraph-rsid="06c0a613" style:font-size-asian="12.25pt" style:font-weight-asian="bold" style:font-size-complex="14pt" style:font-weight-complex="bold"/>
    </style:style>
    <style:style style:name="P102" style:family="paragraph" style:parent-style-name="Standard">
      <style:paragraph-properties fo:text-align="start" style:justify-single-word="false"/>
      <style:text-properties fo:font-size="14pt" fo:language="en" fo:country="US" style:text-underline-style="none" fo:font-weight="bold" officeooo:rsid="0701d134" officeooo:paragraph-rsid="0701d134" style:font-size-asian="12.25pt" style:font-weight-asian="bold" style:font-size-complex="14pt" style:font-weight-complex="bold"/>
    </style:style>
    <style:style style:name="P103" style:family="paragraph" style:parent-style-name="Standard">
      <style:paragraph-properties fo:text-align="start" style:justify-single-word="false"/>
      <style:text-properties fo:font-size="14pt" fo:language="en" fo:country="US" style:text-underline-style="none" fo:font-weight="bold" officeooo:rsid="0730ac96" officeooo:paragraph-rsid="073291e4" style:font-size-asian="12.25pt" style:font-weight-asian="bold" style:font-size-complex="14pt" style:font-weight-complex="bold"/>
    </style:style>
    <style:style style:name="P104" style:family="paragraph" style:parent-style-name="Standard">
      <style:paragraph-properties fo:text-align="start" style:justify-single-word="false"/>
      <style:text-properties fo:font-size="14pt" fo:language="en" fo:country="US" style:text-underline-style="none" fo:font-weight="bold" officeooo:rsid="06677cbe" officeooo:paragraph-rsid="091579a9" style:font-size-asian="12.25pt" style:font-weight-asian="bold" style:font-size-complex="14pt" style:font-weight-complex="bold"/>
    </style:style>
    <style:style style:name="P105" style:family="paragraph" style:parent-style-name="Standard">
      <style:paragraph-properties fo:text-align="start" style:justify-single-word="false"/>
      <style:text-properties fo:font-size="14pt" fo:language="en" fo:country="US" style:text-underline-style="none" fo:font-weight="bold" officeooo:rsid="076426fe" officeooo:paragraph-rsid="07545679" style:font-size-asian="14pt" style:font-weight-asian="bold" style:font-size-complex="14pt" style:font-weight-complex="bold"/>
    </style:style>
    <style:style style:name="P106" style:family="paragraph" style:parent-style-name="Standard">
      <style:paragraph-properties fo:text-align="start" style:justify-single-word="false"/>
      <style:text-properties fo:font-size="14pt" officeooo:paragraph-rsid="07545679" style:font-size-asian="14pt" style:font-size-complex="14pt"/>
    </style:style>
    <style:style style:name="P107" style:family="paragraph" style:parent-style-name="Standard">
      <style:paragraph-properties fo:text-align="start" style:justify-single-word="false"/>
      <style:text-properties fo:font-size="14pt" fo:font-weight="bold" officeooo:rsid="0780ce92" officeooo:paragraph-rsid="0780ce92" style:font-size-asian="12.25pt" style:font-weight-asian="bold" style:font-size-complex="14pt" style:font-weight-complex="bold"/>
    </style:style>
    <style:style style:name="P108" style:family="paragraph" style:parent-style-name="Standard">
      <style:paragraph-properties fo:text-align="start" style:justify-single-word="false"/>
      <style:text-properties fo:font-size="14pt" fo:font-weight="bold" officeooo:rsid="07a28b21" officeooo:paragraph-rsid="07a28b21" style:font-size-asian="12.25pt" style:font-weight-asian="bold" style:font-size-complex="14pt" style:font-weight-complex="bold"/>
    </style:style>
    <style:style style:name="P109" style:family="paragraph" style:parent-style-name="Standard">
      <style:paragraph-properties fo:text-align="start" style:justify-single-word="false"/>
      <style:text-properties fo:font-size="14pt" fo:font-weight="bold" officeooo:rsid="07c4e3a5" officeooo:paragraph-rsid="07cb9efe" style:font-size-asian="12.25pt" style:font-weight-asian="bold" style:font-size-complex="14pt" style:font-weight-complex="bold"/>
    </style:style>
    <style:style style:name="P110" style:family="paragraph" style:parent-style-name="Standard">
      <style:paragraph-properties fo:text-align="start" style:justify-single-word="false"/>
      <style:text-properties fo:font-size="14pt" fo:font-weight="bold" officeooo:rsid="07de5ed7" officeooo:paragraph-rsid="07ee6461" style:font-size-asian="12.25pt" style:font-weight-asian="bold" style:font-size-complex="14pt" style:font-weight-complex="bold"/>
    </style:style>
    <style:style style:name="P111" style:family="paragraph" style:parent-style-name="Standard">
      <style:paragraph-properties fo:text-align="start" style:justify-single-word="false"/>
      <style:text-properties fo:font-size="14pt" fo:font-weight="bold" officeooo:rsid="080bbb94" officeooo:paragraph-rsid="080bbb94" style:font-size-asian="12.25pt" style:font-weight-asian="bold" style:font-size-complex="14pt" style:font-weight-complex="bold"/>
    </style:style>
    <style:style style:name="P112" style:family="paragraph" style:parent-style-name="Standard">
      <style:paragraph-properties fo:text-align="start" style:justify-single-word="false"/>
      <style:text-properties fo:font-size="14pt" fo:font-weight="bold" officeooo:rsid="0829e482" officeooo:paragraph-rsid="0829e482" style:font-size-asian="12.25pt" style:font-weight-asian="bold" style:font-size-complex="14pt" style:font-weight-complex="bold"/>
    </style:style>
    <style:style style:name="P113" style:family="paragraph" style:parent-style-name="Standard">
      <style:paragraph-properties fo:text-align="start" style:justify-single-word="false"/>
      <style:text-properties fo:font-size="14pt" fo:font-weight="bold" officeooo:rsid="08469557" officeooo:paragraph-rsid="08474a36" style:font-size-asian="12.25pt" style:font-weight-asian="bold" style:font-size-complex="14pt" style:font-weight-complex="bold"/>
    </style:style>
    <style:style style:name="P114" style:family="paragraph" style:parent-style-name="Standard">
      <style:paragraph-properties fo:text-align="start" style:justify-single-word="false"/>
      <style:text-properties fo:font-size="14pt" fo:font-weight="bold" officeooo:rsid="086c5d35" officeooo:paragraph-rsid="086c5d35" style:font-size-asian="12.25pt" style:font-weight-asian="bold" style:font-size-complex="14pt" style:font-weight-complex="bold"/>
    </style:style>
    <style:style style:name="P115" style:family="paragraph" style:parent-style-name="Standard">
      <style:paragraph-properties fo:text-align="start" style:justify-single-word="false"/>
      <style:text-properties fo:font-size="14pt" fo:font-weight="bold" officeooo:rsid="0883ede9" officeooo:paragraph-rsid="0883ede9" style:font-size-asian="12.25pt" style:font-weight-asian="bold" style:font-size-complex="14pt" style:font-weight-complex="bold"/>
    </style:style>
    <style:style style:name="P116" style:family="paragraph" style:parent-style-name="Standard">
      <style:paragraph-properties fo:text-align="start" style:justify-single-word="false"/>
      <style:text-properties fo:font-size="14pt" fo:font-weight="bold" officeooo:rsid="08c1ea6d" officeooo:paragraph-rsid="08c1ea6d" style:font-size-asian="12.25pt" style:font-weight-asian="bold" style:font-size-complex="14pt" style:font-weight-complex="bold"/>
    </style:style>
    <style:style style:name="P117" style:family="paragraph" style:parent-style-name="Standard">
      <style:paragraph-properties fo:text-align="start" style:justify-single-word="false"/>
      <style:text-properties officeooo:paragraph-rsid="04b55ab7"/>
    </style:style>
    <style:style style:name="P118" style:family="paragraph" style:parent-style-name="Standard">
      <style:paragraph-properties fo:text-align="start" style:justify-single-word="false"/>
      <style:text-properties officeooo:paragraph-rsid="052c520b"/>
    </style:style>
    <style:style style:name="P119" style:family="paragraph" style:parent-style-name="Standard">
      <style:paragraph-properties fo:text-align="start" style:justify-single-word="false"/>
      <style:text-properties officeooo:paragraph-rsid="053ca331"/>
    </style:style>
    <style:style style:name="P120" style:family="paragraph" style:parent-style-name="Standard">
      <style:paragraph-properties fo:text-align="start" style:justify-single-word="false"/>
      <style:text-properties officeooo:paragraph-rsid="06467b05"/>
    </style:style>
    <style:style style:name="P121" style:family="paragraph" style:parent-style-name="Standard">
      <style:paragraph-properties fo:text-align="start" style:justify-single-word="false"/>
      <style:text-properties officeooo:paragraph-rsid="072c5dfd"/>
    </style:style>
    <style:style style:name="P122" style:family="paragraph" style:parent-style-name="Standard">
      <style:paragraph-properties fo:text-align="start" style:justify-single-word="false"/>
      <style:text-properties officeooo:paragraph-rsid="074e3c45"/>
    </style:style>
    <style:style style:name="P123" style:family="paragraph" style:parent-style-name="Standard">
      <style:paragraph-properties fo:text-align="start" style:justify-single-word="false"/>
      <style:text-properties officeooo:paragraph-rsid="07545679"/>
    </style:style>
    <style:style style:name="P124" style:family="paragraph" style:parent-style-name="Standard">
      <style:paragraph-properties fo:text-align="start" style:justify-single-word="false"/>
      <style:text-properties officeooo:paragraph-rsid="0777674f"/>
    </style:style>
    <style:style style:name="P125" style:family="paragraph" style:parent-style-name="Standard">
      <style:paragraph-properties fo:text-align="start" style:justify-single-word="false"/>
      <style:text-properties officeooo:paragraph-rsid="07de5ed7"/>
    </style:style>
    <style:style style:name="P126" style:family="paragraph" style:parent-style-name="Standard">
      <style:paragraph-properties fo:text-align="start" style:justify-single-word="false"/>
      <style:text-properties officeooo:paragraph-rsid="080bbb94"/>
    </style:style>
    <style:style style:name="P127" style:family="paragraph" style:parent-style-name="Standard">
      <style:paragraph-properties fo:text-align="start" style:justify-single-word="false"/>
      <style:text-properties officeooo:paragraph-rsid="0821d530"/>
    </style:style>
    <style:style style:name="P128" style:family="paragraph" style:parent-style-name="Standard">
      <style:paragraph-properties fo:text-align="start" style:justify-single-word="false"/>
      <style:text-properties officeooo:paragraph-rsid="0826bf8b"/>
    </style:style>
    <style:style style:name="P129" style:family="paragraph" style:parent-style-name="Standard">
      <style:paragraph-properties fo:text-align="start" style:justify-single-word="false"/>
      <style:text-properties officeooo:paragraph-rsid="0843fbc6"/>
    </style:style>
    <style:style style:name="P130" style:family="paragraph" style:parent-style-name="Standard">
      <style:paragraph-properties fo:text-align="start" style:justify-single-word="false"/>
      <style:text-properties officeooo:paragraph-rsid="08aa8207"/>
    </style:style>
    <style:style style:name="P131" style:family="paragraph" style:parent-style-name="Standard">
      <style:paragraph-properties fo:text-align="start" style:justify-single-word="false"/>
      <style:text-properties officeooo:paragraph-rsid="08e2fe91"/>
    </style:style>
    <style:style style:name="P132" style:family="paragraph" style:parent-style-name="Standard">
      <style:paragraph-properties fo:text-align="start" style:justify-single-word="false"/>
      <style:text-properties fo:font-size="12pt" fo:language="en" fo:country="US" fo:font-weight="bold" officeooo:rsid="050b106e" officeooo:paragraph-rsid="050b106e" style:font-size-asian="10.5pt" style:font-weight-asian="bold" style:font-size-complex="12pt" style:font-weight-complex="bold"/>
    </style:style>
    <style:style style:name="P133" style:family="paragraph" style:parent-style-name="Standard">
      <style:paragraph-properties fo:text-align="start" style:justify-single-word="false"/>
      <style:text-properties fo:font-size="12pt" fo:language="en" fo:country="US" fo:font-weight="bold" officeooo:rsid="0514fd05" officeooo:paragraph-rsid="0514fd05" style:font-size-asian="10.5pt" style:font-weight-asian="bold" style:font-size-complex="12pt" style:font-weight-complex="bold"/>
    </style:style>
    <style:style style:name="P134" style:family="paragraph" style:parent-style-name="Standard">
      <style:paragraph-properties fo:text-align="start" style:justify-single-word="false"/>
      <style:text-properties fo:font-size="12pt" fo:language="en" fo:country="US" fo:font-weight="bold" officeooo:rsid="051c9f09" officeooo:paragraph-rsid="051c9f09" style:font-size-asian="10.5pt" style:font-weight-asian="bold" style:font-size-complex="12pt" style:font-weight-complex="bold"/>
    </style:style>
    <style:style style:name="P135" style:family="paragraph" style:parent-style-name="Standard">
      <style:paragraph-properties fo:text-align="start" style:justify-single-word="false"/>
      <style:text-properties fo:font-size="12pt" fo:language="en" fo:country="US" fo:font-weight="bold" officeooo:rsid="051c9f09" officeooo:paragraph-rsid="05270f7a" style:font-size-asian="10.5pt" style:font-weight-asian="bold" style:font-size-complex="12pt" style:font-weight-complex="bold"/>
    </style:style>
    <style:style style:name="P136" style:family="paragraph" style:parent-style-name="Standard">
      <style:paragraph-properties fo:text-align="start" style:justify-single-word="false"/>
      <style:text-properties fo:font-size="12pt" fo:language="en" fo:country="US" fo:font-weight="bold" officeooo:rsid="04d108b2" officeooo:paragraph-rsid="05270f7a" style:font-size-asian="10.5pt" style:font-weight-asian="bold" style:font-size-complex="12pt" style:font-weight-complex="bold"/>
    </style:style>
    <style:style style:name="P137" style:family="paragraph" style:parent-style-name="Standard">
      <style:paragraph-properties fo:text-align="start" style:justify-single-word="false"/>
      <style:text-properties fo:font-size="12pt" fo:language="en" fo:country="US" fo:font-weight="bold" officeooo:rsid="05297750" officeooo:paragraph-rsid="05297750" style:font-size-asian="10.5pt" style:font-weight-asian="bold" style:font-size-complex="12pt" style:font-weight-complex="bold"/>
    </style:style>
    <style:style style:name="P138" style:family="paragraph" style:parent-style-name="Standard">
      <style:paragraph-properties fo:text-align="start" style:justify-single-word="false"/>
      <style:text-properties fo:font-size="12pt" fo:language="en" fo:country="US" fo:font-weight="bold" officeooo:rsid="0560efe0" officeooo:paragraph-rsid="0560efe0" style:font-size-asian="10.5pt" style:font-weight-asian="bold" style:font-size-complex="12pt" style:font-weight-complex="bold"/>
    </style:style>
    <style:style style:name="P139" style:family="paragraph" style:parent-style-name="Standard">
      <style:paragraph-properties fo:text-align="start" style:justify-single-word="false"/>
      <style:text-properties fo:font-size="12pt" fo:language="en" fo:country="US" fo:font-weight="bold" officeooo:rsid="05732e36" officeooo:paragraph-rsid="05732e36" style:font-size-asian="10.5pt" style:font-weight-asian="bold" style:font-size-complex="12pt" style:font-weight-complex="bold"/>
    </style:style>
    <style:style style:name="P140" style:family="paragraph" style:parent-style-name="Standard">
      <style:paragraph-properties fo:text-align="start" style:justify-single-word="false"/>
      <style:text-properties fo:font-size="12pt" fo:language="en" fo:country="US" fo:font-weight="bold" officeooo:rsid="05732e36" officeooo:paragraph-rsid="0575e9f2" style:font-size-asian="10.5pt" style:font-weight-asian="bold" style:font-size-complex="12pt" style:font-weight-complex="bold"/>
    </style:style>
    <style:style style:name="P141" style:family="paragraph" style:parent-style-name="Standard">
      <style:paragraph-properties fo:text-align="start" style:justify-single-word="false"/>
      <style:text-properties fo:font-size="12pt" fo:language="en" fo:country="US" fo:font-weight="bold" officeooo:rsid="057a4810" officeooo:paragraph-rsid="057a4810" style:font-size-asian="10.5pt" style:font-weight-asian="bold" style:font-size-complex="12pt" style:font-weight-complex="bold"/>
    </style:style>
    <style:style style:name="P142" style:family="paragraph" style:parent-style-name="Standard">
      <style:paragraph-properties fo:text-align="start" style:justify-single-word="false"/>
      <style:text-properties fo:font-size="12pt" fo:language="en" fo:country="US" fo:font-weight="bold" officeooo:rsid="057bce27" officeooo:paragraph-rsid="057bce27" style:font-size-asian="10.5pt" style:font-weight-asian="bold" style:font-size-complex="12pt" style:font-weight-complex="bold"/>
    </style:style>
    <style:style style:name="P143" style:family="paragraph" style:parent-style-name="Standard">
      <style:paragraph-properties fo:text-align="start" style:justify-single-word="false"/>
      <style:text-properties fo:font-size="12pt" fo:language="en" fo:country="US" fo:font-weight="bold" officeooo:rsid="058dfe6e" officeooo:paragraph-rsid="058dfe6e"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language="en" fo:country="US" fo:font-weight="bold" officeooo:rsid="0596f55a" officeooo:paragraph-rsid="0596f55a"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language="en" fo:country="US" fo:font-weight="bold" officeooo:rsid="059c933e" officeooo:paragraph-rsid="059c933e"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language="en" fo:country="US" fo:font-weight="bold" officeooo:rsid="06046a63" officeooo:paragraph-rsid="06046a63"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language="en" fo:country="US" fo:font-weight="bold" officeooo:rsid="06a3f1a2" officeooo:paragraph-rsid="06a3f1a2"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language="en" fo:country="US" fo:font-weight="bold" officeooo:rsid="069c468b" officeooo:paragraph-rsid="069c468b" style:font-size-asian="12pt" style:font-weight-asian="bold" style:font-size-complex="12pt" style:font-weight-complex="bold"/>
    </style:style>
    <style:style style:name="P149" style:family="paragraph" style:parent-style-name="Standard">
      <style:paragraph-properties fo:text-align="start" style:justify-single-word="false"/>
      <style:text-properties fo:font-size="12pt" fo:language="en" fo:country="US" fo:font-weight="normal" officeooo:rsid="05062634" officeooo:paragraph-rsid="05062634"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language="en" fo:country="US" fo:font-weight="normal" officeooo:rsid="052b51e3" officeooo:paragraph-rsid="052b51e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language="en" fo:country="US" fo:font-weight="normal" officeooo:rsid="05507efb" officeooo:paragraph-rsid="05507efb"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language="en" fo:country="US" fo:font-weight="normal" officeooo:rsid="05efd2ef" officeooo:paragraph-rsid="05efd2ef"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language="en" fo:country="US" fo:font-weight="normal" officeooo:rsid="05fa1209" officeooo:paragraph-rsid="05fa1209"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language="en" fo:country="US" fo:font-weight="normal" officeooo:rsid="058dfe6e" officeooo:paragraph-rsid="058dfe6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language="en" fo:country="US" fo:font-weight="normal" officeooo:rsid="06046a63" officeooo:paragraph-rsid="06046a63"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language="en" fo:country="US" fo:font-weight="normal" officeooo:rsid="04eab94a" officeooo:paragraph-rsid="05401ece"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language="en" fo:country="US" style:text-underline-style="none" fo:font-weight="bold" officeooo:rsid="060ae1c0" officeooo:paragraph-rsid="060ae1c0"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language="en" fo:country="US" style:text-underline-style="none" fo:font-weight="bold" officeooo:rsid="06145f07" officeooo:paragraph-rsid="06145f07"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language="en" fo:country="US" style:text-underline-style="none" fo:font-weight="bold" officeooo:rsid="06145f07" officeooo:paragraph-rsid="061d1f4b"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language="en" fo:country="US" style:text-underline-style="none" fo:font-weight="bold" officeooo:rsid="0636aa4f" officeooo:paragraph-rsid="0636aa4f"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language="en" fo:country="US" style:text-underline-style="none" fo:font-weight="bold" officeooo:rsid="065204be" officeooo:paragraph-rsid="065204be"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language="en" fo:country="US" style:text-underline-style="none" fo:font-weight="bold" officeooo:rsid="06551790" officeooo:paragraph-rsid="06551790"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language="en" fo:country="US" style:text-underline-style="none" fo:font-weight="bold" officeooo:rsid="065906a9" officeooo:paragraph-rsid="065906a9"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language="en" fo:country="US" style:text-underline-style="none" fo:font-weight="bold" officeooo:rsid="0691a438" officeooo:paragraph-rsid="0691a438"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en" fo:country="US" style:text-underline-style="none" fo:font-weight="bold" officeooo:rsid="0691a438" officeooo:paragraph-rsid="0695fee8"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en" fo:country="US" style:text-underline-style="none" fo:font-weight="bold" officeooo:rsid="0699f631" officeooo:paragraph-rsid="0699f631"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language="en" fo:country="US" style:text-underline-style="none" fo:font-weight="bold" officeooo:rsid="069c468b" officeooo:paragraph-rsid="069c468b"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language="en" fo:country="US" style:text-underline-style="none" fo:font-weight="bold" officeooo:rsid="06afd603" officeooo:paragraph-rsid="06afd603"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language="en" fo:country="US" style:text-underline-style="none" fo:font-weight="bold" officeooo:rsid="06b544e6" officeooo:paragraph-rsid="06b544e6"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language="en" fo:country="US" style:text-underline-style="none" fo:font-weight="bold" officeooo:rsid="06c0a613" officeooo:paragraph-rsid="06c0a613"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language="en" fo:country="US" style:text-underline-style="none" fo:font-weight="bold" officeooo:rsid="06c0a613" officeooo:paragraph-rsid="06cad79a"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fo:language="en" fo:country="US" style:text-underline-style="none" fo:font-weight="bold" officeooo:rsid="06c0a613" officeooo:paragraph-rsid="06d23cbf"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language="en" fo:country="US" style:text-underline-style="none" fo:font-weight="bold" officeooo:rsid="06d23cbf" officeooo:paragraph-rsid="06d23cbf"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language="en" fo:country="US" style:text-underline-style="none" fo:font-weight="bold" officeooo:rsid="06e111d2" officeooo:paragraph-rsid="06e111d2"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language="en" fo:country="US" style:text-underline-style="none" fo:font-weight="bold" officeooo:rsid="06e9543a" officeooo:paragraph-rsid="06e9543a"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language="en" fo:country="US" style:text-underline-style="none" fo:font-weight="bold" officeooo:rsid="06f316e2" officeooo:paragraph-rsid="06f316e2"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language="en" fo:country="US" style:text-underline-style="none" fo:font-weight="bold" officeooo:rsid="0701d134" officeooo:paragraph-rsid="0701d134"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language="en" fo:country="US" style:text-underline-style="none" fo:font-weight="bold" officeooo:rsid="071c534c" officeooo:paragraph-rsid="071c534c"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language="en" fo:country="US" style:text-underline-style="none" fo:font-weight="bold" officeooo:rsid="071f68fe" officeooo:paragraph-rsid="071f68fe"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language="en" fo:country="US" style:text-underline-style="none" fo:font-weight="bold" officeooo:rsid="0723926f" officeooo:paragraph-rsid="0723926f"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language="en" fo:country="US" style:text-underline-style="none" fo:font-weight="bold" officeooo:rsid="072c5dfd" officeooo:paragraph-rsid="072c5dfd"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language="en" fo:country="US" style:text-underline-style="none" fo:font-weight="bold" officeooo:rsid="0730ac96" officeooo:paragraph-rsid="0730ac96"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language="en" fo:country="US" style:text-underline-style="none" fo:font-weight="bold" officeooo:rsid="0730ac96" officeooo:paragraph-rsid="073291e4"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language="en" fo:country="US" style:text-underline-style="none" fo:font-weight="bold" officeooo:rsid="0744a558" officeooo:paragraph-rsid="0744a558"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language="en" fo:country="US" style:text-underline-style="none" fo:font-weight="bold" officeooo:rsid="07477c22" officeooo:paragraph-rsid="07477c22"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fo:language="en" fo:country="US" style:text-underline-style="none" fo:font-weight="bold" officeooo:rsid="074e3c45" officeooo:paragraph-rsid="074e3c45"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fo:language="en" fo:country="US" style:text-underline-style="none" fo:font-weight="bold" officeooo:rsid="074e3c45" officeooo:paragraph-rsid="07545679"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fo:language="en" fo:country="US" style:text-underline-style="none" fo:font-weight="bold" officeooo:rsid="076d16a9" officeooo:paragraph-rsid="076d16a9"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fo:language="en" fo:country="US" style:text-underline-style="none" fo:font-weight="bold" officeooo:rsid="07711d95" officeooo:paragraph-rsid="07711d95"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fo:language="en" fo:country="US" style:text-underline-style="none" fo:font-weight="normal" officeooo:rsid="062e4a42" officeooo:paragraph-rsid="062e4a42"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language="en" fo:country="US" style:text-underline-style="none" fo:font-weight="normal" officeooo:rsid="06467b05" officeooo:paragraph-rsid="06467b05"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language="en" fo:country="US" style:text-underline-style="none" fo:font-weight="normal" officeooo:rsid="067d88f5" officeooo:paragraph-rsid="067d88f5"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language="en" fo:country="US" style:text-underline-style="none" fo:font-weight="normal" officeooo:rsid="06dfa948" officeooo:paragraph-rsid="06dfa948"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language="en" fo:country="US" style:text-underline-style="none" fo:font-weight="normal" officeooo:rsid="0714d3f5" officeooo:paragraph-rsid="0714d3f5"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language="en" fo:country="US" style:text-underline-style="none" fo:font-weight="normal" officeooo:rsid="073c9c14" officeooo:paragraph-rsid="073c9c14"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language="en" fo:country="US" style:text-underline-style="none" fo:font-weight="normal" officeooo:rsid="065204be" officeooo:paragraph-rsid="065204be"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language="en" fo:country="US" style:text-underline-style="none" fo:font-weight="normal" officeooo:rsid="06e9543a" officeooo:paragraph-rsid="06e9543a"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language="en" fo:country="US" style:text-underline-style="none" fo:font-weight="normal" officeooo:rsid="071f68fe" officeooo:paragraph-rsid="071f68fe"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language="en" fo:country="US" style:text-underline-style="none" fo:font-weight="normal" officeooo:rsid="076bed56" officeooo:paragraph-rsid="07684de4"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7684de4" officeooo:paragraph-rsid="07684de4"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78e1fbb" officeooo:paragraph-rsid="078e1fbb"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7abaa7c" officeooo:paragraph-rsid="07abaa7c"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7d5d67f" officeooo:paragraph-rsid="07d5d67f"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7d5d67f" officeooo:paragraph-rsid="081b8257"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7faedfc" officeooo:paragraph-rsid="07faedfc"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83d812b" officeooo:paragraph-rsid="083d812b"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854a637" officeooo:paragraph-rsid="0854a637"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872086d" officeooo:paragraph-rsid="0872086d"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8a81b2a" officeooo:paragraph-rsid="08a81b2a"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8d543b4" officeooo:paragraph-rsid="08d543b4"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7dd5b61" officeooo:paragraph-rsid="07dd5b61"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800f594" officeooo:paragraph-rsid="0800f594"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801e6d9" officeooo:paragraph-rsid="0801e6d9"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821d530" officeooo:paragraph-rsid="08234acd"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869ec50" officeooo:paragraph-rsid="0869ec50"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882145b" officeooo:paragraph-rsid="0882145b"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8aa8207" officeooo:paragraph-rsid="08aa8207"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8e2fe91" officeooo:paragraph-rsid="08e9d628"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bold" officeooo:rsid="079198be" officeooo:paragraph-rsid="079198be" style:font-size-asian="10.5pt" style:font-weight-asian="bold" style:font-size-complex="12pt" style:font-weight-complex="bold"/>
    </style:style>
    <style:style style:name="P220" style:family="paragraph" style:parent-style-name="Standard">
      <style:paragraph-properties fo:text-align="start" style:justify-single-word="false"/>
      <style:text-properties fo:font-size="12pt" fo:font-weight="bold" officeooo:rsid="07936db6" officeooo:paragraph-rsid="07936db6" style:font-size-asian="10.5pt" style:font-weight-asian="bold" style:font-size-complex="12pt" style:font-weight-complex="bold"/>
    </style:style>
    <style:style style:name="P221" style:family="paragraph" style:parent-style-name="Standard">
      <style:paragraph-properties fo:text-align="start" style:justify-single-word="false"/>
      <style:text-properties fo:font-size="12pt" fo:font-weight="bold" officeooo:rsid="07a28b21" officeooo:paragraph-rsid="07a28b21" style:font-size-asian="10.5pt" style:font-weight-asian="bold" style:font-size-complex="12pt" style:font-weight-complex="bold"/>
    </style:style>
    <style:style style:name="P222" style:family="paragraph" style:parent-style-name="Standard">
      <style:paragraph-properties fo:text-align="start" style:justify-single-word="false"/>
      <style:text-properties fo:font-size="12pt" fo:font-weight="bold" officeooo:rsid="07b03789" officeooo:paragraph-rsid="07b03789" style:font-size-asian="10.5pt" style:font-weight-asian="bold" style:font-size-complex="12pt" style:font-weight-complex="bold"/>
    </style:style>
    <style:style style:name="P223" style:family="paragraph" style:parent-style-name="Standard">
      <style:paragraph-properties fo:text-align="start" style:justify-single-word="false"/>
      <style:text-properties fo:font-size="12pt" fo:font-weight="bold" officeooo:rsid="07b294d5" officeooo:paragraph-rsid="07b294d5" style:font-size-asian="10.5pt" style:font-weight-asian="bold" style:font-size-complex="12pt" style:font-weight-complex="bold"/>
    </style:style>
    <style:style style:name="P224" style:family="paragraph" style:parent-style-name="Standard">
      <style:paragraph-properties fo:text-align="start" style:justify-single-word="false"/>
      <style:text-properties fo:font-size="12pt" fo:font-weight="bold" officeooo:rsid="07b294d5" officeooo:paragraph-rsid="07b7533b" style:font-size-asian="10.5pt" style:font-weight-asian="bold" style:font-size-complex="12pt" style:font-weight-complex="bold"/>
    </style:style>
    <style:style style:name="P225" style:family="paragraph" style:parent-style-name="Standard">
      <style:paragraph-properties fo:text-align="start" style:justify-single-word="false"/>
      <style:text-properties fo:font-size="12pt" fo:font-weight="bold" officeooo:rsid="07bce7ed" officeooo:paragraph-rsid="07bce7ed" style:font-size-asian="10.5pt" style:font-weight-asian="bold" style:font-size-complex="12pt" style:font-weight-complex="bold"/>
    </style:style>
    <style:style style:name="P226" style:family="paragraph" style:parent-style-name="Standard">
      <style:paragraph-properties fo:text-align="start" style:justify-single-word="false"/>
      <style:text-properties fo:font-size="12pt" fo:font-weight="bold" officeooo:rsid="07c4e3a5" officeooo:paragraph-rsid="07c4e3a5" style:font-size-asian="10.5pt" style:font-weight-asian="bold" style:font-size-complex="12pt" style:font-weight-complex="bold"/>
    </style:style>
    <style:style style:name="P227" style:family="paragraph" style:parent-style-name="Standard">
      <style:paragraph-properties fo:text-align="start" style:justify-single-word="false"/>
      <style:text-properties fo:font-size="12pt" fo:font-weight="bold" officeooo:rsid="07c4e3a5" officeooo:paragraph-rsid="07c771d6" style:font-size-asian="10.5pt" style:font-weight-asian="bold" style:font-size-complex="12pt" style:font-weight-complex="bold"/>
    </style:style>
    <style:style style:name="P228" style:family="paragraph" style:parent-style-name="Standard">
      <style:paragraph-properties fo:text-align="start" style:justify-single-word="false"/>
      <style:text-properties fo:font-size="12pt" fo:font-weight="bold" officeooo:rsid="07c4e3a5" officeooo:paragraph-rsid="07ca6943" style:font-size-asian="10.5pt" style:font-weight-asian="bold" style:font-size-complex="12pt" style:font-weight-complex="bold"/>
    </style:style>
    <style:style style:name="P229" style:family="paragraph" style:parent-style-name="Standard">
      <style:paragraph-properties fo:text-align="start" style:justify-single-word="false"/>
      <style:text-properties fo:font-size="12pt" fo:font-weight="bold" officeooo:rsid="07c4e3a5" officeooo:paragraph-rsid="07cb9efe" style:font-size-asian="10.5pt" style:font-weight-asian="bold" style:font-size-complex="12pt" style:font-weight-complex="bold"/>
    </style:style>
    <style:style style:name="P230" style:family="paragraph" style:parent-style-name="Standard">
      <style:paragraph-properties fo:text-align="start" style:justify-single-word="false"/>
      <style:text-properties fo:font-size="12pt" fo:font-weight="bold" officeooo:rsid="07c6942b" officeooo:paragraph-rsid="07c6942b" style:font-size-asian="10.5pt" style:font-weight-asian="bold" style:font-size-complex="12pt" style:font-weight-complex="bold"/>
    </style:style>
    <style:style style:name="P231" style:family="paragraph" style:parent-style-name="Standard">
      <style:paragraph-properties fo:text-align="start" style:justify-single-word="false"/>
      <style:text-properties fo:font-size="12pt" fo:font-weight="bold" officeooo:rsid="07da1fc4" officeooo:paragraph-rsid="07da1fc4" style:font-size-asian="10.5pt" style:font-weight-asian="bold" style:font-size-complex="12pt" style:font-weight-complex="bold"/>
    </style:style>
    <style:style style:name="P232" style:family="paragraph" style:parent-style-name="Standard">
      <style:paragraph-properties fo:text-align="start" style:justify-single-word="false"/>
      <style:text-properties fo:font-size="12pt" fo:font-weight="bold" officeooo:rsid="07dc887b" officeooo:paragraph-rsid="07dc887b" style:font-size-asian="10.5pt" style:font-weight-asian="bold" style:font-size-complex="12pt" style:font-weight-complex="bold"/>
    </style:style>
    <style:style style:name="P233" style:family="paragraph" style:parent-style-name="Standard">
      <style:paragraph-properties fo:text-align="start" style:justify-single-word="false"/>
      <style:text-properties fo:font-size="12pt" fo:font-weight="bold" officeooo:rsid="07dd5b61" officeooo:paragraph-rsid="07dd5b61" style:font-size-asian="10.5pt" style:font-weight-asian="bold" style:font-size-complex="12pt" style:font-weight-complex="bold"/>
    </style:style>
    <style:style style:name="P234" style:family="paragraph" style:parent-style-name="Standard">
      <style:paragraph-properties fo:text-align="start" style:justify-single-word="false"/>
      <style:text-properties fo:font-size="12pt" fo:font-weight="bold" officeooo:rsid="07de5ed7" officeooo:paragraph-rsid="07de5ed7" style:font-size-asian="10.5pt" style:font-weight-asian="bold" style:font-size-complex="12pt" style:font-weight-complex="bold"/>
    </style:style>
    <style:style style:name="P235" style:family="paragraph" style:parent-style-name="Standard">
      <style:paragraph-properties fo:text-align="start" style:justify-single-word="false"/>
      <style:text-properties fo:font-size="12pt" fo:font-weight="bold" officeooo:rsid="07de5ed7" officeooo:paragraph-rsid="07ee6461" style:font-size-asian="10.5pt" style:font-weight-asian="bold" style:font-size-complex="12pt" style:font-weight-complex="bold"/>
    </style:style>
    <style:style style:name="P236" style:family="paragraph" style:parent-style-name="Standard">
      <style:paragraph-properties fo:text-align="start" style:justify-single-word="false"/>
      <style:text-properties fo:font-size="12pt" fo:font-weight="bold" officeooo:rsid="07de5ed7" officeooo:paragraph-rsid="080708f8" style:font-size-asian="10.5pt" style:font-weight-asian="bold" style:font-size-complex="12pt" style:font-weight-complex="bold"/>
    </style:style>
    <style:style style:name="P237" style:family="paragraph" style:parent-style-name="Standard">
      <style:paragraph-properties fo:text-align="start" style:justify-single-word="false"/>
      <style:text-properties fo:font-size="12pt" fo:font-weight="bold" officeooo:rsid="07e8b499" officeooo:paragraph-rsid="07e8b499" style:font-size-asian="10.5pt" style:font-weight-asian="bold" style:font-size-complex="12pt" style:font-weight-complex="bold"/>
    </style:style>
    <style:style style:name="P238" style:family="paragraph" style:parent-style-name="Standard">
      <style:paragraph-properties fo:text-align="start" style:justify-single-word="false"/>
      <style:text-properties fo:font-size="12pt" fo:font-weight="bold" officeooo:rsid="07ea0bd5" officeooo:paragraph-rsid="07ee6461" style:font-size-asian="10.5pt" style:font-weight-asian="bold" style:font-size-complex="12pt" style:font-weight-complex="bold"/>
    </style:style>
    <style:style style:name="P239" style:family="paragraph" style:parent-style-name="Standard">
      <style:paragraph-properties fo:text-align="start" style:justify-single-word="false"/>
      <style:text-properties fo:font-size="12pt" fo:font-weight="bold" officeooo:rsid="07ff5341" officeooo:paragraph-rsid="07ff5341" style:font-size-asian="10.5pt" style:font-weight-asian="bold" style:font-size-complex="12pt" style:font-weight-complex="bold"/>
    </style:style>
    <style:style style:name="P240" style:family="paragraph" style:parent-style-name="Standard">
      <style:paragraph-properties fo:text-align="start" style:justify-single-word="false"/>
      <style:text-properties fo:font-size="12pt" fo:font-weight="bold" officeooo:rsid="0800f594" officeooo:paragraph-rsid="0800f594" style:font-size-asian="10.5pt" style:font-weight-asian="bold" style:font-size-complex="12pt" style:font-weight-complex="bold"/>
    </style:style>
    <style:style style:name="P241" style:family="paragraph" style:parent-style-name="Standard">
      <style:paragraph-properties fo:text-align="start" style:justify-single-word="false"/>
      <style:text-properties fo:font-size="12pt" fo:font-weight="bold" officeooo:rsid="0801e6d9" officeooo:paragraph-rsid="0801e6d9" style:font-size-asian="10.5pt" style:font-weight-asian="bold" style:font-size-complex="12pt" style:font-weight-complex="bold"/>
    </style:style>
    <style:style style:name="P242" style:family="paragraph" style:parent-style-name="Standard">
      <style:paragraph-properties fo:text-align="start" style:justify-single-word="false"/>
      <style:text-properties fo:font-size="12pt" fo:font-weight="bold" officeooo:rsid="0801e6d9" officeooo:paragraph-rsid="08028b62"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fo:font-weight="bold" officeooo:rsid="0804cab9" officeooo:paragraph-rsid="0804cab9" style:font-size-asian="10.5pt" style:font-weight-asian="bold" style:font-size-complex="12pt" style:font-weight-complex="bold"/>
    </style:style>
    <style:style style:name="P244" style:family="paragraph" style:parent-style-name="Standard">
      <style:paragraph-properties fo:text-align="start" style:justify-single-word="false"/>
      <style:text-properties fo:font-size="12pt" fo:font-weight="bold" officeooo:rsid="0804cab9" officeooo:paragraph-rsid="080708f8" style:font-size-asian="10.5pt" style:font-weight-asian="bold" style:font-size-complex="12pt" style:font-weight-complex="bold"/>
    </style:style>
    <style:style style:name="P245" style:family="paragraph" style:parent-style-name="Standard">
      <style:paragraph-properties fo:text-align="start" style:justify-single-word="false"/>
      <style:text-properties fo:font-size="12pt" fo:font-weight="bold" officeooo:rsid="080bbb94" officeooo:paragraph-rsid="080bbb94" style:font-size-asian="10.5pt" style:font-weight-asian="bold" style:font-size-complex="12pt" style:font-weight-complex="bold"/>
    </style:style>
    <style:style style:name="P246" style:family="paragraph" style:parent-style-name="Standard">
      <style:paragraph-properties fo:text-align="start" style:justify-single-word="false"/>
      <style:text-properties fo:font-size="12pt" fo:font-weight="bold" officeooo:rsid="0821109e" officeooo:paragraph-rsid="08213dd5" style:font-size-asian="10.5pt" style:font-weight-asian="bold" style:font-size-complex="12pt" style:font-weight-complex="bold"/>
    </style:style>
    <style:style style:name="P247" style:family="paragraph" style:parent-style-name="Standard">
      <style:paragraph-properties fo:text-align="start" style:justify-single-word="false"/>
      <style:text-properties fo:font-size="12pt" fo:font-weight="bold" officeooo:rsid="0821d530" officeooo:paragraph-rsid="0821d530" style:font-size-asian="10.5pt" style:font-weight-asian="bold" style:font-size-complex="12pt" style:font-weight-complex="bold"/>
    </style:style>
    <style:style style:name="P248" style:family="paragraph" style:parent-style-name="Standard">
      <style:paragraph-properties fo:text-align="start" style:justify-single-word="false"/>
      <style:text-properties fo:font-size="12pt" fo:font-weight="bold" officeooo:rsid="0821d530" officeooo:paragraph-rsid="08234acd" style:font-size-asian="10.5pt" style:font-weight-asian="bold" style:font-size-complex="12pt" style:font-weight-complex="bold"/>
    </style:style>
    <style:style style:name="P249" style:family="paragraph" style:parent-style-name="Standard">
      <style:paragraph-properties fo:text-align="start" style:justify-single-word="false"/>
      <style:text-properties fo:font-size="12pt" fo:font-weight="bold" officeooo:rsid="0826bf8b" officeooo:paragraph-rsid="0826bf8b" style:font-size-asian="10.5pt" style:font-weight-asian="bold" style:font-size-complex="12pt" style:font-weight-complex="bold"/>
    </style:style>
    <style:style style:name="P250" style:family="paragraph" style:parent-style-name="Standard">
      <style:paragraph-properties fo:text-align="start" style:justify-single-word="false"/>
      <style:text-properties fo:font-size="12pt" fo:font-weight="bold" officeooo:rsid="08289947" officeooo:paragraph-rsid="08289947" style:font-size-asian="10.5pt" style:font-weight-asian="bold" style:font-size-complex="12pt" style:font-weight-complex="bold"/>
    </style:style>
    <style:style style:name="P251" style:family="paragraph" style:parent-style-name="Standard">
      <style:paragraph-properties fo:text-align="start" style:justify-single-word="false"/>
      <style:text-properties fo:font-size="12pt" fo:font-weight="bold" officeooo:rsid="08289947" officeooo:paragraph-rsid="082d6eb4" style:font-size-asian="10.5pt" style:font-weight-asian="bold" style:font-size-complex="12pt" style:font-weight-complex="bold"/>
    </style:style>
    <style:style style:name="P252" style:family="paragraph" style:parent-style-name="Standard">
      <style:paragraph-properties fo:text-align="start" style:justify-single-word="false"/>
      <style:text-properties fo:font-size="12pt" fo:font-weight="bold" officeooo:rsid="0829e482" officeooo:paragraph-rsid="0829e482" style:font-size-asian="10.5pt" style:font-weight-asian="bold" style:font-size-complex="12pt" style:font-weight-complex="bold"/>
    </style:style>
    <style:style style:name="P253" style:family="paragraph" style:parent-style-name="Standard">
      <style:paragraph-properties fo:text-align="start" style:justify-single-word="false"/>
      <style:text-properties fo:font-size="12pt" fo:font-weight="bold" officeooo:rsid="0862dbce" officeooo:paragraph-rsid="0862dbce" style:font-size-asian="10.5pt" style:font-weight-asian="bold" style:font-size-complex="12pt" style:font-weight-complex="bold"/>
    </style:style>
    <style:style style:name="P254" style:family="paragraph" style:parent-style-name="Standard">
      <style:paragraph-properties fo:text-align="start" style:justify-single-word="false"/>
      <style:text-properties fo:font-size="12pt" fo:font-weight="bold" officeooo:rsid="0869ec50" officeooo:paragraph-rsid="0869ec50" style:font-size-asian="10.5pt" style:font-weight-asian="bold" style:font-size-complex="12pt" style:font-weight-complex="bold"/>
    </style:style>
    <style:style style:name="P255" style:family="paragraph" style:parent-style-name="Standard">
      <style:paragraph-properties fo:text-align="start" style:justify-single-word="false"/>
      <style:text-properties fo:font-size="12pt" fo:font-weight="bold" officeooo:rsid="086c5d35" officeooo:paragraph-rsid="086c5d35" style:font-size-asian="10.5pt" style:font-weight-asian="bold" style:font-size-complex="12pt" style:font-weight-complex="bold"/>
    </style:style>
    <style:style style:name="P256" style:family="paragraph" style:parent-style-name="Standard">
      <style:paragraph-properties fo:text-align="start" style:justify-single-word="false"/>
      <style:text-properties fo:font-size="12pt" fo:font-weight="bold" officeooo:rsid="086d83f6" officeooo:paragraph-rsid="086d83f6" style:font-size-asian="10.5pt" style:font-weight-asian="bold" style:font-size-complex="12pt" style:font-weight-complex="bold"/>
    </style:style>
    <style:style style:name="P257" style:family="paragraph" style:parent-style-name="Standard">
      <style:paragraph-properties fo:text-align="start" style:justify-single-word="false"/>
      <style:text-properties fo:font-size="12pt" fo:font-weight="bold" officeooo:rsid="087f325b" officeooo:paragraph-rsid="087f325b" style:font-size-asian="10.5pt" style:font-weight-asian="bold" style:font-size-complex="12pt" style:font-weight-complex="bold"/>
    </style:style>
    <style:style style:name="P258" style:family="paragraph" style:parent-style-name="Standard">
      <style:paragraph-properties fo:text-align="start" style:justify-single-word="false"/>
      <style:text-properties fo:font-size="12pt" fo:font-weight="bold" officeooo:rsid="0882145b" officeooo:paragraph-rsid="0882145b" style:font-size-asian="10.5pt" style:font-weight-asian="bold" style:font-size-complex="12pt" style:font-weight-complex="bold"/>
    </style:style>
    <style:style style:name="P259" style:family="paragraph" style:parent-style-name="Standard">
      <style:paragraph-properties fo:text-align="start" style:justify-single-word="false"/>
      <style:text-properties fo:font-size="12pt" fo:font-weight="bold" officeooo:rsid="0883ede9" officeooo:paragraph-rsid="0883ede9" style:font-size-asian="10.5pt" style:font-weight-asian="bold" style:font-size-complex="12pt" style:font-weight-complex="bold"/>
    </style:style>
    <style:style style:name="P260" style:family="paragraph" style:parent-style-name="Standard">
      <style:paragraph-properties fo:text-align="start" style:justify-single-word="false"/>
      <style:text-properties fo:font-size="12pt" fo:font-weight="bold" officeooo:rsid="08a8356a" officeooo:paragraph-rsid="08a8356a" style:font-size-asian="10.5pt" style:font-weight-asian="bold" style:font-size-complex="12pt" style:font-weight-complex="bold"/>
    </style:style>
    <style:style style:name="P261" style:family="paragraph" style:parent-style-name="Standard">
      <style:paragraph-properties fo:text-align="start" style:justify-single-word="false"/>
      <style:text-properties fo:font-size="12pt" fo:font-weight="bold" officeooo:rsid="08aa8207" officeooo:paragraph-rsid="08aa8207" style:font-size-asian="10.5pt" style:font-weight-asian="bold" style:font-size-complex="12pt" style:font-weight-complex="bold"/>
    </style:style>
    <style:style style:name="P262" style:family="paragraph" style:parent-style-name="Standard">
      <style:paragraph-properties fo:text-align="start" style:justify-single-word="false"/>
      <style:text-properties fo:font-size="12pt" fo:font-weight="bold" officeooo:rsid="08aa8207" officeooo:paragraph-rsid="08aab54d" style:font-size-asian="10.5pt" style:font-weight-asian="bold" style:font-size-complex="12pt" style:font-weight-complex="bold"/>
    </style:style>
    <style:style style:name="P263" style:family="paragraph" style:parent-style-name="Standard">
      <style:paragraph-properties fo:text-align="start" style:justify-single-word="false"/>
      <style:text-properties fo:font-size="12pt" fo:font-weight="bold" officeooo:rsid="08ab23fd" officeooo:paragraph-rsid="08ab23fd" style:font-size-asian="10.5pt" style:font-weight-asian="bold" style:font-size-complex="12pt" style:font-weight-complex="bold"/>
    </style:style>
    <style:style style:name="P264" style:family="paragraph" style:parent-style-name="Standard">
      <style:paragraph-properties fo:text-align="start" style:justify-single-word="false"/>
      <style:text-properties fo:font-size="12pt" fo:font-weight="bold" officeooo:rsid="08ab23fd" officeooo:paragraph-rsid="08b0a1ae" style:font-size-asian="10.5pt" style:font-weight-asian="bold" style:font-size-complex="12pt" style:font-weight-complex="bold"/>
    </style:style>
    <style:style style:name="P265" style:family="paragraph" style:parent-style-name="Standard">
      <style:paragraph-properties fo:text-align="start" style:justify-single-word="false"/>
      <style:text-properties fo:font-size="12pt" fo:font-weight="bold" officeooo:rsid="08b5c617" officeooo:paragraph-rsid="08b5c617" style:font-size-asian="10.5pt" style:font-weight-asian="bold" style:font-size-complex="12pt" style:font-weight-complex="bold"/>
    </style:style>
    <style:style style:name="P266" style:family="paragraph" style:parent-style-name="Standard">
      <style:paragraph-properties fo:text-align="start" style:justify-single-word="false"/>
      <style:text-properties fo:font-size="12pt" fo:font-weight="bold" officeooo:rsid="08c1ea6d" officeooo:paragraph-rsid="08c1ea6d" style:font-size-asian="10.5pt" style:font-weight-asian="bold" style:font-size-complex="12pt" style:font-weight-complex="bold"/>
    </style:style>
    <style:style style:name="P267" style:family="paragraph" style:parent-style-name="Standard">
      <style:paragraph-properties fo:text-align="start" style:justify-single-word="false"/>
      <style:text-properties fo:font-size="12pt" fo:font-weight="bold" officeooo:rsid="08e2fe91" officeooo:paragraph-rsid="08e9d628" style:font-size-asian="10.5pt" style:font-weight-asian="bold" style:font-size-complex="12pt" style:font-weight-complex="bold"/>
    </style:style>
    <style:style style:name="P268" style:family="paragraph" style:parent-style-name="Standard">
      <style:paragraph-properties fo:text-align="start" style:justify-single-word="false"/>
      <style:text-properties fo:font-size="12pt" fo:font-weight="bold" officeooo:rsid="08ef043b" officeooo:paragraph-rsid="08ef043b" style:font-size-asian="10.5pt" style:font-weight-asian="bold" style:font-size-complex="12pt" style:font-weight-complex="bold"/>
    </style:style>
    <style:style style:name="P269" style:family="paragraph" style:parent-style-name="Standard">
      <style:paragraph-properties fo:text-align="start" style:justify-single-word="false"/>
      <style:text-properties fo:font-size="12pt" fo:font-weight="bold" officeooo:rsid="08f9e0e4" officeooo:paragraph-rsid="08f9e0e4" style:font-size-asian="10.5pt" style:font-weight-asian="bold" style:font-size-complex="12pt" style:font-weight-complex="bold"/>
    </style:style>
    <style:style style:name="P270" style:family="paragraph" style:parent-style-name="Standard">
      <style:paragraph-properties fo:text-align="start" style:justify-single-word="false"/>
      <style:text-properties fo:font-size="12pt" fo:font-weight="bold" officeooo:rsid="0799d538" officeooo:paragraph-rsid="0799d538" style:font-size-asian="10.5pt" style:font-weight-asian="bold" style:font-size-complex="12pt" style:font-weight-complex="bold"/>
    </style:style>
    <style:style style:name="P271" style:family="paragraph" style:parent-style-name="Standard">
      <style:paragraph-properties fo:text-align="start" style:justify-single-word="false"/>
      <style:text-properties fo:font-size="12pt" fo:font-weight="bold" officeooo:rsid="07684de4" officeooo:paragraph-rsid="076d16a9" style:font-size-asian="12pt" style:font-weight-asian="bold" style:font-size-complex="12pt" style:font-weight-complex="bold"/>
    </style:style>
    <style:style style:name="P272" style:family="paragraph" style:parent-style-name="Standard">
      <style:paragraph-properties fo:text-align="start" style:justify-single-word="false"/>
      <style:text-properties fo:font-size="12pt" fo:font-weight="bold" officeooo:rsid="07711d95" officeooo:paragraph-rsid="07711d95" style:font-size-asian="12pt" style:font-weight-asian="bold" style:font-size-complex="12pt" style:font-weight-complex="bold"/>
    </style:style>
    <style:style style:name="P273" style:family="paragraph" style:parent-style-name="Standard">
      <style:paragraph-properties fo:text-align="start" style:justify-single-word="false"/>
      <style:text-properties fo:font-size="12pt" fo:font-weight="bold" officeooo:rsid="0777674f" officeooo:paragraph-rsid="0777674f" style:font-size-asian="12pt" style:font-weight-asian="bold" style:font-size-complex="12pt" style:font-weight-complex="bold"/>
    </style:style>
    <style:style style:name="P274" style:family="paragraph" style:parent-style-name="Standard">
      <style:paragraph-properties fo:text-align="start" style:justify-single-word="false"/>
      <style:text-properties fo:font-size="12pt" fo:font-weight="bold" officeooo:rsid="0780ce92" officeooo:paragraph-rsid="0780ce92" style:font-size-asian="12pt" style:font-weight-asian="bold" style:font-size-complex="12pt" style:font-weight-complex="bold"/>
    </style:style>
    <style:style style:name="P275" style:family="paragraph" style:parent-style-name="Standard">
      <style:paragraph-properties fo:text-align="start" style:justify-single-word="false"/>
      <style:text-properties fo:font-size="12pt" fo:font-weight="bold" officeooo:rsid="0829e482" officeooo:paragraph-rsid="083f3cbc" style:font-size-asian="12pt" style:font-weight-asian="bold" style:font-size-complex="12pt" style:font-weight-complex="bold"/>
    </style:style>
    <style:style style:name="P276" style:family="paragraph" style:parent-style-name="Standard">
      <style:paragraph-properties fo:text-align="start" style:justify-single-word="false"/>
      <style:text-properties fo:font-size="12pt" fo:font-weight="bold" officeooo:rsid="08420ea4" officeooo:paragraph-rsid="08420ea4" style:font-size-asian="12pt" style:font-weight-asian="bold" style:font-size-complex="12pt" style:font-weight-complex="bold"/>
    </style:style>
    <style:style style:name="P277" style:family="paragraph" style:parent-style-name="Standard">
      <style:paragraph-properties fo:text-align="start" style:justify-single-word="false"/>
      <style:text-properties fo:font-size="12pt" fo:font-weight="bold" officeooo:rsid="08436d96" officeooo:paragraph-rsid="08436d96" style:font-size-asian="12pt" style:font-weight-asian="bold" style:font-size-complex="12pt" style:font-weight-complex="bold"/>
    </style:style>
    <style:style style:name="P278" style:family="paragraph" style:parent-style-name="Standard">
      <style:paragraph-properties fo:text-align="start" style:justify-single-word="false"/>
      <style:text-properties fo:font-size="12pt" fo:font-weight="bold" officeooo:rsid="08436d96" officeooo:paragraph-rsid="0843fbc6" style:font-size-asian="12pt" style:font-weight-asian="bold" style:font-size-complex="12pt" style:font-weight-complex="bold"/>
    </style:style>
    <style:style style:name="P279" style:family="paragraph" style:parent-style-name="Standard">
      <style:paragraph-properties fo:text-align="start" style:justify-single-word="false"/>
      <style:text-properties fo:font-size="12pt" fo:font-weight="bold" officeooo:rsid="08469557" officeooo:paragraph-rsid="08469557" style:font-size-asian="12pt" style:font-weight-asian="bold" style:font-size-complex="12pt" style:font-weight-complex="bold"/>
    </style:style>
    <style:style style:name="P280" style:family="paragraph" style:parent-style-name="Standard">
      <style:paragraph-properties fo:text-align="start" style:justify-single-word="false"/>
      <style:text-properties fo:font-size="12pt" fo:font-weight="bold" officeooo:rsid="08469557" officeooo:paragraph-rsid="08474a36" style:font-size-asian="12pt" style:font-weight-asian="bold" style:font-size-complex="12pt" style:font-weight-complex="bold"/>
    </style:style>
    <style:style style:name="P281" style:family="paragraph" style:parent-style-name="Standard">
      <style:paragraph-properties fo:text-align="start" style:justify-single-word="false"/>
      <style:text-properties fo:font-size="12pt" fo:font-weight="bold" officeooo:rsid="08474a36" officeooo:paragraph-rsid="08474a36" style:font-size-asian="12pt" style:font-weight-asian="bold" style:font-size-complex="12pt" style:font-weight-complex="bold"/>
    </style:style>
    <style:style style:name="P282" style:family="paragraph" style:parent-style-name="Standard">
      <style:paragraph-properties fo:text-align="justify" style:justify-single-word="false"/>
      <style:text-properties officeooo:rsid="040c98a8" officeooo:paragraph-rsid="040c98a8"/>
    </style:style>
    <style:style style:name="P283" style:family="paragraph" style:parent-style-name="Text_20_body">
      <style:paragraph-properties fo:text-align="justify" style:justify-single-word="false"/>
      <style:text-properties fo:language="en" fo:country="US" officeooo:rsid="003b05ed" officeooo:paragraph-rsid="02b551d8"/>
    </style:style>
    <style:style style:name="P284" style:family="paragraph" style:parent-style-name="Text_20_body">
      <style:paragraph-properties fo:text-align="justify" style:justify-single-word="false"/>
      <style:text-properties fo:language="en" fo:country="US" officeooo:rsid="0049dade" officeooo:paragraph-rsid="02b551d8"/>
    </style:style>
    <style:style style:name="P285"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286" style:family="paragraph" style:parent-style-name="Preformatted_20_Text">
      <style:paragraph-properties fo:text-align="start" style:justify-single-word="false"/>
      <style:text-properties fo:font-size="11pt" officeooo:paragraph-rsid="01734e2e" style:font-size-asian="11pt" style:font-size-complex="11pt"/>
    </style:style>
    <style:style style:name="P287"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288"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289"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290"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style:font-size-asian="11pt" style:font-size-complex="11pt"/>
    </style:style>
    <style:style style:name="P291" style:family="paragraph" style:parent-style-name="Standard" style:list-style-name="L1">
      <style:paragraph-properties fo:text-align="justify" style:justify-single-word="false"/>
      <style:text-properties fo:font-weight="normal" officeooo:paragraph-rsid="04009aeb" style:font-weight-asian="normal" style:font-weight-complex="normal"/>
    </style:style>
    <style:style style:name="P292" style:family="paragraph" style:parent-style-name="Standard" style:list-style-name="L1">
      <style:paragraph-properties fo:text-align="justify" style:justify-single-word="false"/>
      <style:text-properties fo:font-weight="normal" officeooo:rsid="04049a76" officeooo:paragraph-rsid="04049a76" style:font-weight-asian="normal" style:font-weight-complex="normal"/>
    </style:style>
    <style:style style:name="P293" style:family="paragraph" style:parent-style-name="Standard" style:list-style-name="L2">
      <style:paragraph-properties fo:text-align="justify" style:justify-single-word="false"/>
      <style:text-properties fo:font-weight="normal" officeooo:rsid="042986ae" officeooo:paragraph-rsid="042986ae" style:font-weight-asian="normal" style:font-weight-complex="normal"/>
    </style:style>
    <style:style style:name="P294" style:family="paragraph" style:parent-style-name="Standard" style:list-style-name="L3">
      <style:paragraph-properties fo:text-align="justify" style:justify-single-word="false"/>
      <style:text-properties fo:font-weight="normal" officeooo:rsid="043927a7" officeooo:paragraph-rsid="043927a7" style:font-weight-asian="normal" style:font-weight-complex="normal"/>
    </style:style>
    <style:style style:name="P295" style:family="paragraph" style:parent-style-name="Standard" style:list-style-name="L3">
      <style:paragraph-properties fo:text-align="justify" style:justify-single-word="false"/>
      <style:text-properties fo:font-weight="normal" officeooo:rsid="043d62b0" officeooo:paragraph-rsid="043d62b0" style:font-weight-asian="normal" style:font-weight-complex="normal"/>
    </style:style>
    <style:style style:name="P296" style:family="paragraph" style:parent-style-name="Standard" style:list-style-name="L3">
      <style:paragraph-properties fo:text-align="justify" style:justify-single-word="false"/>
      <style:text-properties fo:font-weight="normal" officeooo:rsid="043e47a9" officeooo:paragraph-rsid="043e47a9" style:font-weight-asian="normal" style:font-weight-complex="normal"/>
    </style:style>
    <style:style style:name="P297" style:family="paragraph" style:parent-style-name="Standard" style:list-style-name="L3">
      <style:paragraph-properties fo:text-align="justify" style:justify-single-word="false"/>
      <style:text-properties fo:font-weight="normal" officeooo:rsid="04401caf" officeooo:paragraph-rsid="04401caf" style:font-weight-asian="normal" style:font-weight-complex="normal"/>
    </style:style>
    <style:style style:name="P298" style:family="paragraph" style:parent-style-name="Standard" style:list-style-name="L3">
      <style:paragraph-properties fo:text-align="justify" style:justify-single-word="false"/>
      <style:text-properties fo:font-weight="normal" officeooo:rsid="044c1bde" officeooo:paragraph-rsid="044c1bde" style:font-weight-asian="normal" style:font-weight-complex="normal"/>
    </style:style>
    <style:style style:name="P299" style:family="paragraph" style:parent-style-name="Standard" style:list-style-name="L3">
      <style:paragraph-properties fo:text-align="justify" style:justify-single-word="false"/>
      <style:text-properties fo:font-weight="normal" officeooo:rsid="04514ad3" officeooo:paragraph-rsid="04514ad3" style:font-weight-asian="normal" style:font-weight-complex="normal"/>
    </style:style>
    <style:style style:name="P300" style:family="paragraph" style:parent-style-name="Standard" style:list-style-name="L1">
      <style:paragraph-properties fo:text-align="justify" style:justify-single-word="false"/>
      <style:text-properties fo:language="en" fo:country="US" fo:font-weight="normal" officeooo:rsid="04073ad2" officeooo:paragraph-rsid="04073ad2" style:font-weight-asian="normal" style:font-weight-complex="normal"/>
    </style:style>
    <style:style style:name="P301" style:family="paragraph" style:parent-style-name="Standard" style:list-style-name="L2">
      <style:paragraph-properties fo:text-align="justify" style:justify-single-word="false"/>
      <style:text-properties fo:language="en" fo:country="US" fo:font-weight="normal" officeooo:rsid="04156409" officeooo:paragraph-rsid="04156409" style:font-weight-asian="normal" style:font-weight-complex="normal"/>
    </style:style>
    <style:style style:name="P302" style:family="paragraph" style:parent-style-name="Standard" style:list-style-name="L2">
      <style:paragraph-properties fo:text-align="justify" style:justify-single-word="false"/>
      <style:text-properties fo:language="en" fo:country="US" fo:font-weight="normal" officeooo:rsid="0418d6e5" officeooo:paragraph-rsid="0418d6e5" style:font-weight-asian="normal" style:font-weight-complex="normal"/>
    </style:style>
    <style:style style:name="P303" style:family="paragraph" style:parent-style-name="Standard" style:list-style-name="L2">
      <style:paragraph-properties fo:text-align="justify" style:justify-single-word="false"/>
      <style:text-properties fo:language="en" fo:country="US" fo:font-weight="normal" officeooo:rsid="041ad4aa" officeooo:paragraph-rsid="041ad4aa" style:font-weight-asian="normal" style:font-weight-complex="normal"/>
    </style:style>
    <style:style style:name="P304" style:family="paragraph" style:parent-style-name="Standard" style:list-style-name="L2">
      <style:paragraph-properties fo:text-align="justify" style:justify-single-word="false"/>
      <style:text-properties fo:language="en" fo:country="US" fo:font-weight="normal" officeooo:rsid="04206f1c" officeooo:paragraph-rsid="04206f1c" style:font-weight-asian="normal" style:font-weight-complex="normal"/>
    </style:style>
    <style:style style:name="P305" style:family="paragraph" style:parent-style-name="Standard" style:list-style-name="L2">
      <style:paragraph-properties fo:text-align="justify" style:justify-single-word="false"/>
      <style:text-properties fo:language="en" fo:country="US" fo:font-weight="normal" officeooo:rsid="04223767" officeooo:paragraph-rsid="04223767" style:font-weight-asian="normal" style:font-weight-complex="normal"/>
    </style:style>
    <style:style style:name="P306" style:family="paragraph" style:parent-style-name="Standard" style:list-style-name="L2">
      <style:paragraph-properties fo:text-align="justify" style:justify-single-word="false"/>
      <style:text-properties fo:language="en" fo:country="US" fo:font-weight="normal" officeooo:rsid="0423861e" officeooo:paragraph-rsid="0423861e" style:font-weight-asian="normal" style:font-weight-complex="normal"/>
    </style:style>
    <style:style style:name="P307" style:family="paragraph" style:parent-style-name="Standard" style:list-style-name="L2">
      <style:paragraph-properties fo:text-align="justify" style:justify-single-word="false"/>
      <style:text-properties fo:language="en" fo:country="US" fo:font-weight="normal" officeooo:rsid="0425f8a8" officeooo:paragraph-rsid="0425f8a8" style:font-weight-asian="normal" style:font-weight-complex="normal"/>
    </style:style>
    <style:style style:name="P308" style:family="paragraph" style:parent-style-name="Standard" style:list-style-name="L3">
      <style:paragraph-properties fo:text-align="justify" style:justify-single-word="false"/>
      <style:text-properties fo:language="en" fo:country="US" fo:font-weight="normal" officeooo:rsid="043ac3a3" officeooo:paragraph-rsid="043ac3a3" style:font-weight-asian="normal" style:font-weight-complex="normal"/>
    </style:style>
    <style:style style:name="P309" style:family="paragraph" style:parent-style-name="Standard" style:list-style-name="L3">
      <style:paragraph-properties fo:text-align="justify" style:justify-single-word="false"/>
      <style:text-properties fo:language="en" fo:country="US" fo:font-weight="normal" officeooo:rsid="043aea30" officeooo:paragraph-rsid="043aea30" style:font-weight-asian="normal" style:font-weight-complex="normal"/>
    </style:style>
    <style:style style:name="P310" style:family="paragraph" style:parent-style-name="Standard" style:list-style-name="L3">
      <style:paragraph-properties fo:text-align="justify" style:justify-single-word="false"/>
      <style:text-properties fo:language="en" fo:country="US" fo:font-weight="normal" officeooo:rsid="043bc8c8" officeooo:paragraph-rsid="043bc8c8" style:font-weight-asian="normal" style:font-weight-complex="normal"/>
    </style:style>
    <style:style style:name="P311" style:family="paragraph" style:parent-style-name="Standard" style:list-style-name="L3">
      <style:paragraph-properties fo:text-align="justify" style:justify-single-word="false"/>
      <style:text-properties fo:language="en" fo:country="US" fo:font-weight="normal" officeooo:rsid="04433d2f" officeooo:paragraph-rsid="04433d2f" style:font-weight-asian="normal" style:font-weight-complex="normal"/>
    </style:style>
    <style:style style:name="P312" style:family="paragraph" style:parent-style-name="Standard" style:list-style-name="L3">
      <style:paragraph-properties fo:text-align="justify" style:justify-single-word="false"/>
      <style:text-properties fo:language="en" fo:country="US" fo:font-weight="normal" officeooo:rsid="04450dbc" officeooo:paragraph-rsid="04450dbc" style:font-weight-asian="normal" style:font-weight-complex="normal"/>
    </style:style>
    <style:style style:name="P313" style:family="paragraph" style:parent-style-name="Standard" style:list-style-name="L3">
      <style:paragraph-properties fo:text-align="justify" style:justify-single-word="false"/>
      <style:text-properties fo:language="en" fo:country="US" fo:font-weight="normal" officeooo:rsid="044a995d" officeooo:paragraph-rsid="044a995d" style:font-weight-asian="normal" style:font-weight-complex="normal"/>
    </style:style>
    <style:style style:name="P314" style:family="paragraph" style:parent-style-name="Standard" style:list-style-name="L3">
      <style:paragraph-properties fo:text-align="justify" style:justify-single-word="false"/>
      <style:text-properties fo:language="en" fo:country="US" fo:font-weight="normal" officeooo:rsid="04521a85" officeooo:paragraph-rsid="04521a85" style:font-weight-asian="normal" style:font-weight-complex="normal"/>
    </style:style>
    <style:style style:name="P315" style:family="paragraph" style:parent-style-name="Standard" style:list-style-name="L3">
      <style:paragraph-properties fo:text-align="justify" style:justify-single-word="false"/>
      <style:text-properties fo:language="en" fo:country="US" fo:font-weight="normal" officeooo:rsid="04559baa" officeooo:paragraph-rsid="04559baa" style:font-weight-asian="normal" style:font-weight-complex="normal"/>
    </style:style>
    <style:style style:name="P316" style:family="paragraph" style:parent-style-name="Standard" style:list-style-name="L3">
      <style:paragraph-properties fo:text-align="justify" style:justify-single-word="false"/>
      <style:text-properties fo:language="en" fo:country="US" fo:font-weight="normal" officeooo:rsid="0459a2ce" officeooo:paragraph-rsid="0459a2ce" style:font-weight-asian="normal" style:font-weight-complex="normal"/>
    </style:style>
    <style:style style:name="P317" style:family="paragraph" style:parent-style-name="Standard" style:list-style-name="L4">
      <style:paragraph-properties fo:text-align="justify" style:justify-single-word="false"/>
      <style:text-properties fo:language="en" fo:country="US" fo:font-weight="normal" officeooo:rsid="04688f5a" officeooo:paragraph-rsid="04688f5a" style:font-weight-asian="normal" style:font-weight-complex="normal"/>
    </style:style>
    <style:style style:name="P318"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319"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320" style:family="paragraph" style:parent-style-name="Standard">
      <style:paragraph-properties fo:text-align="justify" style:justify-single-word="false"/>
      <style:text-properties fo:language="en" fo:country="US" fo:font-weight="normal" officeooo:rsid="01734e2e" officeooo:paragraph-rsid="00d8bd23" style:font-weight-asian="normal" style:font-weight-complex="normal"/>
    </style:style>
    <style:style style:name="P321" style:family="paragraph" style:parent-style-name="Standard">
      <style:paragraph-properties fo:text-align="justify" style:justify-single-word="false"/>
      <style:text-properties fo:font-size="13pt" fo:language="en" fo:country="US" fo:font-weight="bold" officeooo:rsid="0977d28d" officeooo:paragraph-rsid="0977d28d" style:font-size-asian="11.3500003814697pt" style:font-weight-asian="bold" style:font-size-complex="13pt" style:font-weight-complex="bold"/>
    </style:style>
    <style:style style:name="P322" style:family="paragraph" style:parent-style-name="Standard">
      <style:paragraph-properties fo:text-align="justify" style:justify-single-word="false"/>
      <style:text-properties fo:font-size="14pt" fo:language="en" fo:country="US" fo:font-weight="bold" officeooo:rsid="00cd4a16" officeooo:paragraph-rsid="00cd4a16" style:font-size-asian="14pt" style:font-weight-asian="bold" style:font-size-complex="14pt" style:font-weight-complex="bold"/>
    </style:style>
    <style:style style:name="P323" style:family="paragraph" style:parent-style-name="Standard">
      <style:paragraph-properties fo:text-align="justify" style:justify-single-word="false"/>
      <style:text-properties fo:font-size="14pt" fo:language="en" fo:country="US" fo:font-weight="bold" officeooo:rsid="09486f73" officeooo:paragraph-rsid="09486f73" style:font-size-asian="12.25pt" style:font-weight-asian="bold" style:font-size-complex="14pt" style:font-weight-complex="bold"/>
    </style:style>
    <style:style style:name="P324" style:family="paragraph" style:parent-style-name="Standard">
      <style:paragraph-properties fo:text-align="justify" style:justify-single-word="false"/>
      <style:text-properties fo:font-size="14pt" fo:font-weight="bold" officeooo:rsid="0091b55d" officeooo:paragraph-rsid="0091b55d" style:font-size-asian="14pt" style:font-weight-asian="bold" style:font-size-complex="14pt" style:font-weight-complex="bold"/>
    </style:style>
    <style:style style:name="P325" style:family="paragraph" style:parent-style-name="Standard">
      <style:paragraph-properties fo:text-align="justify" style:justify-single-word="false"/>
      <style:text-properties fo:font-size="12pt" fo:language="en" fo:country="US" fo:font-weight="normal" officeooo:rsid="0949d527" officeooo:paragraph-rsid="0949d527" style:font-size-asian="10.5pt" style:font-weight-asian="normal" style:font-size-complex="12pt" style:font-weight-complex="normal"/>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fo:font-weight="bold" officeooo:rsid="04896734" style:font-weight-asian="bold" style:font-weight-complex="bold"/>
    </style:style>
    <style:style style:name="T46" style:family="text">
      <style:text-properties fo:language="en" fo:country="US" fo:font-weight="bold" officeooo:rsid="04974fd2" style:font-weight-asian="bold" style:font-weight-complex="bold"/>
    </style:style>
    <style:style style:name="T47" style:family="text">
      <style:text-properties fo:language="en" fo:country="US" fo:font-weight="bold" officeooo:rsid="04c6fbd7" style:font-weight-asian="bold" style:font-weight-complex="bold"/>
    </style:style>
    <style:style style:name="T48" style:family="text">
      <style:text-properties fo:language="en" fo:country="US" fo:font-weight="bold" officeooo:rsid="04b55ab7" style:font-weight-asian="bold" style:font-weight-complex="bold"/>
    </style:style>
    <style:style style:name="T49" style:family="text">
      <style:text-properties fo:language="en" fo:country="US" officeooo:rsid="009fe778"/>
    </style:style>
    <style:style style:name="T50" style:family="text">
      <style:text-properties fo:language="en" fo:country="US" officeooo:rsid="00a2812c"/>
    </style:style>
    <style:style style:name="T51" style:family="text">
      <style:text-properties fo:language="en" fo:country="US" officeooo:rsid="00a9e132"/>
    </style:style>
    <style:style style:name="T52" style:family="text">
      <style:text-properties fo:language="en" fo:country="US" officeooo:rsid="00b8d7c1"/>
    </style:style>
    <style:style style:name="T53" style:family="text">
      <style:text-properties fo:language="en" fo:country="US" officeooo:rsid="00ba3cac"/>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1b38531" style:font-weight-asian="normal" style:font-weight-complex="normal"/>
    </style:style>
    <style:style style:name="T56" style:family="text">
      <style:text-properties fo:language="en" fo:country="US" fo:font-weight="normal" officeooo:rsid="01bb55e7" style:font-weight-asian="normal" style:font-weight-complex="normal"/>
    </style:style>
    <style:style style:name="T57" style:family="text">
      <style:text-properties fo:language="en" fo:country="US" fo:font-weight="normal" officeooo:rsid="01b4613e" style:font-weight-asian="normal" style:font-weight-complex="normal"/>
    </style:style>
    <style:style style:name="T58" style:family="text">
      <style:text-properties fo:language="en" fo:country="US" fo:font-weight="normal" officeooo:rsid="01df25d7" style:font-weight-asian="normal" style:font-weight-complex="normal"/>
    </style:style>
    <style:style style:name="T59" style:family="text">
      <style:text-properties fo:language="en" fo:country="US" fo:font-weight="normal" officeooo:rsid="01e25e8d" style:font-weight-asian="normal" style:font-weight-complex="normal"/>
    </style:style>
    <style:style style:name="T60" style:family="text">
      <style:text-properties fo:language="en" fo:country="US" fo:font-weight="normal" officeooo:rsid="01e3dc84" style:font-weight-asian="normal" style:font-weight-complex="normal"/>
    </style:style>
    <style:style style:name="T61" style:family="text">
      <style:text-properties fo:language="en" fo:country="US" fo:font-weight="normal" officeooo:rsid="01e543b6" style:font-weight-asian="normal" style:font-weight-complex="normal"/>
    </style:style>
    <style:style style:name="T62" style:family="text">
      <style:text-properties fo:language="en" fo:country="US" fo:font-weight="normal" officeooo:rsid="01e692c4" style:font-weight-asian="normal" style:font-weight-complex="normal"/>
    </style:style>
    <style:style style:name="T63" style:family="text">
      <style:text-properties fo:language="en" fo:country="US" fo:font-weight="normal" officeooo:rsid="01e7b2dc" style:font-weight-asian="normal" style:font-weight-complex="normal"/>
    </style:style>
    <style:style style:name="T64" style:family="text">
      <style:text-properties fo:language="en" fo:country="US" fo:font-weight="normal" officeooo:rsid="01ebcde4" style:font-weight-asian="normal" style:font-weight-complex="normal"/>
    </style:style>
    <style:style style:name="T65" style:family="text">
      <style:text-properties fo:language="en" fo:country="US" fo:font-weight="normal" officeooo:rsid="02098efc" style:font-weight-asian="normal" style:font-weight-complex="normal"/>
    </style:style>
    <style:style style:name="T66" style:family="text">
      <style:text-properties fo:language="en" fo:country="US" fo:font-weight="normal" officeooo:rsid="020b5b5d" style:font-weight-asian="normal" style:font-weight-complex="normal"/>
    </style:style>
    <style:style style:name="T67" style:family="text">
      <style:text-properties fo:language="en" fo:country="US" fo:font-weight="normal" officeooo:rsid="020d21d1" style:font-weight-asian="normal" style:font-weight-complex="normal"/>
    </style:style>
    <style:style style:name="T68" style:family="text">
      <style:text-properties fo:language="en" fo:country="US" fo:font-weight="normal" officeooo:rsid="0212d568" style:font-weight-asian="normal" style:font-weight-complex="normal"/>
    </style:style>
    <style:style style:name="T69" style:family="text">
      <style:text-properties fo:language="en" fo:country="US" fo:font-weight="normal" officeooo:rsid="021578ba" style:font-weight-asian="normal" style:font-weight-complex="normal"/>
    </style:style>
    <style:style style:name="T70" style:family="text">
      <style:text-properties fo:language="en" fo:country="US" fo:font-weight="normal" officeooo:rsid="0207f005" style:font-weight-asian="normal" style:font-weight-complex="normal"/>
    </style:style>
    <style:style style:name="T71" style:family="text">
      <style:text-properties fo:language="en" fo:country="US" fo:font-weight="normal" officeooo:rsid="03f800a3" style:font-weight-asian="normal" style:font-weight-complex="normal"/>
    </style:style>
    <style:style style:name="T72" style:family="text">
      <style:text-properties fo:language="en" fo:country="US" fo:font-weight="normal" officeooo:rsid="03e9c58c" style:font-weight-asian="normal" style:font-weight-complex="normal"/>
    </style:style>
    <style:style style:name="T73" style:family="text">
      <style:text-properties fo:language="en" fo:country="US" fo:font-weight="normal" officeooo:rsid="03f25616" style:font-weight-asian="normal" style:font-weight-complex="normal"/>
    </style:style>
    <style:style style:name="T74" style:family="text">
      <style:text-properties fo:language="en" fo:country="US" fo:font-weight="normal" officeooo:rsid="03ec5438" style:font-weight-asian="normal" style:font-weight-complex="normal"/>
    </style:style>
    <style:style style:name="T75" style:family="text">
      <style:text-properties fo:language="en" fo:country="US" fo:font-weight="normal" officeooo:rsid="0410e054" style:font-weight-asian="normal" style:font-weight-complex="normal"/>
    </style:style>
    <style:style style:name="T76" style:family="text">
      <style:text-properties fo:language="en" fo:country="US" fo:font-weight="normal" officeooo:rsid="042ff9f5" style:font-weight-asian="normal" style:font-weight-complex="normal"/>
    </style:style>
    <style:style style:name="T77" style:family="text">
      <style:text-properties fo:language="en" fo:country="US" fo:font-weight="normal" officeooo:rsid="04328ebc" style:font-weight-asian="normal" style:font-weight-complex="normal"/>
    </style:style>
    <style:style style:name="T78" style:family="text">
      <style:text-properties fo:language="en" fo:country="US" fo:font-weight="normal" officeooo:rsid="04617873" style:font-weight-asian="normal" style:font-weight-complex="normal"/>
    </style:style>
    <style:style style:name="T79" style:family="text">
      <style:text-properties fo:language="en" fo:country="US" fo:font-weight="normal" officeooo:rsid="0462a04a" style:font-weight-asian="normal" style:font-weight-complex="normal"/>
    </style:style>
    <style:style style:name="T80" style:family="text">
      <style:text-properties fo:language="en" fo:country="US" fo:font-weight="normal" officeooo:rsid="0466af12" style:font-weight-asian="normal" style:font-weight-complex="normal"/>
    </style:style>
    <style:style style:name="T81" style:family="text">
      <style:text-properties fo:language="en" fo:country="US" officeooo:rsid="01c61478"/>
    </style:style>
    <style:style style:name="T82" style:family="text">
      <style:text-properties fo:language="en" fo:country="US" officeooo:rsid="01c0a0a8"/>
    </style:style>
    <style:style style:name="T83" style:family="text">
      <style:text-properties fo:language="en" fo:country="US" officeooo:rsid="01c41fbb"/>
    </style:style>
    <style:style style:name="T84" style:family="text">
      <style:text-properties fo:language="en" fo:country="US" officeooo:rsid="01c26b73"/>
    </style:style>
    <style:style style:name="T85" style:family="text">
      <style:text-properties fo:language="en" fo:country="US" officeooo:rsid="01c7eae4"/>
    </style:style>
    <style:style style:name="T86" style:family="text">
      <style:text-properties fo:language="en" fo:country="US" officeooo:rsid="01c818a3"/>
    </style:style>
    <style:style style:name="T87" style:family="text">
      <style:text-properties fo:language="en" fo:country="US" officeooo:rsid="01ca0047"/>
    </style:style>
    <style:style style:name="T88" style:family="text">
      <style:text-properties fo:language="en" fo:country="US" officeooo:rsid="01cb3df4"/>
    </style:style>
    <style:style style:name="T89" style:family="text">
      <style:text-properties fo:language="en" fo:country="US" officeooo:rsid="01d1bd75"/>
    </style:style>
    <style:style style:name="T90" style:family="text">
      <style:text-properties fo:language="en" fo:country="US" officeooo:rsid="01d513e5"/>
    </style:style>
    <style:style style:name="T91" style:family="text">
      <style:text-properties fo:language="en" fo:country="US" officeooo:rsid="01d5bd43"/>
    </style:style>
    <style:style style:name="T92" style:family="text">
      <style:text-properties fo:language="en" fo:country="US" officeooo:rsid="01d8a9a0"/>
    </style:style>
    <style:style style:name="T93" style:family="text">
      <style:text-properties fo:language="en" fo:country="US" officeooo:rsid="03ec5438"/>
    </style:style>
    <style:style style:name="T94" style:family="text">
      <style:text-properties fo:language="en" fo:country="US" officeooo:rsid="042de719"/>
    </style:style>
    <style:style style:name="T95" style:family="text">
      <style:text-properties fo:language="en" fo:country="US" officeooo:rsid="04328ebc"/>
    </style:style>
    <style:style style:name="T96" style:family="text">
      <style:text-properties fo:language="en" fo:country="US" officeooo:rsid="043e47a9"/>
    </style:style>
    <style:style style:name="T97" style:family="text">
      <style:text-properties fo:language="en" fo:country="US" officeooo:rsid="043ede00"/>
    </style:style>
    <style:style style:name="T98" style:family="text">
      <style:text-properties fo:language="en" fo:country="US" officeooo:rsid="044e0fe5"/>
    </style:style>
    <style:style style:name="T99" style:family="text">
      <style:text-properties fo:language="en" fo:country="US" officeooo:rsid="04009aeb"/>
    </style:style>
    <style:style style:name="T100" style:family="text">
      <style:text-properties fo:language="en" fo:country="US" officeooo:rsid="047ca8bc"/>
    </style:style>
    <style:style style:name="T101" style:family="text">
      <style:text-properties fo:language="en" fo:country="US" officeooo:rsid="0482428e"/>
    </style:style>
    <style:style style:name="T102" style:family="text">
      <style:text-properties fo:language="en" fo:country="US" officeooo:rsid="0484b1de"/>
    </style:style>
    <style:style style:name="T103" style:family="text">
      <style:text-properties fo:language="en" fo:country="US" officeooo:rsid="0487b98b"/>
    </style:style>
    <style:style style:name="T104" style:family="text">
      <style:text-properties fo:language="en" fo:country="US" officeooo:rsid="04896734"/>
    </style:style>
    <style:style style:name="T105" style:family="text">
      <style:text-properties fo:language="en" fo:country="US" style:text-underline-style="none"/>
    </style:style>
    <style:style style:name="T106" style:family="text">
      <style:text-properties fo:language="en" fo:country="US" style:text-underline-style="none" fo:font-weight="bold" officeooo:rsid="074e3c45" style:font-weight-asian="bold" style:font-weight-complex="bold"/>
    </style:style>
    <style:style style:name="T107" style:family="text">
      <style:text-properties fo:language="en" fo:country="US" style:text-underline-style="none" fo:font-weight="bold" officeooo:rsid="076426fe" style:font-weight-asian="bold" style:font-weight-complex="bold"/>
    </style:style>
    <style:style style:name="T108" style:family="text">
      <style:text-properties fo:language="en" fo:country="US" style:text-underline-style="none" officeooo:rsid="076426fe"/>
    </style:style>
    <style:style style:name="T109" style:family="text">
      <style:text-properties fo:language="en" fo:country="US" style:text-underline-style="none" officeooo:rsid="0769f088"/>
    </style:style>
    <style:style style:name="T110" style:family="text">
      <style:text-properties fo:language="en" fo:country="US" style:text-underline-style="none" officeooo:rsid="076a1dbb"/>
    </style:style>
    <style:style style:name="T111" style:family="text">
      <style:text-properties fo:language="en" fo:country="US" style:text-underline-style="none" officeooo:rsid="074e3c45"/>
    </style:style>
    <style:style style:name="T112" style:family="text">
      <style:text-properties fo:language="en" fo:country="US" style:text-underline-style="none" fo:font-weight="normal" style:font-size-asian="10.5pt" style:font-weight-asian="normal" style:font-weight-complex="normal"/>
    </style:style>
    <style:style style:name="T113" style:family="text">
      <style:text-properties fo:language="en" fo:country="US" style:text-underline-style="none" fo:font-weight="normal" officeooo:rsid="076d16a9" style:font-size-asian="10.5pt" style:font-weight-asian="normal" style:font-weight-complex="normal"/>
    </style:style>
    <style:style style:name="T114" style:family="text">
      <style:text-properties fo:language="en" fo:country="US" style:text-underline-style="none" style:font-size-asian="10.5pt"/>
    </style:style>
    <style:style style:name="T115" style:family="text">
      <style:text-properties fo:language="en" fo:country="US" style:text-underline-style="none" officeooo:rsid="076d16a9" style:font-size-asian="10.5pt"/>
    </style:style>
    <style:style style:name="T116" style:family="text">
      <style:text-properties style:font-name="Mukti Narrow" fo:font-size="15pt" fo:language="en" fo:country="US" fo:font-weight="bold" style:font-size-asian="15pt" style:font-weight-asian="bold" style:font-size-complex="15pt" style:font-weight-complex="bold"/>
    </style:style>
    <style:style style:name="T117" style:family="text">
      <style:text-properties style:font-name="Mukti Narrow" fo:font-size="15pt" fo:language="en" fo:country="US" fo:font-weight="bold" officeooo:rsid="02c4e745" style:font-size-asian="15pt" style:font-weight-asian="bold" style:font-size-complex="15pt" style:font-weight-complex="bold"/>
    </style:style>
    <style:style style:name="T118" style:family="text">
      <style:text-properties officeooo:rsid="00eb102f"/>
    </style:style>
    <style:style style:name="T119" style:family="text">
      <style:text-properties officeooo:rsid="00ebd9f4"/>
    </style:style>
    <style:style style:name="T120" style:family="text">
      <style:text-properties officeooo:rsid="00eef33b"/>
    </style:style>
    <style:style style:name="T121" style:family="text">
      <style:text-properties officeooo:rsid="00f8d66d"/>
    </style:style>
    <style:style style:name="T122" style:family="text">
      <style:text-properties officeooo:rsid="00fb1fed"/>
    </style:style>
    <style:style style:name="T123" style:family="text">
      <style:text-properties officeooo:rsid="00ff0190"/>
    </style:style>
    <style:style style:name="T124" style:family="text">
      <style:text-properties officeooo:rsid="0101341e"/>
    </style:style>
    <style:style style:name="T125" style:family="text">
      <style:text-properties officeooo:rsid="0102836c"/>
    </style:style>
    <style:style style:name="T126" style:family="text">
      <style:text-properties officeooo:rsid="0102b7ff"/>
    </style:style>
    <style:style style:name="T127" style:family="text">
      <style:text-properties officeooo:rsid="010428b0"/>
    </style:style>
    <style:style style:name="T128" style:family="text">
      <style:text-properties officeooo:rsid="010800b2"/>
    </style:style>
    <style:style style:name="T129" style:family="text">
      <style:text-properties officeooo:rsid="010cb82d"/>
    </style:style>
    <style:style style:name="T130" style:family="text">
      <style:text-properties officeooo:rsid="010da256"/>
    </style:style>
    <style:style style:name="T131" style:family="text">
      <style:text-properties officeooo:rsid="010e055c"/>
    </style:style>
    <style:style style:name="T132" style:family="text">
      <style:text-properties officeooo:rsid="010fee66"/>
    </style:style>
    <style:style style:name="T133" style:family="text">
      <style:text-properties officeooo:rsid="011034fa"/>
    </style:style>
    <style:style style:name="T134" style:family="text">
      <style:text-properties officeooo:rsid="0114a8e9"/>
    </style:style>
    <style:style style:name="T135" style:family="text">
      <style:text-properties officeooo:rsid="0115e8ff"/>
    </style:style>
    <style:style style:name="T136" style:family="text">
      <style:text-properties officeooo:rsid="01174eaf"/>
    </style:style>
    <style:style style:name="T137" style:family="text">
      <style:text-properties officeooo:rsid="0120a597"/>
    </style:style>
    <style:style style:name="T138" style:family="text">
      <style:text-properties officeooo:rsid="0121051c"/>
    </style:style>
    <style:style style:name="T139" style:family="text">
      <style:text-properties officeooo:rsid="01267dfb"/>
    </style:style>
    <style:style style:name="T140" style:family="text">
      <style:text-properties officeooo:rsid="01282c85"/>
    </style:style>
    <style:style style:name="T141" style:family="text">
      <style:text-properties officeooo:rsid="01307484"/>
    </style:style>
    <style:style style:name="T142" style:family="text">
      <style:text-properties officeooo:rsid="0131340c"/>
    </style:style>
    <style:style style:name="T143" style:family="text">
      <style:text-properties officeooo:rsid="013200f6"/>
    </style:style>
    <style:style style:name="T144" style:family="text">
      <style:text-properties officeooo:rsid="01381c63"/>
    </style:style>
    <style:style style:name="T145" style:family="text">
      <style:text-properties officeooo:rsid="01390e80"/>
    </style:style>
    <style:style style:name="T146" style:family="text">
      <style:text-properties officeooo:rsid="013a81a1"/>
    </style:style>
    <style:style style:name="T147" style:family="text">
      <style:text-properties officeooo:rsid="013d5ceb"/>
    </style:style>
    <style:style style:name="T148" style:family="text">
      <style:text-properties officeooo:rsid="01426fb5"/>
    </style:style>
    <style:style style:name="T149" style:family="text">
      <style:text-properties officeooo:rsid="018091c6"/>
    </style:style>
    <style:style style:name="T150" style:family="text">
      <style:text-properties officeooo:rsid="0182b8ce"/>
    </style:style>
    <style:style style:name="T151" style:family="text">
      <style:text-properties officeooo:rsid="01a21b55"/>
    </style:style>
    <style:style style:name="T152" style:family="text">
      <style:text-properties officeooo:rsid="01a65d65"/>
    </style:style>
    <style:style style:name="T153" style:family="text">
      <style:text-properties officeooo:rsid="01aa8c5e"/>
    </style:style>
    <style:style style:name="T154" style:family="text">
      <style:text-properties officeooo:rsid="01ad0465"/>
    </style:style>
    <style:style style:name="T155" style:family="text">
      <style:text-properties officeooo:rsid="01af846c"/>
    </style:style>
    <style:style style:name="T156" style:family="text">
      <style:text-properties fo:font-weight="bold" style:font-weight-asian="bold" style:font-weight-complex="bold"/>
    </style:style>
    <style:style style:name="T157" style:family="text">
      <style:text-properties fo:font-weight="bold" officeooo:rsid="02721b9c" style:font-weight-asian="bold" style:font-weight-complex="bold"/>
    </style:style>
    <style:style style:name="T158" style:family="text">
      <style:text-properties fo:font-weight="bold" officeooo:rsid="0274a600" style:font-weight-asian="bold" style:font-weight-complex="bold"/>
    </style:style>
    <style:style style:name="T159" style:family="text">
      <style:text-properties fo:font-weight="bold" officeooo:rsid="01734e2e" style:font-weight-asian="bold" style:font-weight-complex="bold"/>
    </style:style>
    <style:style style:name="T160" style:family="text">
      <style:text-properties fo:font-weight="bold" officeooo:rsid="028a8733" style:font-weight-asian="bold" style:font-weight-complex="bold"/>
    </style:style>
    <style:style style:name="T161" style:family="text">
      <style:text-properties fo:font-weight="bold" officeooo:rsid="00d8bd23" style:font-weight-asian="bold" style:font-weight-complex="bold"/>
    </style:style>
    <style:style style:name="T162" style:family="text">
      <style:text-properties fo:font-weight="bold" officeooo:rsid="00da9137" style:font-weight-asian="bold" style:font-weight-complex="bold"/>
    </style:style>
    <style:style style:name="T163" style:family="text">
      <style:text-properties fo:font-weight="bold" officeooo:rsid="00dbbb92" style:font-weight-asian="bold" style:font-weight-complex="bold"/>
    </style:style>
    <style:style style:name="T164" style:family="text">
      <style:text-properties fo:font-weight="bold" officeooo:rsid="00dd4f0d" style:font-weight-asian="bold" style:font-weight-complex="bold"/>
    </style:style>
    <style:style style:name="T165" style:family="text">
      <style:text-properties fo:font-weight="bold" officeooo:rsid="00df3bda" style:font-weight-asian="bold" style:font-weight-complex="bold"/>
    </style:style>
    <style:style style:name="T166" style:family="text">
      <style:text-properties fo:font-weight="bold" officeooo:rsid="00e41921" style:font-weight-asian="bold" style:font-weight-complex="bold"/>
    </style:style>
    <style:style style:name="T167" style:family="text">
      <style:text-properties fo:font-weight="bold" officeooo:rsid="03979e77" style:font-weight-asian="bold" style:font-weight-complex="bold"/>
    </style:style>
    <style:style style:name="T168" style:family="text">
      <style:text-properties fo:font-weight="bold" officeooo:rsid="039d5c2e" style:font-weight-asian="bold" style:font-weight-complex="bold"/>
    </style:style>
    <style:style style:name="T169" style:family="text">
      <style:text-properties fo:font-weight="bold" officeooo:rsid="03a38b16" style:font-weight-asian="bold" style:font-weight-complex="bold"/>
    </style:style>
    <style:style style:name="T170" style:family="text">
      <style:text-properties fo:font-weight="bold" officeooo:rsid="03d93ea5" style:font-weight-asian="bold" style:font-weight-complex="bold"/>
    </style:style>
    <style:style style:name="T171" style:family="text">
      <style:text-properties fo:font-weight="bold" officeooo:rsid="052bc887" style:font-weight-asian="bold" style:font-weight-complex="bold"/>
    </style:style>
    <style:style style:name="T172" style:family="text">
      <style:text-properties fo:font-weight="bold" officeooo:rsid="05f0c99b" style:font-weight-asian="bold" style:font-weight-complex="bold"/>
    </style:style>
    <style:style style:name="T173" style:family="text">
      <style:text-properties fo:font-weight="bold" officeooo:rsid="0843fbc6" style:font-weight-asian="bold" style:font-weight-complex="bold"/>
    </style:style>
    <style:style style:name="T174" style:family="text">
      <style:text-properties officeooo:rsid="01bb55e7"/>
    </style:style>
    <style:style style:name="T175" style:family="text">
      <style:text-properties fo:font-weight="normal" style:font-weight-asian="normal" style:font-weight-complex="normal"/>
    </style:style>
    <style:style style:name="T176" style:family="text">
      <style:text-properties fo:font-weight="normal" officeooo:rsid="023afacd" style:font-weight-asian="normal" style:font-weight-complex="normal"/>
    </style:style>
    <style:style style:name="T177" style:family="text">
      <style:text-properties fo:font-weight="normal" officeooo:rsid="023b1db9" style:font-weight-asian="normal" style:font-weight-complex="normal"/>
    </style:style>
    <style:style style:name="T178" style:family="text">
      <style:text-properties fo:font-weight="normal" officeooo:rsid="023c7454" style:font-weight-asian="normal" style:font-weight-complex="normal"/>
    </style:style>
    <style:style style:name="T179" style:family="text">
      <style:text-properties fo:font-weight="normal" officeooo:rsid="023d6c7d" style:font-weight-asian="normal" style:font-weight-complex="normal"/>
    </style:style>
    <style:style style:name="T180" style:family="text">
      <style:text-properties fo:font-weight="normal" officeooo:rsid="02427c2c" style:font-weight-asian="normal" style:font-weight-complex="normal"/>
    </style:style>
    <style:style style:name="T181" style:family="text">
      <style:text-properties fo:font-weight="normal" officeooo:rsid="0246c9c8" style:font-weight-asian="normal" style:font-weight-complex="normal"/>
    </style:style>
    <style:style style:name="T182" style:family="text">
      <style:text-properties fo:font-weight="normal" officeooo:rsid="024a1252" style:font-weight-asian="normal" style:font-weight-complex="normal"/>
    </style:style>
    <style:style style:name="T183" style:family="text">
      <style:text-properties fo:font-weight="normal" officeooo:rsid="024e6fb7" style:font-weight-asian="normal" style:font-weight-complex="normal"/>
    </style:style>
    <style:style style:name="T184" style:family="text">
      <style:text-properties fo:font-weight="normal" officeooo:rsid="0388e362" style:font-weight-asian="normal" style:font-weight-complex="normal"/>
    </style:style>
    <style:style style:name="T185" style:family="text">
      <style:text-properties fo:font-weight="normal" officeooo:rsid="0390f1c4" style:font-weight-asian="normal" style:font-weight-complex="normal"/>
    </style:style>
    <style:style style:name="T186" style:family="text">
      <style:text-properties fo:font-weight="normal" officeooo:rsid="03932071" style:font-weight-asian="normal" style:font-weight-complex="normal"/>
    </style:style>
    <style:style style:name="T187" style:family="text">
      <style:text-properties fo:font-weight="normal" officeooo:rsid="03bee9ad" style:font-weight-asian="normal" style:font-weight-complex="normal"/>
    </style:style>
    <style:style style:name="T188" style:family="text">
      <style:text-properties fo:font-weight="normal" officeooo:rsid="03c2d970" style:font-weight-asian="normal" style:font-weight-complex="normal"/>
    </style:style>
    <style:style style:name="T189" style:family="text">
      <style:text-properties fo:font-weight="normal" officeooo:rsid="03c412d2" style:font-weight-asian="normal" style:font-weight-complex="normal"/>
    </style:style>
    <style:style style:name="T190" style:family="text">
      <style:text-properties fo:font-weight="normal" officeooo:rsid="04b6712e" style:font-weight-asian="normal" style:font-weight-complex="normal"/>
    </style:style>
    <style:style style:name="T191" style:family="text">
      <style:text-properties fo:font-weight="normal" officeooo:rsid="04db84e3" style:font-weight-asian="normal" style:font-weight-complex="normal"/>
    </style:style>
    <style:style style:name="T192" style:family="text">
      <style:text-properties fo:font-weight="normal" officeooo:rsid="04e6b33a" style:font-weight-asian="normal" style:font-weight-complex="normal"/>
    </style:style>
    <style:style style:name="T193" style:family="text">
      <style:text-properties fo:font-weight="normal" officeooo:rsid="04eab94a" style:font-weight-asian="normal" style:font-weight-complex="normal"/>
    </style:style>
    <style:style style:name="T194" style:family="text">
      <style:text-properties fo:font-weight="normal" officeooo:rsid="04ef378e" style:font-weight-asian="normal" style:font-weight-complex="normal"/>
    </style:style>
    <style:style style:name="T195" style:family="text">
      <style:text-properties fo:font-weight="normal" officeooo:rsid="04f6ed16" style:font-weight-asian="normal" style:font-weight-complex="normal"/>
    </style:style>
    <style:style style:name="T196" style:family="text">
      <style:text-properties fo:font-weight="normal" officeooo:rsid="04f97357" style:font-weight-asian="normal" style:font-weight-complex="normal"/>
    </style:style>
    <style:style style:name="T197" style:family="text">
      <style:text-properties fo:font-weight="normal" officeooo:rsid="05216987" style:font-weight-asian="normal" style:font-weight-complex="normal"/>
    </style:style>
    <style:style style:name="T198" style:family="text">
      <style:text-properties fo:font-weight="normal" officeooo:rsid="0522dd82" style:font-weight-asian="normal" style:font-weight-complex="normal"/>
    </style:style>
    <style:style style:name="T199" style:family="text">
      <style:text-properties fo:font-weight="normal" officeooo:rsid="04e3e805" style:font-weight-asian="normal" style:font-weight-complex="normal"/>
    </style:style>
    <style:style style:name="T200" style:family="text">
      <style:text-properties fo:font-weight="normal" officeooo:rsid="05626b6d" style:font-weight-asian="normal" style:font-weight-complex="normal"/>
    </style:style>
    <style:style style:name="T201" style:family="text">
      <style:text-properties fo:font-weight="normal" officeooo:rsid="0575e9f2" style:font-weight-asian="normal" style:font-weight-complex="normal"/>
    </style:style>
    <style:style style:name="T202" style:family="text">
      <style:text-properties fo:font-weight="normal" officeooo:rsid="06b6a33a" style:font-weight-asian="normal" style:font-weight-complex="normal"/>
    </style:style>
    <style:style style:name="T203" style:family="text">
      <style:text-properties fo:font-weight="normal" officeooo:rsid="07b0c2f0" style:font-weight-asian="normal" style:font-weight-complex="normal"/>
    </style:style>
    <style:style style:name="T204" style:family="text">
      <style:text-properties fo:font-weight="normal" officeooo:rsid="080708f8" style:font-weight-asian="normal" style:font-weight-complex="normal"/>
    </style:style>
    <style:style style:name="T205" style:family="text">
      <style:text-properties fo:font-weight="normal" officeooo:rsid="07da1fc4" style:font-weight-asian="normal" style:font-weight-complex="normal"/>
    </style:style>
    <style:style style:name="T206" style:family="text">
      <style:text-properties fo:font-weight="normal" officeooo:rsid="08234acd" style:font-weight-asian="normal" style:font-weight-complex="normal"/>
    </style:style>
    <style:style style:name="T207" style:family="text">
      <style:text-properties fo:font-weight="normal" officeooo:rsid="083f3cbc" style:font-weight-asian="normal" style:font-weight-complex="normal"/>
    </style:style>
    <style:style style:name="T208" style:family="text">
      <style:text-properties fo:font-weight="normal" officeooo:rsid="0864b730" style:font-weight-asian="normal" style:font-weight-complex="normal"/>
    </style:style>
    <style:style style:name="T209" style:family="text">
      <style:text-properties officeooo:rsid="024a1252"/>
    </style:style>
    <style:style style:name="T210" style:family="text">
      <style:text-properties officeooo:rsid="0258b606"/>
    </style:style>
    <style:style style:name="T211" style:family="text">
      <style:text-properties officeooo:rsid="0259c83f"/>
    </style:style>
    <style:style style:name="T212" style:family="text">
      <style:text-properties officeooo:rsid="02677269"/>
    </style:style>
    <style:style style:name="T213" style:family="text">
      <style:text-properties officeooo:rsid="02721b9c"/>
    </style:style>
    <style:style style:name="T214" style:family="text">
      <style:text-properties officeooo:rsid="027373e3"/>
    </style:style>
    <style:style style:name="T215" style:family="text">
      <style:text-properties officeooo:rsid="0274a600"/>
    </style:style>
    <style:style style:name="T216" style:family="text">
      <style:text-properties officeooo:rsid="02836df1"/>
    </style:style>
    <style:style style:name="T217" style:family="text">
      <style:text-properties officeooo:rsid="02873b0c"/>
    </style:style>
    <style:style style:name="T218" style:family="text">
      <style:text-properties officeooo:rsid="028a8733"/>
    </style:style>
    <style:style style:name="T219" style:family="text">
      <style:text-properties officeooo:rsid="02a63d8b"/>
    </style:style>
    <style:style style:name="T220" style:family="text">
      <style:text-properties officeooo:rsid="0301abbe"/>
    </style:style>
    <style:style style:name="T221" style:family="text">
      <style:text-properties fo:color="#308080"/>
    </style:style>
    <style:style style:name="T222" style:family="text">
      <style:text-properties fo:color="#200080" fo:font-weight="bold"/>
    </style:style>
    <style:style style:name="T223" style:family="text">
      <style:text-properties fo:color="#406080"/>
    </style:style>
    <style:style style:name="T224" style:family="text">
      <style:text-properties fo:color="#008000"/>
    </style:style>
    <style:style style:name="T225" style:family="text">
      <style:text-properties fo:color="#006600"/>
    </style:style>
    <style:style style:name="T226" style:family="text">
      <style:text-properties fo:color="#800000"/>
    </style:style>
    <style:style style:name="T227" style:family="text">
      <style:text-properties fo:color="#1060b6"/>
    </style:style>
    <style:style style:name="T228" style:family="text">
      <style:text-properties fo:color="#008c00"/>
    </style:style>
    <style:style style:name="T229" style:family="text">
      <style:text-properties fo:color="#000020"/>
    </style:style>
    <style:style style:name="T230" style:family="text">
      <style:text-properties officeooo:rsid="036c404c"/>
    </style:style>
    <style:style style:name="T231" style:family="text">
      <style:text-properties officeooo:rsid="036d8e92"/>
    </style:style>
    <style:style style:name="T232" style:family="text">
      <style:text-properties officeooo:rsid="0373724e"/>
    </style:style>
    <style:style style:name="T233" style:family="text">
      <style:text-properties officeooo:rsid="03762850"/>
    </style:style>
    <style:style style:name="T234" style:family="text">
      <style:text-properties officeooo:rsid="03831614"/>
    </style:style>
    <style:style style:name="T235" style:family="text">
      <style:text-properties officeooo:rsid="0390f1c4"/>
    </style:style>
    <style:style style:name="T236" style:family="text">
      <style:text-properties officeooo:rsid="03998408"/>
    </style:style>
    <style:style style:name="T237" style:family="text">
      <style:text-properties officeooo:rsid="039a9121"/>
    </style:style>
    <style:style style:name="T238" style:family="text">
      <style:text-properties officeooo:rsid="039bfb8b"/>
    </style:style>
    <style:style style:name="T239" style:family="text">
      <style:text-properties officeooo:rsid="039d5c2e"/>
    </style:style>
    <style:style style:name="T240" style:family="text">
      <style:text-properties officeooo:rsid="039f3e3d"/>
    </style:style>
    <style:style style:name="T241" style:family="text">
      <style:text-properties officeooo:rsid="03a38b16"/>
    </style:style>
    <style:style style:name="T242" style:family="text">
      <style:text-properties officeooo:rsid="03a5ed48"/>
    </style:style>
    <style:style style:name="T243" style:family="text">
      <style:text-properties officeooo:rsid="03d3877b"/>
    </style:style>
    <style:style style:name="T244" style:family="text">
      <style:text-properties officeooo:rsid="03d74027"/>
    </style:style>
    <style:style style:name="T245" style:family="text">
      <style:text-properties officeooo:rsid="03d93ea5"/>
    </style:style>
    <style:style style:name="T246" style:family="text">
      <style:text-properties officeooo:rsid="03dc7384"/>
    </style:style>
    <style:style style:name="T247" style:family="text">
      <style:text-properties fo:font-size="14pt" fo:language="en" fo:country="US" style:font-size-asian="14pt" style:font-size-complex="14pt"/>
    </style:style>
    <style:style style:name="T248" style:family="text">
      <style:text-properties fo:font-size="14pt" fo:language="en" fo:country="US" officeooo:rsid="047ca8bc" style:font-size-asian="14pt" style:font-size-complex="14pt"/>
    </style:style>
    <style:style style:name="T249" style:family="text">
      <style:text-properties officeooo:rsid="04b6712e"/>
    </style:style>
    <style:style style:name="T250" style:family="text">
      <style:text-properties officeooo:rsid="04da9fc5"/>
    </style:style>
    <style:style style:name="T251" style:family="text">
      <style:text-properties officeooo:rsid="04db84e3"/>
    </style:style>
    <style:style style:name="T252" style:family="text">
      <style:text-properties officeooo:rsid="04e17809"/>
    </style:style>
    <style:style style:name="T253" style:family="text">
      <style:text-properties officeooo:rsid="04e3e805"/>
    </style:style>
    <style:style style:name="T254" style:family="text">
      <style:text-properties officeooo:rsid="04f52917"/>
    </style:style>
    <style:style style:name="T255" style:family="text">
      <style:text-properties officeooo:rsid="04f54349"/>
    </style:style>
    <style:style style:name="T256" style:family="text">
      <style:text-properties officeooo:rsid="04f6ed16"/>
    </style:style>
    <style:style style:name="T257" style:family="text">
      <style:text-properties officeooo:rsid="05034a57"/>
    </style:style>
    <style:style style:name="T258" style:family="text">
      <style:text-properties officeooo:rsid="05078f01"/>
    </style:style>
    <style:style style:name="T259" style:family="text">
      <style:text-properties officeooo:rsid="0508e3bd"/>
    </style:style>
    <style:style style:name="T260" style:family="text">
      <style:text-properties officeooo:rsid="05216987"/>
    </style:style>
    <style:style style:name="T261" style:family="text">
      <style:text-properties fo:font-size="12pt" fo:language="en" fo:country="US" fo:font-weight="bold" style:font-size-asian="10.5pt" style:font-weight-asian="bold" style:font-size-complex="12pt" style:font-weight-complex="bold"/>
    </style:style>
    <style:style style:name="T262" style:family="text">
      <style:text-properties fo:font-size="12pt" fo:language="en" fo:country="US" fo:font-weight="bold" officeooo:rsid="052c520b" style:font-size-asian="10.5pt" style:font-weight-asian="bold" style:font-size-complex="12pt" style:font-weight-complex="bold"/>
    </style:style>
    <style:style style:name="T263" style:family="text">
      <style:text-properties fo:font-size="12pt" fo:language="en" fo:country="US" fo:font-weight="bold" officeooo:rsid="05328813" style:font-size-asian="10.5pt" style:font-weight-asian="bold" style:font-size-complex="12pt" style:font-weight-complex="bold"/>
    </style:style>
    <style:style style:name="T264" style:family="text">
      <style:text-properties fo:font-size="12pt" fo:language="en" fo:country="US" fo:font-weight="bold" officeooo:rsid="053ca331" style:font-size-asian="10.5pt" style:font-weight-asian="bold" style:font-size-complex="12pt" style:font-weight-complex="bold"/>
    </style:style>
    <style:style style:name="T265" style:family="text">
      <style:text-properties fo:font-size="12pt" fo:language="en" fo:country="US" fo:font-weight="bold" officeooo:rsid="053ab363" style:font-size-asian="10.5pt" style:font-weight-asian="bold" style:font-size-complex="12pt" style:font-weight-complex="bold"/>
    </style:style>
    <style:style style:name="T266" style:family="text">
      <style:text-properties fo:font-size="12pt" fo:language="en" fo:country="US" fo:font-weight="normal" officeooo:rsid="052d9406" style:font-size-asian="10.5pt" style:font-weight-asian="normal" style:font-size-complex="12pt" style:font-weight-complex="normal"/>
    </style:style>
    <style:style style:name="T267" style:family="text">
      <style:text-properties fo:font-size="12pt" fo:language="en" fo:country="US" fo:font-weight="normal" officeooo:rsid="052c520b" style:font-size-asian="10.5pt" style:font-weight-asian="normal" style:font-size-complex="12pt" style:font-weight-complex="normal"/>
    </style:style>
    <style:style style:name="T268" style:family="text">
      <style:text-properties fo:font-size="12pt" fo:language="en" fo:country="US" fo:font-weight="normal" officeooo:rsid="053ab363" style:font-size-asian="10.5pt" style:font-weight-asian="normal" style:font-size-complex="12pt" style:font-weight-complex="normal"/>
    </style:style>
    <style:style style:name="T269" style:family="text">
      <style:text-properties fo:font-size="12pt" fo:language="en" fo:country="US" fo:font-weight="normal" officeooo:rsid="05328813" style:font-size-asian="10.5pt" style:font-weight-asian="normal" style:font-size-complex="12pt" style:font-weight-complex="normal"/>
    </style:style>
    <style:style style:name="T270" style:family="text">
      <style:text-properties fo:font-size="12pt" fo:language="en" fo:country="US" style:font-size-asian="10.5pt" style:font-size-complex="12pt"/>
    </style:style>
    <style:style style:name="T271" style:family="text">
      <style:text-properties fo:font-size="12pt" fo:language="en" fo:country="US" officeooo:rsid="052c520b" style:font-size-asian="10.5pt" style:font-size-complex="12pt"/>
    </style:style>
    <style:style style:name="T272" style:family="text">
      <style:text-properties fo:font-size="12pt" fo:language="en" fo:country="US" officeooo:rsid="05328813" style:font-size-asian="10.5pt" style:font-size-complex="12pt"/>
    </style:style>
    <style:style style:name="T273" style:family="text">
      <style:text-properties fo:font-size="12pt" fo:language="en" fo:country="US" officeooo:rsid="0534ee32" style:font-size-asian="10.5pt" style:font-size-complex="12pt"/>
    </style:style>
    <style:style style:name="T274" style:family="text">
      <style:text-properties fo:font-size="12pt" fo:language="en" fo:country="US" style:text-underline-style="none" fo:font-weight="normal" officeooo:rsid="06467b05" style:font-size-asian="10.5pt" style:font-weight-asian="normal" style:font-size-complex="12pt" style:font-weight-complex="normal"/>
    </style:style>
    <style:style style:name="T275" style:family="text">
      <style:text-properties fo:font-size="12pt" fo:language="en" fo:country="US" style:text-underline-style="none" fo:font-weight="normal" officeooo:rsid="064c0ced" style:font-size-asian="10.5pt" style:font-weight-asian="normal" style:font-size-complex="12pt" style:font-weight-complex="normal"/>
    </style:style>
    <style:style style:name="T276" style:family="text">
      <style:text-properties fo:font-size="12pt" fo:language="en" fo:country="US" style:text-underline-style="none" fo:font-weight="normal" officeooo:rsid="06476d14" style:font-size-asian="10.5pt" style:font-weight-asian="normal" style:font-size-complex="12pt" style:font-weight-complex="normal"/>
    </style:style>
    <style:style style:name="T277" style:family="text">
      <style:text-properties fo:font-size="12pt" fo:language="en" fo:country="US" style:text-underline-style="none" fo:font-weight="normal" officeooo:rsid="074e3c45" style:font-size-asian="10.5pt" style:font-weight-asian="normal" style:font-size-complex="12pt" style:font-weight-complex="normal"/>
    </style:style>
    <style:style style:name="T278" style:family="text">
      <style:text-properties fo:font-size="12pt" fo:language="en" fo:country="US" style:text-underline-style="none" fo:font-weight="bold" officeooo:rsid="074e3c45" style:font-size-asian="10.5pt" style:font-weight-asian="bold" style:font-size-complex="12pt" style:font-weight-complex="bold"/>
    </style:style>
    <style:style style:name="T279" style:family="text">
      <style:text-properties fo:font-size="12pt" fo:language="en" fo:country="US" style:text-underline-style="none" fo:font-weight="bold" officeooo:rsid="07545679" style:font-size-asian="10.5pt" style:font-weight-asian="bold" style:font-size-complex="12pt" style:font-weight-complex="bold"/>
    </style:style>
    <style:style style:name="T280" style:family="text">
      <style:text-properties fo:font-size="12pt" fo:language="en" fo:country="US" style:text-underline-style="none" fo:font-weight="bold" officeooo:rsid="077b460f" style:font-size-asian="10.5pt" style:font-weight-asian="bold" style:font-size-complex="12pt" style:font-weight-complex="bold"/>
    </style:style>
    <style:style style:name="T281" style:family="text">
      <style:text-properties fo:font-size="12pt" fo:language="en" fo:country="US" style:text-underline-style="none" fo:font-weight="bold" officeooo:rsid="0777674f" style:font-size-asian="10.5pt" style:font-weight-asian="bold" style:font-size-complex="12pt" style:font-weight-complex="bold"/>
    </style:style>
    <style:style style:name="T282" style:family="text">
      <style:text-properties fo:font-size="12pt" fo:font-weight="bold" officeooo:rsid="07de5ed7" style:font-size-asian="10.5pt" style:font-weight-asian="bold" style:font-size-complex="12pt" style:font-weight-complex="bold"/>
    </style:style>
    <style:style style:name="T283" style:family="text">
      <style:text-properties fo:font-size="12pt" fo:font-weight="bold" officeooo:rsid="080bbb94" style:font-size-asian="10.5pt" style:font-weight-asian="bold" style:font-size-complex="12pt" style:font-weight-complex="bold"/>
    </style:style>
    <style:style style:name="T284" style:family="text">
      <style:text-properties fo:font-size="12pt" fo:font-weight="bold" officeooo:rsid="0821d530" style:font-size-asian="10.5pt" style:font-weight-asian="bold" style:font-size-complex="12pt" style:font-weight-complex="bold"/>
    </style:style>
    <style:style style:name="T285" style:family="text">
      <style:text-properties fo:font-size="12pt" fo:font-weight="bold" officeooo:rsid="08234acd" style:font-size-asian="10.5pt" style:font-weight-asian="bold" style:font-size-complex="12pt" style:font-weight-complex="bold"/>
    </style:style>
    <style:style style:name="T286" style:family="text">
      <style:text-properties fo:font-size="12pt" fo:font-weight="bold" officeooo:rsid="0826bf8b" style:font-size-asian="10.5pt" style:font-weight-asian="bold" style:font-size-complex="12pt" style:font-weight-complex="bold"/>
    </style:style>
    <style:style style:name="T287" style:family="text">
      <style:text-properties fo:font-size="12pt" fo:font-weight="bold" officeooo:rsid="08aa8207" style:font-size-asian="10.5pt" style:font-weight-asian="bold" style:font-size-complex="12pt" style:font-weight-complex="bold"/>
    </style:style>
    <style:style style:name="T288" style:family="text">
      <style:text-properties fo:font-size="12pt" fo:font-weight="bold" officeooo:rsid="08e43d01" style:font-size-asian="10.5pt" style:font-weight-asian="bold" style:font-size-complex="12pt" style:font-weight-complex="bold"/>
    </style:style>
    <style:style style:name="T289" style:family="text">
      <style:text-properties fo:font-size="12pt" fo:font-weight="bold" officeooo:rsid="08e2fe91" style:font-size-asian="10.5pt" style:font-weight-asian="bold" style:font-size-complex="12pt" style:font-weight-complex="bold"/>
    </style:style>
    <style:style style:name="T290" style:family="text">
      <style:text-properties fo:font-size="12pt" fo:font-weight="bold" officeooo:rsid="08e9d628" style:font-size-asian="10.5pt" style:font-weight-asian="bold" style:font-size-complex="12pt" style:font-weight-complex="bold"/>
    </style:style>
    <style:style style:name="T291" style:family="text">
      <style:text-properties fo:font-size="12pt" fo:font-weight="normal" officeooo:rsid="07de5ed7" style:font-size-asian="10.5pt" style:font-weight-asian="normal" style:font-size-complex="12pt" style:font-weight-complex="normal"/>
    </style:style>
    <style:style style:name="T292" style:family="text">
      <style:text-properties fo:font-size="12pt" fo:font-weight="normal" officeooo:rsid="080708f8" style:font-size-asian="10.5pt" style:font-weight-asian="normal" style:font-size-complex="12pt" style:font-weight-complex="normal"/>
    </style:style>
    <style:style style:name="T293" style:family="text">
      <style:text-properties fo:font-size="12pt" fo:font-weight="normal" officeooo:rsid="080bbb94" style:font-size-asian="10.5pt" style:font-weight-asian="normal" style:font-size-complex="12pt" style:font-weight-complex="normal"/>
    </style:style>
    <style:style style:name="T294" style:family="text">
      <style:text-properties fo:font-size="12pt" fo:font-weight="normal" officeooo:rsid="080cc6e6" style:font-size-asian="10.5pt" style:font-weight-asian="normal" style:font-size-complex="12pt" style:font-weight-complex="normal"/>
    </style:style>
    <style:style style:name="T295" style:family="text">
      <style:text-properties fo:font-size="12pt" fo:font-weight="normal" officeooo:rsid="080edb6a" style:font-size-asian="10.5pt" style:font-weight-asian="normal" style:font-size-complex="12pt" style:font-weight-complex="normal"/>
    </style:style>
    <style:style style:name="T296" style:family="text">
      <style:text-properties fo:font-size="12pt" fo:font-weight="normal" officeooo:rsid="0826bf8b" style:font-size-asian="10.5pt" style:font-weight-asian="normal" style:font-size-complex="12pt" style:font-weight-complex="normal"/>
    </style:style>
    <style:style style:name="T297" style:family="text">
      <style:text-properties fo:font-size="12pt" fo:font-weight="normal" officeooo:rsid="067d88f5" style:font-size-asian="10.5pt" style:font-weight-asian="normal" style:font-size-complex="12pt" style:font-weight-complex="normal"/>
    </style:style>
    <style:style style:name="T298" style:family="text">
      <style:text-properties fo:font-size="12pt" fo:font-weight="normal" officeooo:rsid="067e005f" style:font-size-asian="10.5pt" style:font-weight-asian="normal" style:font-size-complex="12pt" style:font-weight-complex="normal"/>
    </style:style>
    <style:style style:name="T299" style:family="text">
      <style:text-properties fo:font-size="12pt" fo:font-weight="normal" officeooo:rsid="068700b1" style:font-size-asian="10.5pt" style:font-weight-asian="normal" style:font-size-complex="12pt" style:font-weight-complex="normal"/>
    </style:style>
    <style:style style:name="T300" style:family="text">
      <style:text-properties officeooo:rsid="052bc887"/>
    </style:style>
    <style:style style:name="T301" style:family="text">
      <style:text-properties officeooo:rsid="054d0539"/>
    </style:style>
    <style:style style:name="T302" style:family="text">
      <style:text-properties officeooo:rsid="05527fa3"/>
    </style:style>
    <style:style style:name="T303" style:family="text">
      <style:text-properties officeooo:rsid="0553660f"/>
    </style:style>
    <style:style style:name="T304" style:family="text">
      <style:text-properties officeooo:rsid="05626b6d"/>
    </style:style>
    <style:style style:name="T305" style:family="text">
      <style:text-properties officeooo:rsid="05676fb1"/>
    </style:style>
    <style:style style:name="T306" style:family="text">
      <style:text-properties officeooo:rsid="0575e9f2"/>
    </style:style>
    <style:style style:name="T307" style:family="text">
      <style:text-properties officeooo:rsid="057fd419"/>
    </style:style>
    <style:style style:name="T308" style:family="text">
      <style:text-properties officeooo:rsid="05814826"/>
    </style:style>
    <style:style style:name="T309" style:family="text">
      <style:text-properties officeooo:rsid="0582e13a"/>
    </style:style>
    <style:style style:name="T310" style:family="text">
      <style:text-properties officeooo:rsid="05f04763"/>
    </style:style>
    <style:style style:name="T311" style:family="text">
      <style:text-properties officeooo:rsid="05f0c99b"/>
    </style:style>
    <style:style style:name="T312" style:family="text">
      <style:text-properties officeooo:rsid="05f5a473"/>
    </style:style>
    <style:style style:name="T313" style:family="text">
      <style:text-properties officeooo:rsid="05fb2ce0"/>
    </style:style>
    <style:style style:name="T314" style:family="text">
      <style:text-properties officeooo:rsid="05fd18df"/>
    </style:style>
    <style:style style:name="T315" style:family="text">
      <style:text-properties officeooo:rsid="06064a97"/>
    </style:style>
    <style:style style:name="T316" style:family="text">
      <style:text-properties officeooo:rsid="062b9f44"/>
    </style:style>
    <style:style style:name="T317" style:family="text">
      <style:text-properties officeooo:rsid="0643d1b5"/>
    </style:style>
    <style:style style:name="T318" style:family="text">
      <style:text-properties officeooo:rsid="067810b9"/>
    </style:style>
    <style:style style:name="T319" style:family="text">
      <style:text-properties officeooo:rsid="0692ecde"/>
    </style:style>
    <style:style style:name="T320" style:family="text">
      <style:text-properties officeooo:rsid="06b6a33a"/>
    </style:style>
    <style:style style:name="T321" style:family="text">
      <style:text-properties officeooo:rsid="06debb1f"/>
    </style:style>
    <style:style style:name="T322" style:family="text">
      <style:text-properties officeooo:rsid="070f00e8"/>
    </style:style>
    <style:style style:name="T323" style:family="text">
      <style:text-properties officeooo:rsid="073c67d0"/>
    </style:style>
    <style:style style:name="T324" style:family="text">
      <style:text-properties officeooo:rsid="07415802"/>
    </style:style>
    <style:style style:name="T325" style:family="text">
      <style:text-properties officeooo:rsid="078dbada"/>
    </style:style>
    <style:style style:name="T326" style:family="text">
      <style:text-properties officeooo:rsid="078e8593"/>
    </style:style>
    <style:style style:name="T327" style:family="text">
      <style:text-properties officeooo:rsid="079030b4"/>
    </style:style>
    <style:style style:name="T328" style:family="text">
      <style:text-properties officeooo:rsid="07a88ee6"/>
    </style:style>
    <style:style style:name="T329" style:family="text">
      <style:text-properties officeooo:rsid="07ac0963"/>
    </style:style>
    <style:style style:name="T330" style:family="text">
      <style:text-properties officeooo:rsid="07ad252b"/>
    </style:style>
    <style:style style:name="T331" style:family="text">
      <style:text-properties officeooo:rsid="07b0c2f0"/>
    </style:style>
    <style:style style:name="T332" style:family="text">
      <style:text-properties officeooo:rsid="07b5e2e7"/>
    </style:style>
    <style:style style:name="T333" style:family="text">
      <style:text-properties officeooo:rsid="07d3e25b"/>
    </style:style>
    <style:style style:name="T334" style:family="text">
      <style:text-properties officeooo:rsid="07d782b6"/>
    </style:style>
    <style:style style:name="T335" style:family="text">
      <style:text-properties officeooo:rsid="07da1fc4"/>
    </style:style>
    <style:style style:name="T336" style:family="text">
      <style:text-properties officeooo:rsid="07dbca9f"/>
    </style:style>
    <style:style style:name="T337" style:family="text">
      <style:text-properties officeooo:rsid="07f55521"/>
    </style:style>
    <style:style style:name="T338" style:family="text">
      <style:text-properties officeooo:rsid="08028b62"/>
    </style:style>
    <style:style style:name="T339" style:family="text">
      <style:text-properties officeooo:rsid="081ac10b"/>
    </style:style>
    <style:style style:name="T340" style:family="text">
      <style:text-properties officeooo:rsid="081b8257"/>
    </style:style>
    <style:style style:name="T341" style:family="text">
      <style:text-properties officeooo:rsid="081cdddc"/>
    </style:style>
    <style:style style:name="T342" style:family="text">
      <style:text-properties officeooo:rsid="08234acd"/>
    </style:style>
    <style:style style:name="T343" style:family="text">
      <style:text-properties officeooo:rsid="0831b48b"/>
    </style:style>
    <style:style style:name="T344" style:family="text">
      <style:text-properties officeooo:rsid="083f3cbc"/>
    </style:style>
    <style:style style:name="T345" style:family="text">
      <style:text-properties officeooo:rsid="0851ec0f"/>
    </style:style>
    <style:style style:name="T346" style:family="text">
      <style:text-properties officeooo:rsid="08567ea5"/>
    </style:style>
    <style:style style:name="T347" style:family="text">
      <style:text-properties officeooo:rsid="0857d5a9"/>
    </style:style>
    <style:style style:name="T348" style:family="text">
      <style:text-properties officeooo:rsid="0858131b"/>
    </style:style>
    <style:style style:name="T349" style:family="text">
      <style:text-properties officeooo:rsid="085822d3"/>
    </style:style>
    <style:style style:name="T350" style:family="text">
      <style:text-properties officeooo:rsid="085be914"/>
    </style:style>
    <style:style style:name="T351" style:family="text">
      <style:text-properties officeooo:rsid="0864b730"/>
    </style:style>
    <style:style style:name="T352" style:family="text">
      <style:text-properties officeooo:rsid="0871897a"/>
    </style:style>
    <style:style style:name="T353" style:family="text">
      <style:text-properties officeooo:rsid="08752ac6"/>
    </style:style>
    <style:style style:name="T354" style:family="text">
      <style:text-properties officeooo:rsid="08767189"/>
    </style:style>
    <style:style style:name="T355" style:family="text">
      <style:text-properties officeooo:rsid="08784549"/>
    </style:style>
    <style:style style:name="T356" style:family="text">
      <style:text-properties officeooo:rsid="08a5ebac"/>
    </style:style>
    <style:style style:name="T357" style:family="text">
      <style:text-properties officeooo:rsid="08aab54d"/>
    </style:style>
    <style:style style:name="T358" style:family="text">
      <style:text-properties officeooo:rsid="08b7e2fd"/>
    </style:style>
    <style:style style:name="T359" style:family="text">
      <style:text-properties officeooo:rsid="08d43a18"/>
    </style:style>
    <style:style style:name="T360" style:family="text">
      <style:text-properties officeooo:rsid="08d7b0b6"/>
    </style:style>
    <style:style style:name="T361" style:family="text">
      <style:text-properties officeooo:rsid="08d968ec"/>
    </style:style>
    <style:style style:name="T362" style:family="text">
      <style:text-properties officeooo:rsid="08da44b1"/>
    </style:style>
    <style:style style:name="T363" style:family="text">
      <style:text-properties officeooo:rsid="08da8333"/>
    </style:style>
    <style:style style:name="T364" style:family="text">
      <style:text-properties officeooo:rsid="08db93b8"/>
    </style:style>
    <style:style style:name="T365" style:family="text">
      <style:text-properties officeooo:rsid="08ddbc52"/>
    </style:style>
    <style:style style:name="T366" style:family="text">
      <style:text-properties officeooo:rsid="08dec04c"/>
    </style:style>
    <style:style style:name="T367" style:family="text">
      <style:text-properties officeooo:rsid="08e9d628"/>
    </style:style>
    <style:style style:name="T368" style:family="text">
      <style:text-properties officeooo:rsid="094a0636"/>
    </style:style>
    <style:style style:name="T369" style:family="text">
      <style:text-properties officeooo:rsid="094bb9fb"/>
    </style:style>
    <style:style style:name="T370" style:family="text">
      <style:text-properties officeooo:rsid="094c6250"/>
    </style:style>
    <style:style style:name="T371" style:family="text">
      <style:text-properties officeooo:rsid="094e616e"/>
    </style:style>
    <style:style style:name="T372" style:family="text">
      <style:text-properties officeooo:rsid="094f8161"/>
    </style:style>
    <style:style style:name="T373" style:family="text">
      <style:text-properties officeooo:rsid="09511653"/>
    </style:style>
    <style:style style:name="T374" style:family="text">
      <style:text-properties officeooo:rsid="09518a92"/>
    </style:style>
    <style:style style:name="T375" style:family="text">
      <style:text-properties officeooo:rsid="0957ecf6"/>
    </style:style>
    <style:style style:name="T376" style:family="text">
      <style:text-properties officeooo:rsid="095b3eff"/>
    </style:style>
    <style:style style:name="T377" style:family="text">
      <style:text-properties officeooo:rsid="095c0125"/>
    </style:style>
    <style:style style:name="T378" style:family="text">
      <style:text-properties officeooo:rsid="095cdeed"/>
    </style:style>
    <style:style style:name="T379" style:family="text">
      <style:text-properties officeooo:rsid="09612023"/>
    </style:style>
    <style:style style:name="T380" style:family="text">
      <style:text-properties officeooo:rsid="0962d36c"/>
    </style:style>
    <style:style style:name="T381" style:family="text">
      <style:text-properties officeooo:rsid="09634b0c"/>
    </style:style>
    <style:style style:name="T382" style:family="text">
      <style:text-properties officeooo:rsid="09647983"/>
    </style:style>
    <style:style style:name="T383" style:family="text">
      <style:text-properties officeooo:rsid="0965a306"/>
    </style:style>
    <style:style style:name="T384" style:family="text">
      <style:text-properties officeooo:rsid="096720b7"/>
    </style:style>
    <style:style style:name="T385" style:family="text">
      <style:text-properties officeooo:rsid="0968caa3"/>
    </style:style>
    <style:style style:name="T386" style:family="text">
      <style:text-properties officeooo:rsid="0969e9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116">COMPONENT </text:span><text:span text:style-name="T117">LIBRARY FOR</text:span><text:span text:style-name="T116"> ANDROID APPLICATION DEVELOPMENT</text:span><text:span text:style-name="T24"> </text:span></text:p>
      <text:p text:style-name="P7"/>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72"/>
      <text:p text:style-name="P72">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283"/>
      <text:p text:style-name="P284">Component is primarily based on the formula below, which is enclosed in a utility method named ‘dimen’: </text:p>
      <text:p text:style-name="P8"/>
      <text:p text:style-name="P75"><text:span text:style-name="T10">dimension</text:span><text:span text:style-name="T11"> = pixel * (densityDPI / DENSITY_DEFAULT) <text:s text:c="24"/></text:span></text:p>
      <text:p text:style-name="P9"/>
      <text:p text:style-name="P10">Where, </text:p>
      <text:p text:style-name="P10"/>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1"/>
      <text:p text:style-name="P73"><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2"/>
      <text:p text:style-name="P74"><text:span text:style-name="T33">D</text:span><text:span text:style-name="T24">ENSITY_DEFAULT </text:span><text:span text:style-name="T1">= constant from DisplayMetrics. </text:span></text:p>
      <text:p text:style-name="P13"/>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4"/>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5"/>
      <text:p text:style-name="P324"><text:span text:style-name="T23">A</text:span><text:span text:style-name="T1">DDING COMPONENT TO ANDROID PROJECT <text:s/></text:span></text:p>
      <text:p text:style-name="P38"/>
      <text:p text:style-name="P39">Using Gradle; <text:s/></text:p>
      <text:p text:style-name="P39"/>
      <text:p text:style-name="P79"><text:span text:style-name="T1">Add the </text:span><text:span text:style-name="T49">repository below to </text:span><text:span text:style-name="T50">repositories block in your build.gradle (Project: &lt;Project Name&gt;)</text:span><text:span text:style-name="T51"> file</text:span><text:span text:style-name="T50">: </text:span></text:p>
      <text:p text:style-name="P87"/>
      <text:p text:style-name="P285"><text:span text:style-name="T229">allprojects </text:span><text:span text:style-name="T223">{</text:span><text:span text:style-name="T229"> </text:span></text:p>
      <text:p text:style-name="P287"><text:s text:c="8"/>repositories <text:span text:style-name="T223">{</text:span></text:p>
      <text:p text:style-name="P287"><text:s text:c="16"/>…</text:p>
      <text:p text:style-name="P287"><text:s text:c="16"/>maven <text:span text:style-name="T223">{</text:span>url ‘<text:span text:style-name="T230">https://jitpack.io’</text:span><text:span text:style-name="T223">}</text:span></text:p>
      <text:p text:style-name="P287"><text:s text:c="8"/><text:span text:style-name="T223">}</text:span></text:p>
      <text:p text:style-name="P290">}</text:p>
      <text:p text:style-name="P53"/>
      <text:p text:style-name="P54"><text:soft-page-break/><text:s/></text:p>
      <text:p text:style-name="P80"><text:span text:style-name="T1">Add the dependency below to dependencies block in your build.gradle (</text:span><text:span text:style-name="T51">Module: app) file: </text:span></text:p>
      <text:p text:style-name="P288"/>
      <text:p text:style-name="P285"><text:span text:style-name="T229">dependencies </text:span><text:span text:style-name="T223">{</text:span></text:p>
      <text:p text:style-name="P287"><text:s text:c="8"/>implementation ‘<text:span text:style-name="T231">com.github.chibuzoio:component:1.0.1’ <text:s text:c="4"/></text:span></text:p>
      <text:p text:style-name="P290">}</text:p>
      <text:p text:style-name="P55"><text:s/></text:p>
      <text:p text:style-name="P81"><text:span text:style-name="T1">Click on ‘Sync Now’ or go to File </text:span><text:span text:style-name="T52">and click on ‘</text:span><text:span text:style-name="T53">Sync Project With Gradle Files’. The library will be added automatically into your project. <text:s text:c="3"/></text:span></text:p>
      <text:p text:style-name="P40"/>
      <text:p text:style-name="P322">USING COMPONENT LIBRARY </text:p>
      <text:p text:style-name="P16"/>
      <text:p text:style-name="P71">Using the LoginActivity below for illustration: </text:p>
      <text:p text:style-name="P70"/>
      <text:p text:style-name="P70"><draw:frame draw:style-name="fr1" draw:name="Image1" text:anchor-type="char" svg:x="3.835cm" svg:y="0.032cm" svg:width="7.163cm" svg:height="14.049cm" draw:z-index="0"><draw:image xlink:href="Pictures/10000000000004380000084684447514B8E3D0AC.jpg" xlink:type="simple" xlink:show="embed" xlink:actuate="onLoad" loext:mime-type="image/jpeg"/></draw:frame></text:p>
      <text:p text:style-name="P70"/>
      <text:p text:style-name="P16"/>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20"/>
      <text:p text:style-name="P44">The code below is <text:span text:style-name="T149">responsible for the arrangement of the </text:span><text:span text:style-name="T150">Activity above: </text:span></text:p>
      <text:p text:style-name="P286"/>
      <text:p text:style-name="P287">AU<text:span text:style-name="T221">.</text:span>disableDefaultActionBar<text:span text:style-name="T221">(</text:span><text:span text:style-name="T222">this</text:span><text:span text:style-name="T221">)</text:span><text:span text:style-name="T223">;</text:span></text:p>
      <text:p text:style-name="P285"/>
      <text:p text:style-name="P287">VerticalLinearLayout activityContainer <text:span text:style-name="T221">=</text:span> </text:p>
      <text:p text:style-name="P287"><text:s text:c="8"/>new VerticalLinearLayout<text:span text:style-name="T221">(</text:span><text:span text:style-name="T222">this</text:span><text:span text:style-name="T221">,</text:span> GenericLayoutParams<text:span text:style-name="T221">.</text:span>MATCH_PARENT<text:span text:style-name="T221">,</text:span> <text:s text:c="15"/>GenericLayoutParams<text:span text:style-name="T221">.</text:span>MATCH_PARENT<text:span text:style-name="T221">)</text:span><text:span text:style-name="T223">;</text:span></text:p>
      <text:p text:style-name="P287">activityContainer<text:span text:style-name="T221">.</text:span>setComponentColor<text:span text:style-name="T221">(</text:span>R<text:span text:style-name="T221">.</text:span>color<text:span text:style-name="T221">.</text:span>whiteColor<text:span text:style-name="T221">)</text:span><text:span text:style-name="T223">;</text:span></text:p>
      <text:p text:style-name="P285"><text:soft-page-break/></text:p>
      <text:p text:style-name="P287">setContentView<text:span text:style-name="T221">(</text:span>activityContainer<text:span text:style-name="T221">)</text:span><text:span text:style-name="T223">;</text:span></text:p>
      <text:p text:style-name="P285"/>
      <text:p text:style-name="P287">ScrollViewComponent scrollViewComponent <text:span text:style-name="T221">=</text:span> </text:p>
      <text:p text:style-name="P287"><text:s text:c="8"/>new ScrollViewComponent<text:span text:style-name="T221">(</text:span>activityContainer<text:span text:style-name="T221">)</text:span><text:span text:style-name="T223">;</text:span></text:p>
      <text:p text:style-name="P285"/>
      <text:p text:style-name="P287">VerticalLinearLayout mainLayoutContainer <text:span text:style-name="T221">=</text:span> </text:p>
      <text:p text:style-name="P287"><text:s text:c="8"/>new VerticalLinearLayout<text:span text:style-name="T221">(</text:span><text:span text:style-name="T222">this</text:span><text:span text:style-name="T221">,</text:span> scrollViewComponent<text:span text:style-name="T221">,</text:span> </text:p>
      <text:p text:style-name="P287"><text:s text:c="16"/>GenericLayoutParams<text:span text:style-name="T221">.</text:span>MATCH_PARENT<text:span text:style-name="T221">,</text:span> </text:p>
      <text:p text:style-name="P287"><text:s text:c="16"/>GenericLayoutParams<text:span text:style-name="T221">.</text:span>MATCH_PARENT<text:span text:style-name="T221">)</text:span><text:span text:style-name="T223">;</text:span></text:p>
      <text:p text:style-name="P287">mainLayoutContainer<text:span text:style-name="T221">.</text:span>setLayoutGravity<text:span text:style-name="T221">(</text:span>Gravity<text:span text:style-name="T221">.</text:span>CENTER<text:span text:style-name="T221">)</text:span><text:span text:style-name="T223">;</text:span></text:p>
      <text:p text:style-name="P287">mainLayoutContainer<text:span text:style-name="T221">.</text:span>setGravity<text:span text:style-name="T221">(</text:span>Gravity<text:span text:style-name="T221">.</text:span>CENTER<text:span text:style-name="T221">)</text:span><text:span text:style-name="T223">;</text:span></text:p>
      <text:p text:style-name="P285"/>
      <text:p text:style-name="P287">ImageViewComponent companyLogo <text:span text:style-name="T221">=</text:span> </text:p>
      <text:p text:style-name="P287"><text:s text:c="8"/>new ImageViewComponent<text:span text:style-name="T221">(</text:span>mainLayoutContainer<text:span text:style-name="T221">,</text:span> R<text:span text:style-name="T221">.</text:span>drawable<text:span text:style-name="T221">.</text:span>ymcmart<text:span text:style-name="T221">)</text:span><text:span text:style-name="T223">;</text:span></text:p>
      <text:p text:style-name="P287">companyLogo<text:span text:style-name="T221">.</text:span>setCircularCenterImage<text:span text:style-name="T221">(</text:span>R<text:span text:style-name="T221">.</text:span>drawable<text:span text:style-name="T221">.</text:span>ymcmart<text:span text:style-name="T221">)</text:span><text:span text:style-name="T223">;</text:span></text:p>
      <text:p text:style-name="P287">companyLogo<text:span text:style-name="T221">.</text:span>setImageSize<text:span text:style-name="T221">(</text:span><text:span text:style-name="T224">77.777</text:span><text:span text:style-name="T225">f</text:span><text:span text:style-name="T221">)</text:span><text:span text:style-name="T223">;</text:span></text:p>
      <text:p text:style-name="P285"/>
      <text:p text:style-name="P287">BorderlessEditText usernameEditText <text:span text:style-name="T221">=</text:span> </text:p>
      <text:p text:style-name="P287"><text:s text:c="8"/>new BorderlessEditText<text:span text:style-name="T221">(</text:span>mainLayoutContainer<text:span text:style-name="T221">,</text:span> </text:p>
      <text:p text:style-name="P287"><text:s text:c="16"/>R<text:span text:style-name="T221">.</text:span>drawable<text:span text:style-name="T221">.</text:span>icon_user<text:span text:style-name="T221">,</text:span> <text:span text:style-name="T226">"</text:span><text:span text:style-name="T227">Username</text:span><text:span text:style-name="T226">"</text:span><text:span text:style-name="T221">)</text:span><text:span text:style-name="T223">;</text:span></text:p>
      <text:p text:style-name="P287">usernameEditText<text:span text:style-name="T221">.</text:span>setMargins<text:span text:style-name="T221">(</text:span><text:span text:style-name="T228">23</text:span><text:span text:style-name="T221">,</text:span> <text:span text:style-name="T224">55.555</text:span><text:span text:style-name="T225">f</text:span><text:span text:style-name="T221">,</text:span> <text:span text:style-name="T228">23</text:span><text:span text:style-name="T221">,</text:span> <text:span text:style-name="T228">0</text:span><text:span text:style-name="T221">)</text:span><text:span text:style-name="T223">;</text:span></text:p>
      <text:p text:style-name="P285"/>
      <text:p text:style-name="P287">BorderlessEditText passwordEditText <text:span text:style-name="T221">=</text:span> </text:p>
      <text:p text:style-name="P287"><text:s text:c="8"/>new BorderlessEditText<text:span text:style-name="T221">(</text:span>mainLayoutContainer<text:span text:style-name="T221">,</text:span> </text:p>
      <text:p text:style-name="P287"><text:s text:c="16"/>R<text:span text:style-name="T221">.</text:span>drawable<text:span text:style-name="T221">.</text:span>icon_password<text:span text:style-name="T221">,</text:span> <text:span text:style-name="T226">"</text:span><text:span text:style-name="T227">Password</text:span><text:span text:style-name="T226">"</text:span><text:span text:style-name="T221">)</text:span><text:span text:style-name="T223">;</text:span> <text:s text:c="7"/></text:p>
      <text:p text:style-name="P287">passwordEditText<text:span text:style-name="T221">.</text:span>getBorderlessEditTextView<text:span text:style-name="T221">()</text:span></text:p>
      <text:p text:style-name="P287"><text:s text:c="8"/><text:span text:style-name="T221">.</text:span>setEditorInputType<text:span text:style-name="T221">(</text:span>EditTextComponent<text:span text:style-name="T221">.</text:span>INPUT_TYPE_TEXT_PASSWORD<text:span text:style-name="T221">)</text:span><text:span text:style-name="T223">;</text:span></text:p>
      <text:p text:style-name="P287">passwordEditText<text:span text:style-name="T221">.</text:span>setMargins<text:span text:style-name="T221">(</text:span><text:span text:style-name="T228">23</text:span><text:span text:style-name="T221">,</text:span> <text:span text:style-name="T224">11.111</text:span><text:span text:style-name="T225">f</text:span><text:span text:style-name="T221">,</text:span> <text:span text:style-name="T228">23</text:span><text:span text:style-name="T221">,</text:span> <text:span text:style-name="T228">0</text:span><text:span text:style-name="T221">)</text:span><text:span text:style-name="T223">;</text:span></text:p>
      <text:p text:style-name="P285"/>
      <text:p text:style-name="P287">ButtonComponent loginButton <text:span text:style-name="T221">=</text:span> </text:p>
      <text:p text:style-name="P287"><text:s text:c="8"/>new ButtonComponent<text:span text:style-name="T221">(</text:span>mainLayoutContainer<text:span text:style-name="T221">,</text:span> <text:span text:style-name="T226">"</text:span><text:span text:style-name="T227">Sign In</text:span><text:span text:style-name="T226">"</text:span><text:span text:style-name="T221">)</text:span><text:span text:style-name="T223">;</text:span></text:p>
      <text:p text:style-name="P287">loginButton<text:span text:style-name="T221">.</text:span>setMargins<text:span text:style-name="T221">(</text:span><text:span text:style-name="T228">23</text:span><text:span text:style-name="T221">,</text:span> <text:span text:style-name="T224">33.333</text:span><text:span text:style-name="T225">f</text:span><text:span text:style-name="T221">,</text:span> <text:span text:style-name="T228">23</text:span><text:span text:style-name="T221">,</text:span> <text:span text:style-name="T228">23</text:span><text:span text:style-name="T221">)</text:span><text:span text:style-name="T223">;</text:span></text:p>
      <text:p text:style-name="P285"/>
      <text:p text:style-name="P287">ButtonComponent signUpButton <text:span text:style-name="T221">=</text:span> </text:p>
      <text:p text:style-name="P287"><text:s text:c="8"/>new ButtonComponent<text:span text:style-name="T221">(</text:span>mainLayoutContainer<text:span text:style-name="T221">,</text:span> <text:span text:style-name="T226">"</text:span><text:span text:style-name="T227">Sign Up</text:span><text:span text:style-name="T226">"</text:span><text:span text:style-name="T221">)</text:span><text:span text:style-name="T223">;</text:span></text:p>
      <text:p text:style-name="P287">signUpButton<text:span text:style-name="T221">.</text:span>setDrawable<text:span text:style-name="T221">(</text:span>AU<text:span text:style-name="T221">.</text:span>curveBackgroundCorner<text:span text:style-name="T221">(</text:span><text:span text:style-name="T222">this</text:span><text:span text:style-name="T221">,</text:span> <text:span text:style-name="T224">11.111</text:span><text:span text:style-name="T225">f</text:span><text:span text:style-name="T221">,</text:span> R<text:span text:style-name="T221">.</text:span>color<text:span text:style-name="T221">.</text:span>colorPrimaryDarker<text:span text:style-name="T221">))</text:span><text:span text:style-name="T223">;</text:span></text:p>
      <text:p text:style-name="P287">signUpButton<text:span text:style-name="T221">.</text:span>setMargins<text:span text:style-name="T221">(</text:span><text:span text:style-name="T228">23</text:span><text:span text:style-name="T221">,</text:span> <text:span text:style-name="T228">0</text:span><text:span text:style-name="T221">,</text:span> <text:span text:style-name="T228">23</text:span><text:span text:style-name="T221">,</text:span> <text:span text:style-name="T228">0</text:span><text:span text:style-name="T221">)</text:span><text:span text:style-name="T223">;</text:span></text:p>
      <text:p text:style-name="P285"/>
      <text:p text:style-name="P287">TextViewComponent forgotPasswordTextLink <text:span text:style-name="T221">=</text:span> </text:p>
      <text:p text:style-name="P287"><text:s text:c="8"/>new TextViewComponent<text:span text:style-name="T221">(</text:span>mainLayoutContainer<text:span text:style-name="T221">,</text:span> <text:span text:style-name="T226">"</text:span><text:span text:style-name="T227">Forgot Password?</text:span><text:span text:style-name="T226">"</text:span><text:span text:style-name="T221">,</text:span> <text:span text:style-name="T228">5</text:span><text:span text:style-name="T221">)</text:span><text:span text:style-name="T223">;</text:span></text:p>
      <text:p text:style-name="P287">forgotPasswordTextLink<text:span text:style-name="T221">.</text:span>setMargins<text:span text:style-name="T221">(</text:span><text:span text:style-name="T228">23</text:span><text:span text:style-name="T221">,</text:span> <text:span text:style-name="T224">15.333</text:span><text:span text:style-name="T225">f</text:span><text:span text:style-name="T221">,</text:span> <text:span text:style-name="T228">23</text:span><text:span text:style-name="T221">,</text:span> <text:span text:style-name="T224">33.333</text:span><text:span text:style-name="T225">f</text:span><text:span text:style-name="T221">)</text:span><text:span text:style-name="T223">;</text:span></text:p>
      <text:p text:style-name="P287">forgotPasswordTextLink<text:span text:style-name="T221">.</text:span>setAlignment<text:span text:style-name="T221">(</text:span>TextViewComponent<text:span text:style-name="T221">.</text:span>TEXT_ALIGN_RIGHT<text:span text:style-name="T221">)</text:span><text:span text:style-name="T223">;</text:span></text:p>
      <text:p text:style-name="P287">forgotPasswordTextLink<text:span text:style-name="T221">.</text:span>setTextStyle<text:span text:style-name="T221">(</text:span>TextViewComponent<text:span text:style-name="T221">.</text:span>BOLD_TEXT<text:span text:style-name="T221">)</text:span><text:span text:style-name="T223">;</text:span></text:p>
      <text:p text:style-name="P289"><text:span text:style-name="T229">forgotPasswordTextLink</text:span><text:span text:style-name="T221">.</text:span><text:span text:style-name="T229">setTextViewColor</text:span><text:span text:style-name="T221">(</text:span><text:span text:style-name="T229">R</text:span><text:span text:style-name="T221">.</text:span><text:span text:style-name="T229">color</text:span><text:span text:style-name="T221">.</text:span><text:span text:style-name="T229">genericLink</text:span><text:span text:style-name="T221">)</text:span><text:span text:style-name="T223">;</text:span></text:p>
      <text:p text:style-name="P46"/>
      <text:p text:style-name="P46">The code snippet above was written in the onCreate method of LoginActivity, but can be isolated as a private method of the activity <text:span text:style-name="T151">and called in the</text:span> onCreate method. <text:span text:style-name="T152">Description of the code snippet is as below:</text:span></text:p>
      <text:p text:style-name="P42"/>
      <text:p text:style-name="P43"><text:span text:style-name="T156">disableDefaultActionBar </text:span><text:span text:style-name="T153">of AU (Activity Utility) class </text:span><text:span text:style-name="T154">removes the </text:span><text:span text:style-name="T155">activity’s default ActionBar. </text:span></text:p>
      <text:p text:style-name="P17"/>
      <text:p text:style-name="P3"><text:span text:style-name="T36">a</text:span><text:span text:style-name="T37">ctivityContainer </text:span><text:span text:style-name="T55">is the base </text:span><text:span text:style-name="T56">component</text:span><text:span text:style-name="T55"> that holds </text:span><text:span text:style-name="T57">all the components of LoginActivity in place. </text:span><text:span text:style-name="T56">That’s why it’s set to render all other components of the LoginActivity by setContentView method </text:span><text:soft-page-break/><text:span text:style-name="T56">of LoginActivity. </text:span><text:span text:style-name="T58">The constructor of </text:span><text:span text:style-name="T38">activityContainer </text:span><text:span text:style-name="T59">object </text:span><text:span text:style-name="T60">contains two other </text:span><text:span text:style-name="T61">parameters </text:span><text:span text:style-name="T62">which are constants of </text:span><text:span text:style-name="T63">GenericLayoutParams </text:span><text:span text:style-name="T64">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47"/>
      <text:p text:style-name="P76"><text:span text:style-name="T81">Note: </text:span><text:span text:style-name="T82">Every </text:span><text:span text:style-name="T83">component </text:span><text:span text:style-name="T84">takes </text:span><text:span text:style-name="T81">layout component (like FrameLayout, </text:span><text:span text:style-name="T85">VerticalLinearLayout, HorizontalLinearLayout, </text:span><text:span text:style-name="T86">ScrollView </text:span><text:span text:style-name="T87">and so on) as </text:span><text:span text:style-name="T88">one of its parameters </text:span><text:span text:style-name="T89">because </text:span><text:span text:style-name="T90">the layout component </text:span><text:span text:style-name="T91">holds the component in position except the first (or base) layout component that is set for the activity by the </text:span><text:span text:style-name="T92">setContentView method of the activity. </text:span></text:p>
      <text:p text:style-name="P20"/>
      <text:p text:style-name="P4"><text:span text:style-name="T43">G</text:span><text:span text:style-name="T44">enericLayoutParams </text:span><text:span text:style-name="T70">class </text:span><text:span text:style-name="T65">takes care of </text:span><text:span text:style-name="T66">layout management of components. </text:span><text:span text:style-name="T67">You do not have to concern yourself with what is happening in th</text:span><text:span text:style-name="T68">is</text:span><text:span text:style-name="T67"> class if you are </text:span><text:span text:style-name="T69">only</text:span><text:span text:style-name="T67"> using the library, unless you are contributing to the development of the library. </text:span></text:p>
      <text:p text:style-name="P48"/>
      <text:p text:style-name="P18"><text:span text:style-name="T174">s</text:span>crollViewComponent<text:span text:style-name="T175"> </text:span><text:span text:style-name="T176">takes care of scrolling </text:span><text:span text:style-name="T177">should in case </text:span><text:span text:style-name="T178">the components of the </text:span><text:span text:style-name="T179">LoginActivity grows past the screen size. </text:span></text:p>
      <text:p text:style-name="P49"/>
      <text:p text:style-name="P19"><text:span text:style-name="T174">s</text:span>crollViewComponent <text:span text:style-name="T180">by convention can only </text:span><text:span text:style-name="T181">contain </text:span><text:span text:style-name="T180">one </text:span><text:span text:style-name="T181">component. </text:span><text:span text:style-name="T182">So, </text:span><text:span text:style-name="T209">mainLayoutContainer </text:span><text:span text:style-name="T182">is the only component contained by </text:span><text:span text:style-name="T174">s</text:span>crollViewComponent <text:span text:style-name="T183">and it forms the base container for all other components contained by LoginActivity. </text:span></text:p>
      <text:p text:style-name="P49"><text:s/></text:p>
      <text:p text:style-name="P21">Note: Instead of setting <text:span text:style-name="T210">orientation </text:span><text:span text:style-name="T211">off </text:span><text:span text:style-name="T210">f</text:span><text:span text:style-name="T211">rom</text:span><text:span text:style-name="T210"> </text:span><text:span text:style-name="T211">LinearLayout class, the LinearLayout got divided into two types of LinearLayout; HorizontalLinearLayout and VerticalLinearLayout. </text:span></text:p>
      <text:p text:style-name="P49"/>
      <text:p text:style-name="P50">Setting gravity and layout gravity <text:span text:style-name="T212">using</text:span> this library has been simplified into a single method call. E.g: </text:p>
      <text:p text:style-name="P45"/>
      <text:p text:style-name="P22">mainLayoutContainer.setGravity(Gravity.CENTER);</text:p>
      <text:p text:style-name="P22">mainLayoutContainer.setLayoutGravity(Gravity.CENTER);</text:p>
      <text:p text:style-name="P49"/>
      <text:p text:style-name="P51">The two method calls above for setting gravity and layout gravity respectively are responsible for <text:span text:style-name="T213">aligning the </text:span><text:span text:style-name="T157">mainLayoutContainer </text:span><text:span text:style-name="T214">which contains other components </text:span><text:span text:style-name="T215">to the center of the </text:span><text:span text:style-name="T158">scrollViewComponent. </text:span></text:p>
      <text:p text:style-name="P49"/>
      <text:p text:style-name="P52">From the <text:span text:style-name="T159">mainLayoutContainer </text:span>going down, the trend <text:span text:style-name="T216">(</text:span><text:span text:style-name="T217">the simplicity involved in creating UI components)</text:span> continues downward <text:span text:style-name="T218">because </text:span><text:span text:style-name="T160">t</text:span><text:span text:style-name="T161">he design goal </text:span><text:span text:style-name="T162">of Component library is that </text:span><text:span text:style-name="T163">every component should be designed as a single </text:span><text:span text:style-name="T164">entity </text:span><text:span text:style-name="T165">(</text:span><text:span text:style-name="T166">as</text:span><text:span text:style-name="T165"> one class)</text:span><text:span text:style-name="T164"> throughout the entirety of the project </text:span><text:span text:style-name="T166">and have its object created and used where ever it’s needed. </text:span><text:span text:style-name="T118">Complex components are created by </text:span><text:span text:style-name="T119">composing other simple or complex components into one component. </text:span><text:span text:style-name="T120">Some examples of simple components in this library include: </text:span><text:span text:style-name="T140">DrawerLayoutComponent,</text:span><text:span text:style-name="T120"> </text:span><text:span text:style-name="T121">FrameLayoutComponent,</text:span><text:span text:style-name="T122"> </text:span><text:span text:style-name="T123">ViewPagerComponent, </text:span><text:span text:style-name="T124">EditTextComponent, </text:span><text:span text:style-name="T125">ScrollViewComponent, </text:span><text:span text:style-name="T126">TextViewComponent, </text:span><text:span text:style-name="T128">and </text:span><text:span text:style-name="T127">ViewComponent. </text:span><text:span text:style-name="T129">These components are termed simple components because they </text:span><text:span text:style-name="T130">inherit directly from the known Android UI </text:span><text:span text:style-name="T131">classes </text:span><text:span text:style-name="T132">which respectively are: </text:span><text:span text:style-name="T140">DrawerLayout, </text:span><text:span text:style-name="T133">FrameLayout, </text:span><text:span text:style-name="T134">ViewPager, AppCompatEditText, </text:span><text:span text:style-name="T135">ScrollView, AppCompatTextView </text:span><text:span text:style-name="T136">and View. </text:span><text:span text:style-name="T137">On the other hand, some examples of </text:span><text:span text:style-name="T138">complex components include: </text:span><text:span text:style-name="T139">HorizontalLinearComponent, VerticalLinearComponent, </text:span><text:span text:style-name="T141">BorderlessEditText, </text:span><text:span text:style-name="T142">ButtonComponent </text:span><text:span text:style-name="T219">and</text:span><text:span text:style-name="T142"> </text:span><text:span text:style-name="T143">FormFieldComponent. </text:span><text:span text:style-name="T144">The first two complex components inherit directly from LinearLayoutComponent, while the last three inherit </text:span><text:span text:style-name="T145">from </text:span><text:span text:style-name="T146">VerticalLinearComponent. </text:span><text:span text:style-name="T147">These </text:span><text:span text:style-name="T148">complex </text:span><text:span text:style-name="T147">components are also composed of other simple or complex components. <text:s text:c="11"/></text:span></text:p>
      <text:p text:style-name="P52"/>
      <text:p text:style-name="P323">HOW TO DESIGN REUSABLE COMPONENTS <text:s text:c="9"/></text:p>
      <text:p text:style-name="P323"/>
      <text:p text:style-name="P325"><text:soft-page-break/>To ensure <text:span text:style-name="T368">flexibility </text:span><text:span text:style-name="T369">in the </text:span><text:span text:style-name="T370">use of Component library, </text:span><text:span text:style-name="T371">components </text:span><text:span text:style-name="T372">ha</text:span><text:span text:style-name="T373">ve</text:span><text:span text:style-name="T372"> to be designed once </text:span><text:span text:style-name="T373">and used wherever it is needed in </text:span><text:span text:style-name="T374">your </text:span><text:span text:style-name="T373">project. </text:span><text:span text:style-name="T375">Using BorderlessEditText as example </text:span><text:span text:style-name="T376">below</text:span><text:span text:style-name="T375">, </text:span><text:span text:style-name="T376">components are designed by inheriting from </text:span><text:span text:style-name="T377">the outermost layout component (which is VerticalLinearLayout in the case of BorderlessEditText component), </text:span><text:span text:style-name="T378">which forms the root View of the reusable component. </text:span><text:span text:style-name="T379">This outermost layout component adds children components, </text:span><text:span text:style-name="T382">which includes other</text:span><text:span text:style-name="T380"> layout components </text:span><text:span text:style-name="T383">(which in turn adds other components and the trend continues with respect to the complexity of </text:span><text:span text:style-name="T384">the </text:span><text:span text:style-name="T385">reusable component</text:span><text:span text:style-name="T386">)</text:span><text:span text:style-name="T385">. <text:s text:c="18"/></text:span></text:p>
      <text:p text:style-name="P52"/>
      <text:p text:style-name="P321">Analysis of BorderlessEditText as an example: <text:s text:c="4"/></text:p>
      <text:p text:style-name="P321"/>
      <text:p text:style-name="P321"/>
      <text:p text:style-name="P52"/>
      <text:p text:style-name="P93">GenericLayoutParams <text:span text:style-name="T220">Class </text:span></text:p>
      <text:p text:style-name="P23"/>
      <text:p text:style-name="P56">This class controls the arrangement of components horizontally and vertically relative to their parent layout<text:span text:style-name="T233">s</text:span> and <text:span text:style-name="T232">contents. </text:span></text:p>
      <text:p text:style-name="P56"/>
      <text:p text:style-name="P24">Private <text:span text:style-name="T234">Fields <text:s/></text:span></text:p>
      <text:p text:style-name="P25"><text:span text:style-name="T184">ViewGroup.LayoutParams </text:span>layoutParams </text:p>
      <text:p text:style-name="P25"/>
      <text:p text:style-name="P26">Constants </text:p>
      <text:p text:style-name="P26"><text:span text:style-name="T186">public static final </text:span><text:span text:style-name="T175">int </text:span>ZERO_SPACE</text:p>
      <text:p text:style-name="P27"><text:span text:style-name="T186">public static final </text:span><text:span text:style-name="T185">int</text:span><text:span text:style-name="T235"> </text:span>MATCH_PARENT</text:p>
      <text:p text:style-name="P27"><text:span text:style-name="T186">public static final </text:span><text:span text:style-name="T175">int </text:span>WRAP_CONTENT</text:p>
      <text:p text:style-name="P27"/>
      <text:p text:style-name="P57">As their names imply, <text:span text:style-name="T167">ZERO_SPACE </text:span><text:span text:style-name="T236">gives zero </text:span><text:span text:style-name="T237">as the width or height of </text:span><text:span text:style-name="T238">layout, </text:span><text:span text:style-name="T168">MATCH_PARENT </text:span><text:span text:style-name="T239">gives the width or height of layout the exact width or height of </text:span><text:span text:style-name="T240">its</text:span><text:span text:style-name="T239"> parent layout, </text:span><text:span text:style-name="T241">while </text:span><text:span text:style-name="T169">WRAP_CONTENT </text:span><text:span text:style-name="T241">gives the width or height of layout the exact width or height </text:span><text:span text:style-name="T242">that will suitably wrap its</text:span><text:span text:style-name="T241"> content</text:span><text:span text:style-name="T242">s</text:span><text:span text:style-name="T241">. </text:span></text:p>
      <text:p text:style-name="P57"/>
      <text:p text:style-name="P28">Public Constructors <text:s/></text:p>
      <text:p text:style-name="P28">GenericLayoutParams(ViewGroup <text:span text:style-name="T175">viewGroup</text:span>, int <text:span text:style-name="T175">horizontalParam</text:span>, int <text:span text:style-name="T175">verticalParam</text:span>) <text:s text:c="5"/></text:p>
      <text:p text:style-name="P28"/>
      <text:p text:style-name="P29">GenericLayoutParams <text:span text:style-name="T175">constructor takes ViewGroup or an object of any class that extends ViewGroup </text:span><text:span text:style-name="T187">directly or indirectly</text:span><text:span text:style-name="T175"> as its first parameter. </text:span><text:span text:style-name="T188">The second and third parameters are </text:span><text:span text:style-name="T189">any of the constants of GenericLayoutParams class (ZERO_SPACE, MATCH_PARENT or WRAP_CONTENT). </text:span></text:p>
      <text:p text:style-name="P58"/>
      <text:p text:style-name="P30">Public Methods </text:p>
      <text:p text:style-name="P30"><text:span text:style-name="T175">void </text:span>setLayoutMargin(View <text:span text:style-name="T175">view</text:span>, float <text:span text:style-name="T175">left</text:span>, float <text:span text:style-name="T175">top</text:span>, float <text:span text:style-name="T175">right</text:span>, float <text:span text:style-name="T175">bottom</text:span>) <text:s text:c="2"/></text:p>
      <text:p text:style-name="P30"><text:span text:style-name="T175">void </text:span>setLayoutGravity(View <text:span text:style-name="T175">view</text:span>, int <text:span text:style-name="T175">gravity</text:span>) <text:s text:c="4"/></text:p>
      <text:p text:style-name="P30"><text:span text:style-name="T175">ViewGroup.LayoutParams </text:span>getLayoutParams() <text:s text:c="9"/></text:p>
      <text:p text:style-name="P30"/>
      <text:p text:style-name="P59">All the methods of <text:span text:style-name="T156">GenericLayoutParams </text:span>class <text:span text:style-name="T243">alte</text:span><text:span text:style-name="T244">r layout dimensions (parameters) of all the </text:span><text:span text:style-name="T245">Views (components) given to them except </text:span><text:span text:style-name="T170">getLayoutParams </text:span><text:span text:style-name="T245">method, which returns the </text:span><text:span text:style-name="T246">layout parameters. </text:span></text:p>
      <text:p text:style-name="P59"/>
      <text:p text:style-name="P6"><text:span text:style-name="T71">P</text:span><text:span text:style-name="T72">ackages </text:span><text:span text:style-name="T73">of need </text:span><text:span text:style-name="T72">in </text:span><text:span text:style-name="T74">Component library include: </text:span></text:p>
      <text:list xml:id="list3457274134" text:style-name="L1">
        <text:list-item>
          <text:p text:style-name="P291"><text:span text:style-name="T93">l</text:span><text:span text:style-name="T99">ayoutcomponent </text:span></text:p>
        </text:list-item>
        <text:list-item>
          <text:p text:style-name="P292"><text:span text:style-name="T99">v</text:span><text:span text:style-name="T1">iewcomponent <text:s/></text:span></text:p>
        </text:list-item>
        <text:list-item>
          <text:p text:style-name="P300">utility <text:s/></text:p>
        </text:list-item>
      </text:list>
      <text:p text:style-name="P60"/>
      <text:p text:style-name="P282"><text:soft-page-break/><text:span text:style-name="T24">com.chibuzo.component.layoutcomponent </text:span><text:span text:style-name="T54">package contains the layout component classes </text:span><text:span text:style-name="T75">in this library</text:span><text:span text:style-name="T54"> which include: </text:span></text:p>
      <text:list xml:id="list2136270057" text:style-name="L2">
        <text:list-item>
          <text:p text:style-name="P301">DrawerLayoutComponent <text:s/></text:p>
        </text:list-item>
        <text:list-item>
          <text:p text:style-name="P302">FrameLayoutComponent <text:s/></text:p>
        </text:list-item>
        <text:list-item>
          <text:p text:style-name="P303">HorizontalLayoutComponent </text:p>
        </text:list-item>
        <text:list-item>
          <text:p text:style-name="P304">LinearLayoutComponent <text:s/></text:p>
        </text:list-item>
        <text:list-item>
          <text:p text:style-name="P305">RecyclerViewComponent <text:s/></text:p>
        </text:list-item>
        <text:list-item>
          <text:p text:style-name="P306">RelativeLayoutComponent <text:s text:c="3"/></text:p>
        </text:list-item>
        <text:list-item>
          <text:p text:style-name="P307">VerticalLinearLayout <text:s/></text:p>
        </text:list-item>
        <text:list-item>
          <text:p text:style-name="P293"><text:span text:style-name="T1">View</text:span><text:span text:style-name="T94">Pager</text:span><text:span text:style-name="T1">Component <text:s text:c="5"/></text:span></text:p>
        </text:list-item>
      </text:list>
      <text:p text:style-name="P61"/>
      <text:p text:style-name="P77"><text:span text:style-name="T1">com.chibuzo.component.viewcomponent </text:span><text:span text:style-name="T54">package </text:span><text:span text:style-name="T76">contains </text:span><text:span text:style-name="T77">the view component classes in this library which include: <text:s text:c="2"/></text:span></text:p>
      <text:list xml:id="list248781499" text:style-name="L3">
        <text:list-item>
          <text:p text:style-name="P294"><text:span text:style-name="T95">B</text:span><text:span text:style-name="T1">orderlessEditText <text:s text:c="3"/></text:span></text:p>
        </text:list-item>
        <text:list-item>
          <text:p text:style-name="P308">ButtonComponent <text:s text:c="4"/></text:p>
        </text:list-item>
        <text:list-item>
          <text:p text:style-name="P309">EditTextComponent <text:s text:c="2"/></text:p>
        </text:list-item>
        <text:list-item>
          <text:p text:style-name="P310">FormFieldComponent <text:s/></text:p>
        </text:list-item>
        <text:list-item>
          <text:p text:style-name="P295"><text:span text:style-name="T1">IconLabel</text:span><text:span text:style-name="T96">Button <text:s/></text:span></text:p>
        </text:list-item>
        <text:list-item>
          <text:p text:style-name="P296"><text:span text:style-name="T1">IconOnly</text:span><text:span text:style-name="T97">Button <text:s/></text:span></text:p>
        </text:list-item>
        <text:list-item>
          <text:p text:style-name="P297"><text:span text:style-name="T97">I</text:span><text:span text:style-name="T1">conTextMenuComponent <text:s text:c="2"/></text:span></text:p>
        </text:list-item>
        <text:list-item>
          <text:p text:style-name="P311">ImageViewComponent <text:s text:c="2"/></text:p>
        </text:list-item>
        <text:list-item>
          <text:p text:style-name="P312">ImageViewParent <text:s/></text:p>
        </text:list-item>
        <text:list-item>
          <text:p text:style-name="P312">ImageViewScreen <text:s text:c="2"/></text:p>
        </text:list-item>
        <text:list-item>
          <text:p text:style-name="P313">ProgressBarComponent <text:s text:c="2"/></text:p>
        </text:list-item>
        <text:list-item>
          <text:p text:style-name="P298"><text:span text:style-name="T1">RoundElevated</text:span><text:span text:style-name="T98">Picture <text:s/></text:span></text:p>
        </text:list-item>
        <text:list-item>
          <text:p text:style-name="P299"><text:span text:style-name="T98">S</text:span><text:span text:style-name="T1">crollViewComponent <text:s text:c="2"/></text:span></text:p>
        </text:list-item>
        <text:list-item>
          <text:p text:style-name="P314">SlideMenuComponent <text:s/></text:p>
        </text:list-item>
        <text:list-item>
          <text:p text:style-name="P315">TextViewComponent <text:s/></text:p>
        </text:list-item>
        <text:list-item>
          <text:p text:style-name="P316">ViewComponent <text:s text:c="3"/></text:p>
        </text:list-item>
      </text:list>
      <text:p text:style-name="P62"/>
      <text:p text:style-name="P78"><text:span text:style-name="T1">utility </text:span><text:span text:style-name="T78">package </text:span><text:span text:style-name="T79">contains the </text:span><text:span text:style-name="T80">utility class which is: </text:span></text:p>
      <text:list xml:id="list1491946166" text:style-name="L4">
        <text:list-item>
          <text:p text:style-name="P317">AU (short for Activity Utility) <text:s text:c="3"/></text:p>
        </text:list-item>
      </text:list>
      <text:p text:style-name="P63"/>
      <text:p text:style-name="P91">Classes from the com.chibuzo.component.layoutcomponent package: <text:s text:c="3"/></text:p>
      <text:p text:style-name="P64"/>
      <text:p text:style-name="P88"><text:span text:style-name="T247">DrawerLayoutComponent </text:span><text:span text:style-name="T248">Class <text:s text:c="3"/></text:span></text:p>
      <text:p text:style-name="P89"/>
      <text:p text:style-name="P90"><draw:frame draw:style-name="fr1" draw:name="Image2" text:anchor-type="char" svg:x="4.001cm" svg:y="0.12cm" svg:width="6.459cm" svg:height="13.222cm" draw:z-index="1"><draw:image xlink:href="Pictures/1000000000000438000008A37F725E26508C256E.jpg" xlink:type="simple" xlink:show="embed" xlink:actuate="onLoad" loext:mime-type="image/jpeg"/></draw:frame><text:soft-page-break/></text:p>
      <text:p text:style-name="P90"/>
      <text:p text:style-name="P90"/>
      <text:p text:style-name="P90"/>
      <text:p text:style-name="P90"/>
      <text:p text:style-name="P90"/>
      <text:p text:style-name="P65"/>
      <text:p text:style-name="P31"/>
      <text:p text:style-name="P31"/>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2"><text:span text:style-name="T100">T</text:span><text:span text:style-name="T1">his is a </text:span><text:span text:style-name="T101">layout component that allows </text:span><text:span text:style-name="T102">components to be </text:span><text:span text:style-name="T103">pulled out from </text:span><text:span text:style-name="T104">left edge, right edge or left and right edges of the window. </text:span></text:p>
      <text:p text:style-name="P68"/>
      <text:p text:style-name="P83"><text:span text:style-name="T45">D</text:span><text:span text:style-name="T24">rawerLayoutComponent</text:span><text:span text:style-name="T1"> inherits from </text:span><text:span text:style-name="T46">androidx.drawerlayout.DrawerLayout <text:s text:c="8"/></text:span></text:p>
      <text:p text:style-name="P66"/>
      <text:p text:style-name="P33">Private Fields: <text:s text:c="15"/></text:p>
      <text:p text:style-name="P33">GenericLayoutParams <text:span text:style-name="T175">genericLayoutParams <text:s text:c="9"/></text:span></text:p>
      <text:p text:style-name="P66"/>
      <text:p text:style-name="P117"><text:span text:style-name="T47">C</text:span><text:span text:style-name="T48">onstructor</text:span><text:span text:style-name="T47">s</text:span><text:span text:style-name="T48">: <text:s text:c="15"/></text:span></text:p>
      <text:p text:style-name="P32">DrawerLayoutComponent(<text:span text:style-name="T249">Context </text:span><text:span text:style-name="T190">context</text:span><text:span text:style-name="T249">) <text:s text:c="5"/></text:span></text:p>
      <text:p text:style-name="P32"/>
      <text:p text:style-name="P34">Public Methods: <text:s/></text:p>
      <text:p text:style-name="P34"><text:span text:style-name="T197">void</text:span><text:span text:style-name="T260"> </text:span>setComponentColor<text:span text:style-name="T250">(</text:span><text:span text:style-name="T251">int </text:span><text:span text:style-name="T191">color</text:span><text:span text:style-name="T250">) </text:span></text:p>
      <text:p text:style-name="P34"><text:span text:style-name="T197">void </text:span><text:span text:style-name="T252">setBackground</text:span><text:span text:style-name="T253">(int </text:span><text:span text:style-name="T192">background</text:span><text:span text:style-name="T253">) </text:span><text:span text:style-name="T193"><text:s/></text:span></text:p>
      <text:p text:style-name="P36"><text:span text:style-name="T197">void </text:span>setDrawable(Drawable <text:span text:style-name="T175">drawable</text:span>) <text:span text:style-name="T194"><text:s/></text:span></text:p>
      <text:p text:style-name="P36"><text:span text:style-name="T197">GenericLayoutParams</text:span><text:span text:style-name="T255"> g</text:span>etGenericLayoutParams<text:span text:style-name="T254">() </text:span><text:span text:style-name="T195"><text:s/></text:span></text:p>
      <text:p text:style-name="P36"><text:span text:style-name="T198">void </text:span><text:span text:style-name="T256">setGenericLayoutParams(GenericLayoutParams </text:span><text:span text:style-name="T195">genericLayoutParams</text:span><text:span text:style-name="T256">) </text:span><text:span text:style-name="T196"><text:s text:c="2"/></text:span></text:p>
      <text:p text:style-name="P69"/>
      <text:p text:style-name="P95">FrameLayoutComponent <text:span text:style-name="T257">Class <text:s/></text:span></text:p>
      <text:p text:style-name="P95"/>
      <text:p text:style-name="P149">This is a layout component designed to <text:span text:style-name="T258">arrange its children </text:span><text:span text:style-name="T259">one on top another facing the screen (in z-axis). <text:s text:c="2"/></text:span></text:p>
      <text:p text:style-name="P149"/>
      <text:p text:style-name="P132">FrameLayoutComponent <text:span text:style-name="T175">inherits from </text:span>android.widget.FrameLayout <text:s text:c="2"/></text:p>
      <text:p text:style-name="P132"/>
      <text:p text:style-name="P132"><text:soft-page-break/>Private Fields: <text:s/></text:p>
      <text:p text:style-name="P132">float <text:span text:style-name="T175">layoutWeight</text:span>; <text:s text:c="4"/></text:p>
      <text:p text:style-name="P132">GenericLayoutParams <text:span text:style-name="T175">genericLayoutParams</text:span>; <text:s text:c="4"/></text:p>
      <text:p text:style-name="P132"/>
      <text:p text:style-name="P133">Constructors: <text:s text:c="4"/></text:p>
      <text:p text:style-name="P133">FrameLayoutComponent(Context <text:span text:style-name="T175">context</text:span>, int <text:span text:style-name="T175">horizontalParams</text:span>, int <text:span text:style-name="T175">verticalParams</text:span>) <text:s text:c="3"/></text:p>
      <text:p text:style-name="P133">FrameLayoutComponent(Context <text:span text:style-name="T175">context</text:span>, ViewGroup <text:span text:style-name="T175">viewGroup</text:span>, int <text:span text:style-name="T175">horizontalParam</text:span>, int <text:span text:style-name="T175">verticalParam</text:span>) <text:s text:c="3"/></text:p>
      <text:p text:style-name="P133"/>
      <text:p text:style-name="P134">Public Methods: <text:s text:c="2"/></text:p>
      <text:p text:style-name="P135"><text:span text:style-name="T175">void</text:span> setLayoutGravity(int <text:span text:style-name="T175">gravity</text:span>) </text:p>
      <text:p text:style-name="P35"><text:span text:style-name="T197">void</text:span><text:span text:style-name="T260"> </text:span>setComponentColor<text:span text:style-name="T250">(</text:span><text:span text:style-name="T251">int </text:span><text:span text:style-name="T191">color</text:span><text:span text:style-name="T250">) </text:span></text:p>
      <text:p text:style-name="P136"><text:span text:style-name="T197">void </text:span><text:span text:style-name="T252">setBackground</text:span><text:span text:style-name="T253">(int </text:span><text:span text:style-name="T192">background</text:span><text:span text:style-name="T253">)</text:span><text:span text:style-name="T199"> </text:span><text:span text:style-name="T193"><text:s/></text:span></text:p>
      <text:p text:style-name="P137"><text:span text:style-name="T193">v</text:span><text:span text:style-name="T175">oid </text:span>setDrawable(Drawable <text:span text:style-name="T175">drawable</text:span>) <text:s text:c="3"/></text:p>
      <text:p text:style-name="P150">void <text:span text:style-name="T156">setElevation(</text:span><text:span text:style-name="T171">float </text:span><text:span text:style-name="T300">elevation</text:span><text:span text:style-name="T156">) <text:s text:c="2"/></text:span></text:p>
      <text:p text:style-name="P118"><text:span text:style-name="T266">float</text:span><text:span text:style-name="T267"> </text:span><text:span text:style-name="T262">getLayoutWeight() <text:s text:c="4"/></text:span></text:p>
      <text:p text:style-name="P84"><text:span text:style-name="T271">v</text:span><text:span text:style-name="T270">oid </text:span><text:span text:style-name="T261">setLayoutWeight</text:span><text:span text:style-name="T263">(float </text:span><text:span text:style-name="T273">layoutWeight</text:span><text:span text:style-name="T263">) <text:s text:c="9"/></text:span></text:p>
      <text:p text:style-name="P85"><text:span text:style-name="T272">v</text:span><text:span text:style-name="T270">oid </text:span><text:span text:style-name="T261">setPadding(float </text:span><text:span text:style-name="T270">left</text:span><text:span text:style-name="T261">, float </text:span><text:span text:style-name="T270">top</text:span><text:span text:style-name="T261">, float </text:span><text:span text:style-name="T270">right</text:span><text:span text:style-name="T261">, float </text:span><text:span text:style-name="T270">bottom</text:span><text:span text:style-name="T261">) <text:s text:c="3"/></text:span></text:p>
      <text:p text:style-name="P119"><text:span text:style-name="T269">v</text:span><text:span text:style-name="T268">oid </text:span><text:span text:style-name="T265">set</text:span><text:span text:style-name="T264">Margins</text:span><text:span text:style-name="T265">(float </text:span><text:span text:style-name="T268">left</text:span><text:span text:style-name="T265">, float </text:span><text:span text:style-name="T268">top</text:span><text:span text:style-name="T265">, float </text:span><text:span text:style-name="T268">right</text:span><text:span text:style-name="T265">, float </text:span><text:span text:style-name="T268">bottom</text:span><text:span text:style-name="T265">) <text:s/></text:span></text:p>
      <text:p text:style-name="P37"><text:span text:style-name="T197">GenericLayoutParams</text:span><text:span text:style-name="T255"> g</text:span>etGenericLayoutParams<text:span text:style-name="T254">() </text:span><text:span text:style-name="T195"><text:s/></text:span></text:p>
      <text:p text:style-name="P37"><text:span text:style-name="T198">void </text:span><text:span text:style-name="T256">setGenericLayoutParams(GenericLayoutParams </text:span><text:span text:style-name="T195">genericLayoutParams</text:span><text:span text:style-name="T256">) </text:span><text:span text:style-name="T196"><text:s text:c="2"/></text:span></text:p>
      <text:p text:style-name="P156"/>
      <text:p text:style-name="P96">HorizontalLinearLayout <text:span text:style-name="T301">Class <text:s/></text:span></text:p>
      <text:p text:style-name="P96"/>
      <text:p text:style-name="P151">This is a layout component <text:span text:style-name="T302">designed to</text:span> arrange <text:span text:style-name="T302">its children horizontal</text:span><text:span text:style-name="T303">ly from left to right. <text:s text:c="3"/></text:span></text:p>
      <text:p text:style-name="P151"/>
      <text:p text:style-name="P138">HorizontalLinearLayout <text:span text:style-name="T200">inherits from </text:span><text:span text:style-name="T304">com.chibuzo.component.layoutcomponent.</text:span><text:span text:style-name="T305">LinearLayoutComponent <text:s/></text:span></text:p>
      <text:p text:style-name="P138"/>
      <text:p text:style-name="P139">Constructors:</text:p>
      <text:p text:style-name="P139">HorizontalLinearLayout(Context <text:span text:style-name="T175">context</text:span>, int <text:span text:style-name="T175">horizontalParam</text:span>, int <text:span text:style-name="T175">verticalParam</text:span>) <text:s text:c="4"/></text:p>
      <text:p text:style-name="P140">HorizontalLinearLayout(Context <text:span text:style-name="T175">context</text:span>,<text:span text:style-name="T175"> </text:span><text:span text:style-name="T306">ViewGroup</text:span><text:span text:style-name="T201"> viewGroup</text:span><text:span text:style-name="T306">,</text:span><text:span text:style-name="T175"> </text:span>int <text:span text:style-name="T175">horizontalParam</text:span>, int <text:span text:style-name="T175">verticalParam</text:span>) <text:s text:c="5"/></text:p>
      <text:p text:style-name="P140"/>
      <text:p text:style-name="P141">Public Methods: </text:p>
      <text:p text:style-name="P142">See LinearLayoutComponent methods; <text:span text:style-name="T307">they are inherited by </text:span><text:span text:style-name="T308">HorizontalLinearLayout. <text:s text:c="3"/></text:span></text:p>
      <text:p text:style-name="P142"/>
      <text:p text:style-name="P94">LinearLayoutComponent <text:span text:style-name="T309">Class <text:s text:c="3"/></text:span></text:p>
      <text:p text:style-name="P94"/>
      <text:p text:style-name="P152">This is an abstract <text:span text:style-name="T310">linear </text:span>layout component class <text:span text:style-name="T310">extended by </text:span><text:span text:style-name="T172">HorizontalLayoutComponent </text:span><text:span text:style-name="T311">class and </text:span><text:span text:style-name="T172">VerticalLayoutComponent </text:span><text:span text:style-name="T311">class. <text:s/></text:span></text:p>
      <text:p text:style-name="P94"/>
      <text:p text:style-name="P148">LinearLayoutComponent <text:span text:style-name="T175">inherits from </text:span>android.widget.LinearLayout <text:s text:c="6"/></text:p>
      <text:p text:style-name="P94"/>
      <text:p text:style-name="P143">Private Fields: <text:s/></text:p>
      <text:p text:style-name="P143">float <text:span text:style-name="T175">layoutWeight <text:s text:c="4"/></text:span></text:p>
      <text:p text:style-name="P143">GenericLayoutParams <text:span text:style-name="T175">genericLayoutParams <text:s text:c="4"/></text:span></text:p>
      <text:p text:style-name="P154"/>
      <text:p text:style-name="P144">Constructors: <text:s/></text:p>
      <text:p text:style-name="P144">LinearLayoutComponent(Context <text:span text:style-name="T175">context</text:span>, ViewGroup <text:span text:style-name="T175">viewGroup</text:span>, int <text:span text:style-name="T175">horizontalParam</text:span>, int <text:span text:style-name="T175">verticalParam</text:span>) <text:s text:c="4"/></text:p>
      <text:p text:style-name="P144"><text:soft-page-break/></text:p>
      <text:p text:style-name="P145">Public Methods: <text:s text:c="3"/></text:p>
      <text:p text:style-name="P145"><text:span text:style-name="T175">void</text:span> setLayoutGravity(int <text:span text:style-name="T175">gravity</text:span>) <text:s text:c="3"/></text:p>
      <text:p text:style-name="P145"><text:span text:style-name="T175">void </text:span>setComponentColor(int <text:span text:style-name="T175">color</text:span>) <text:s text:c="3"/></text:p>
      <text:p text:style-name="P145"><text:span text:style-name="T175">void</text:span> setLayoutDimension(float <text:span text:style-name="T175">layoutWidth</text:span>, float <text:span text:style-name="T175">layoutHeight</text:span>) <text:s text:c="4"/></text:p>
      <text:p text:style-name="P145"><text:span text:style-name="T175">void</text:span> setLayoutWidth(float <text:span text:style-name="T175">layoutWidth</text:span>) <text:s text:c="3"/></text:p>
      <text:p text:style-name="P145"><text:span text:style-name="T175">void</text:span> setLayoutHeight(float <text:span text:style-name="T175">layoutHeight</text:span>) <text:s text:c="5"/></text:p>
      <text:p text:style-name="P145"><text:span text:style-name="T175">void</text:span> setBackground(int <text:span text:style-name="T175">background</text:span>) <text:s text:c="4"/></text:p>
      <text:p text:style-name="P145"><text:span text:style-name="T175">void</text:span> setDrawable(Drawable <text:span text:style-name="T175">drawable</text:span>) <text:s text:c="4"/></text:p>
      <text:p text:style-name="P145"><text:span text:style-name="T175">void </text:span>setElevation(float <text:span text:style-name="T175">elevation</text:span>) <text:s text:c="5"/></text:p>
      <text:p text:style-name="P145"><text:span text:style-name="T175">float </text:span>getLayoutWeight() <text:s text:c="7"/></text:p>
      <text:p text:style-name="P145"><text:span text:style-name="T175">void</text:span> setLayoutWeight(float <text:span text:style-name="T175">layoutWeight</text:span>) <text:s text:c="7"/></text:p>
      <text:p text:style-name="P145"><text:span text:style-name="T175">void</text:span> setPadding(float <text:span text:style-name="T175">left</text:span>, float <text:span text:style-name="T175">top</text:span>, float <text:span text:style-name="T175">right</text:span>, float <text:span text:style-name="T175">bottom</text:span>) <text:s text:c="5"/></text:p>
      <text:p text:style-name="P145"><text:span text:style-name="T175">void</text:span> setMargins(float <text:span text:style-name="T175">left</text:span>, float <text:span text:style-name="T175">top</text:span>, float <text:span text:style-name="T175">right</text:span>, float <text:span text:style-name="T175">bottom</text:span>) <text:s text:c="4"/></text:p>
      <text:p text:style-name="P145"><text:span text:style-name="T175">GenericLayoutParams </text:span>getGenericLayoutParams() <text:s text:c="5"/></text:p>
      <text:p text:style-name="P145"><text:span text:style-name="T175">void</text:span> setGenericLayoutParams(GenericLayoutParams <text:span text:style-name="T175">genericLayoutParams</text:span>) <text:s text:c="3"/></text:p>
      <text:p text:style-name="P145"/>
      <text:p text:style-name="P97">RecyclerViewComponent <text:span text:style-name="T312">Class <text:s text:c="2"/></text:span></text:p>
      <text:p text:style-name="P98"/>
      <text:p text:style-name="P153">This layout class is used to display large set<text:span text:style-name="T313">s</text:span> of data <text:span text:style-name="T313">i</text:span>n the user interface <text:span text:style-name="T313">with </text:span><text:span text:style-name="T314">small memory footprint. <text:s/></text:span></text:p>
      <text:p text:style-name="P153"/>
      <text:p text:style-name="P147">RecyclerViewComponent <text:span text:style-name="T175">inherits from </text:span>androidx.recyclerview.widget.RecyclerView <text:s text:c="3"/></text:p>
      <text:p text:style-name="P147"/>
      <text:p text:style-name="P146">Private <text:span text:style-name="T315">Fields: <text:s/></text:span></text:p>
      <text:p text:style-name="P146">float <text:span text:style-name="T175">layoutWeight <text:s text:c="9"/></text:span></text:p>
      <text:p text:style-name="P146">GenericLayoutParams <text:span text:style-name="T175">genericLayoutParams <text:s text:c="11"/></text:span></text:p>
      <text:p text:style-name="P155"/>
      <text:p text:style-name="P157">Constructors: <text:s/></text:p>
      <text:p text:style-name="P157">RecyclerViewComponent(ViewGroup <text:span text:style-name="T175">viewGroup</text:span>) <text:s text:c="3"/></text:p>
      <text:p text:style-name="P158"/>
      <text:p text:style-name="P158">Public Methods: <text:s text:c="4"/></text:p>
      <text:p text:style-name="P158"><text:span text:style-name="T175">void </text:span>setLayoutGravity(int <text:span text:style-name="T175">gravity</text:span>) <text:s text:c="3"/></text:p>
      <text:p text:style-name="P158"><text:span text:style-name="T175">void </text:span>setComponentColor(int <text:span text:style-name="T175">color</text:span>) <text:s text:c="3"/></text:p>
      <text:p text:style-name="P158"><text:span text:style-name="T175">void </text:span>setBackground(int <text:span text:style-name="T175">background</text:span>) <text:s text:c="2"/></text:p>
      <text:p text:style-name="P158"><text:span text:style-name="T175">void </text:span>setDrawable(Drawable <text:span text:style-name="T175">drawable</text:span>) <text:s text:c="3"/></text:p>
      <text:p text:style-name="P158"><text:span text:style-name="T175">void </text:span>setElevation(float <text:span text:style-name="T175">elevation</text:span>) <text:s text:c="3"/></text:p>
      <text:p text:style-name="P158"><text:span text:style-name="T175">float </text:span>getLayoutWeight() <text:s/></text:p>
      <text:p text:style-name="P158"><text:span text:style-name="T175">void </text:span>setLayoutWeight(float <text:span text:style-name="T175">layoutWeight</text:span>) <text:s text:c="2"/></text:p>
      <text:p text:style-name="P158"><text:span text:style-name="T175">void </text:span>setPadding(int <text:span text:style-name="T175">left</text:span>, int <text:span text:style-name="T175">top</text:span>, int <text:span text:style-name="T175">right</text:span>, int <text:span text:style-name="T175">bottom</text:span>) <text:s/></text:p>
      <text:p text:style-name="P159"><text:span text:style-name="T175">void </text:span>setMargins(int <text:span text:style-name="T175">left</text:span>, int <text:span text:style-name="T175">top</text:span>, int <text:span text:style-name="T175">right</text:span>, int <text:span text:style-name="T175">bottom</text:span>) </text:p>
      <text:p text:style-name="P159"><text:span text:style-name="T175">GenericLayoutParams </text:span>getGenericLayoutParams() <text:s/></text:p>
      <text:p text:style-name="P158"><text:span text:style-name="T175">void </text:span>setGenericLayoutParams(GenericLayoutParams <text:span text:style-name="T175">genericLayoutParams</text:span>) <text:s text:c="3"/></text:p>
      <text:p text:style-name="P158"/>
      <text:p text:style-name="P99">VerticalLinearLayout <text:span text:style-name="T316">Class <text:s text:c="2"/></text:span></text:p>
      <text:p text:style-name="P99"/>
      <text:p text:style-name="P190">This is a layout component designed to arrange its children vertically from top to bottom. <text:s/></text:p>
      <text:p text:style-name="P190"/>
      <text:p text:style-name="P167">VerticalLinearLayout <text:span text:style-name="T175">inherits from </text:span><text:span text:style-name="T200"><text:s/></text:span><text:span text:style-name="T304">com.chibuzo.component.layoutcomponent.</text:span><text:span text:style-name="T305">LinearLayoutComponent <text:s/></text:span></text:p>
      <text:p text:style-name="P190"/>
      <text:p text:style-name="P160">Constructors: <text:s text:c="3"/></text:p>
      <text:p text:style-name="P160"><text:soft-page-break/>VerticalLinearLayout(Context <text:span text:style-name="T175">context</text:span>, int <text:span text:style-name="T175">horizontalParam</text:span>, int <text:span text:style-name="T175">verticalParam</text:span>) <text:s text:c="3"/></text:p>
      <text:p text:style-name="P160">VerticalLinearLayout(Context <text:span text:style-name="T175">context</text:span>, ViewGroup <text:span text:style-name="T175">viewGroup</text:span>, int <text:span text:style-name="T175">horizontalParam</text:span>, int <text:span text:style-name="T175">verticalParam</text:span>) <text:s text:c="6"/></text:p>
      <text:p text:style-name="P160"/>
      <text:p text:style-name="P100">ViewPagerComponent <text:span text:style-name="T317">Class <text:s text:c="2"/></text:span></text:p>
      <text:p text:style-name="P100"/>
      <text:p text:style-name="P120"><text:span text:style-name="T274">This is a layout component that allows user to flip left </text:span><text:span text:style-name="T275">and</text:span><text:span text:style-name="T274"> right through </text:span><text:span text:style-name="T276">pages of data. </text:span></text:p>
      <text:p text:style-name="P191"/>
      <text:p text:style-name="P168">ViewPagerComponent <text:span text:style-name="T175">inherits from </text:span>androidx.viewpager.widget.ViewPager <text:s text:c="5"/></text:p>
      <text:p text:style-name="P191"/>
      <text:p text:style-name="P161">Private Fields: <text:s text:c="2"/></text:p>
      <text:p text:style-name="P161">float <text:span text:style-name="T175">layoutWeight</text:span></text:p>
      <text:p text:style-name="P161">GenericLayoutParams <text:span text:style-name="T175">genericLayoutParams <text:s text:c="5"/></text:span></text:p>
      <text:p text:style-name="P196"/>
      <text:p text:style-name="P162">Constructors: <text:s/></text:p>
      <text:p text:style-name="P162">ViewPagerComponent(Context <text:span text:style-name="T175">context</text:span>, ViewGroup <text:span text:style-name="T175">viewGroup</text:span>, int <text:span text:style-name="T175">horizontalParam</text:span>, int <text:span text:style-name="T175">verticalParam</text:span>) <text:s text:c="7"/></text:p>
      <text:p text:style-name="P162"/>
      <text:p text:style-name="P163">Public Methods: <text:s text:c="2"/></text:p>
      <text:p text:style-name="P163"><text:span text:style-name="T175">void </text:span>setLayoutGravity(int <text:span text:style-name="T175">gravity</text:span>) </text:p>
      <text:p text:style-name="P163"><text:span text:style-name="T175">void </text:span>setElevation(float <text:span text:style-name="T175">elevation</text:span>) </text:p>
      <text:p text:style-name="P163"><text:span text:style-name="T175">float </text:span>getLayoutWeight() </text:p>
      <text:p text:style-name="P163"><text:span text:style-name="T175">void </text:span>setLayoutWeight(float <text:span text:style-name="T175">layoutWeight</text:span>) <text:s text:c="3"/></text:p>
      <text:p text:style-name="P163"><text:span text:style-name="T175">void </text:span>setPadding(float <text:span text:style-name="T175">left</text:span>, float <text:span text:style-name="T175">top</text:span>, float <text:span text:style-name="T175">right</text:span>, float <text:span text:style-name="T175">bottom</text:span>) <text:s/></text:p>
      <text:p text:style-name="P163"><text:span text:style-name="T175">void </text:span>setMargins(int <text:span text:style-name="T175">left</text:span>, int <text:span text:style-name="T175">top</text:span>, int <text:span text:style-name="T175">right</text:span>, int <text:span text:style-name="T175">bottom</text:span>) <text:s/></text:p>
      <text:p text:style-name="P163"><text:span text:style-name="T175">GenericLayoutParams </text:span>getGenericLayoutParams() <text:s/></text:p>
      <text:p text:style-name="P163"><text:span text:style-name="T175">void </text:span>setGenericLayoutParams(GenericLayoutParams <text:span text:style-name="T175">genericLayoutParams</text:span>) <text:s text:c="2"/></text:p>
      <text:p text:style-name="P163"/>
      <text:p text:style-name="P92">Classes from the com.chibuzo.component.viewcomponent package: <text:s/></text:p>
      <text:p text:style-name="P92"/>
      <text:p text:style-name="P104">BorderlessEditText <text:span text:style-name="T318">Class <text:s text:c="3"/></text:span></text:p>
      <text:p text:style-name="P104"><draw:frame draw:style-name="fr1" draw:name="Image3" text:anchor-type="char" svg:x="0cm" svg:y="0cm" svg:width="17cm" svg:height="3.087cm" draw:z-index="2"><draw:image xlink:href="Pictures/1000000000000421000000C008D0062D61D5D22F.jpg" xlink:type="simple" xlink:show="embed" xlink:actuate="onLoad" loext:mime-type="image/jpeg"/></draw:frame><text:span text:style-name="T297">This is a </text:span><text:span text:style-name="T298">custom EditText that </text:span><text:span text:style-name="T299">has icon, with no borders. <text:s text:c="5"/></text:span></text:p>
      <text:p text:style-name="P192"/>
      <text:p text:style-name="P169">BorderlessEditText <text:span text:style-name="T202">inherits from </text:span><text:span text:style-name="T320">com.chibuzo.component.layoutcomponent.VerticalLinearLayout <text:s text:c="11"/></text:span></text:p>
      <text:p text:style-name="P192"/>
      <text:p text:style-name="P164">Private Fields: <text:s/></text:p>
      <text:p text:style-name="P165">int <text:span text:style-name="T175">editTextIcon </text:span></text:p>
      <text:p text:style-name="P165">String <text:span text:style-name="T175">editTextHint</text:span></text:p>
      <text:p text:style-name="P165"><text:span text:style-name="T319">int </text:span><text:span text:style-name="T175">editTextBackgroundColor</text:span></text:p>
      <text:p text:style-name="P164">ViewComponent <text:span text:style-name="T175">editTextUnderline</text:span></text:p>
      <text:p text:style-name="P164">ImageViewComponent <text:span text:style-name="T175">editTextIconView</text:span></text:p>
      <text:p text:style-name="P164">EditTextComponent <text:span text:style-name="T175">borderlessEditTextView</text:span></text:p>
      <text:p text:style-name="P164">HorizontalLinearLayout <text:span text:style-name="T175">borderlessEditTextLayout</text:span></text:p>
      <text:p text:style-name="P164"/>
      <text:p text:style-name="P166"><text:soft-page-break/>Constructors: <text:s/></text:p>
      <text:p text:style-name="P166">BorderlessEditText(ViewGroup <text:span text:style-name="T175">viewGroup</text:span>, int <text:span text:style-name="T175">editTextIcon</text:span>, String <text:span text:style-name="T175">editTextHint</text:span>) <text:s text:c="2"/></text:p>
      <text:p text:style-name="P166"/>
      <text:p text:style-name="P170">Public Methods: <text:s text:c="2"/></text:p>
      <text:p text:style-name="P170"><text:span text:style-name="T175">String </text:span>getEditTextHint() </text:p>
      <text:p text:style-name="P170"><text:span text:style-name="T175">void </text:span>setEditTextHint(String <text:span text:style-name="T175">editTextHint</text:span>) <text:s/></text:p>
      <text:p text:style-name="P170"><text:span text:style-name="T175">int </text:span>getEditTextIcon() <text:s/></text:p>
      <text:p text:style-name="P170"><text:span text:style-name="T175">void </text:span>setEditTextIcon(int <text:span text:style-name="T175">editTextIcon</text:span>) <text:s/></text:p>
      <text:p text:style-name="P170"><text:span text:style-name="T175">int </text:span>getEditTextBackgroundColor() <text:s/></text:p>
      <text:p text:style-name="P170"><text:span text:style-name="T175">void </text:span>setEditTextBackgroundColor(int <text:span text:style-name="T175">editTextBackgroundColor</text:span>) </text:p>
      <text:p text:style-name="P170"><text:span text:style-name="T175">HorizontalLinearLayout </text:span>getBorderlessEditTextLayout() </text:p>
      <text:p text:style-name="P170"><text:span text:style-name="T175">ViewComponent </text:span>getEditTextUnderline() </text:p>
      <text:p text:style-name="P172"><text:span text:style-name="T175">ImageViewComponent </text:span>getEditTextIconView() </text:p>
      <text:p text:style-name="P170"><text:span text:style-name="T175">EditTextComponent </text:span>getBorderlessEditTextView() <text:s/></text:p>
      <text:p text:style-name="P170"/>
      <text:p text:style-name="P173">Private Methods: <text:s text:c="8"/></text:p>
      <text:p text:style-name="P172"><text:span text:style-name="T175">void </text:span>setBorderlessEditTextLayout() <text:s/></text:p>
      <text:p text:style-name="P171"><text:span text:style-name="T175">void </text:span>setEditTextUnderline() </text:p>
      <text:p text:style-name="P172"><text:span text:style-name="T175">void </text:span>setEditTextIconView() <text:s text:c="2"/></text:p>
      <text:p text:style-name="P170"><text:span text:style-name="T175">void </text:span>setBorderlessEditTextView() <text:s text:c="4"/></text:p>
      <text:p text:style-name="P170"/>
      <text:p text:style-name="P101">ButtonComponent <text:span text:style-name="T321">Class <text:s text:c="2"/></text:span></text:p>
      <text:p text:style-name="P101"/>
      <text:p text:style-name="P193">A user interface component a user can tap to or click on to perform an action. <text:s/></text:p>
      <text:p text:style-name="P193"/>
      <text:p text:style-name="P174">ButtonComponent <text:span text:style-name="T175">inherits from </text:span>com.chibuzo.component.layoutcomponent.VerticalLinearLayout <text:s text:c="4"/></text:p>
      <text:p text:style-name="P174"/>
      <text:p text:style-name="P175">Private Fields: <text:s text:c="2"/></text:p>
      <text:p text:style-name="P175">int <text:span text:style-name="T175">labelSize <text:s text:c="3"/></text:span></text:p>
      <text:p text:style-name="P175">String <text:span text:style-name="T175">buttonLabel <text:s text:c="3"/></text:span></text:p>
      <text:p text:style-name="P175">TextViewComponent <text:span text:style-name="T175">textViewComponent <text:s text:c="6"/></text:span></text:p>
      <text:p text:style-name="P197"/>
      <text:p text:style-name="P176">Constructors: <text:s text:c="2"/></text:p>
      <text:p text:style-name="P176">ButtonComponent(ViewGroup <text:span text:style-name="T175">viewGroup</text:span>, String <text:span text:style-name="T175">buttonLabel</text:span>) </text:p>
      <text:p text:style-name="P176">ButtonComponent(ViewGroup <text:span text:style-name="T175">viewGroup</text:span>, String <text:span text:style-name="T175">buttonLabel</text:span>, int <text:span text:style-name="T175">labelSize</text:span>) <text:s text:c="3"/></text:p>
      <text:p text:style-name="P176"/>
      <text:p text:style-name="P177">Public Methods: <text:s text:c="4"/></text:p>
      <text:p text:style-name="P177"><text:span text:style-name="T175">TextViewComponent </text:span>getButtonLabel() <text:s text:c="4"/></text:p>
      <text:p text:style-name="P177"><text:span text:style-name="T175">void </text:span>setButtonLabel() <text:s text:c="6"/></text:p>
      <text:p text:style-name="P177"/>
      <text:p text:style-name="P102">EditTextComponent <text:span text:style-name="T322">Class <text:s text:c="6"/></text:span></text:p>
      <text:p text:style-name="P102"/>
      <text:p text:style-name="P194">This is a user interface component for entering and modifying text. <text:s text:c="6"/></text:p>
      <text:p text:style-name="P194"/>
      <text:p text:style-name="P178">EditTextComponent <text:span text:style-name="T175">inherits from </text:span>androidx.appcompat.widget.AppCompatEditText <text:s text:c="6"/></text:p>
      <text:p text:style-name="P178"/>
      <text:p text:style-name="P179">Private Fields: <text:s/></text:p>
      <text:p text:style-name="P179">float <text:span text:style-name="T175">layoutWeight </text:span><text:s text:c="4"/></text:p>
      <text:p text:style-name="P179">int <text:span text:style-name="T175">editorInputType <text:s text:c="4"/></text:span></text:p>
      <text:p text:style-name="P179">GenericLayoutParams <text:span text:style-name="T175">genericLayoutParams <text:s text:c="5"/></text:span></text:p>
      <text:p text:style-name="P198"/>
      <text:p text:style-name="P180"><text:soft-page-break/>Public Constants: <text:s text:c="2"/></text:p>
      <text:p text:style-name="P179"><text:span text:style-name="T175">static final int </text:span>INPUT_TYPE_TEXT</text:p>
      <text:p text:style-name="P179"><text:span text:style-name="T175">static final int </text:span>INPUT_TYPE_NUMBER</text:p>
      <text:p text:style-name="P179"><text:span text:style-name="T175">static final int </text:span>INPUT_TYPE_DATE_TIME</text:p>
      <text:p text:style-name="P179"><text:span text:style-name="T175">static final int </text:span>INPUT_TYPE_PHONE </text:p>
      <text:p text:style-name="P179"><text:span text:style-name="T175">static final int </text:span>INPUT_TYPE_TEXT_PASSWORD </text:p>
      <text:p text:style-name="P179"><text:span text:style-name="T175">static final int </text:span>INPUT_TYPE_NUMBER_PASSWORD<text:span text:style-name="T175"> <text:s/></text:span></text:p>
      <text:p text:style-name="P198"/>
      <text:p text:style-name="P181">Constructors: <text:s text:c="3"/></text:p>
      <text:p text:style-name="P121"><text:span text:style-name="T156">EditTextComponent(ViewGroup </text:span>viewGroup, <text:span text:style-name="T156">String </text:span>hint<text:span text:style-name="T156">) <text:s text:c="8"/></text:span></text:p>
      <text:p text:style-name="P181">EditTextComponent(ViewGroup <text:span text:style-name="T175">viewGroup</text:span>, String <text:span text:style-name="T175">hint</text:span>, int <text:span text:style-name="T175">editorInputType</text:span>) <text:s text:c="14"/></text:p>
      <text:p text:style-name="P181"/>
      <text:p text:style-name="P182">Public Methods: <text:s text:c="2"/></text:p>
      <text:p text:style-name="P182"><text:span text:style-name="T175">void </text:span>setLayoutGravity(int <text:span text:style-name="T175">gravity</text:span>) <text:s text:c="4"/></text:p>
      <text:p text:style-name="P182"><text:span text:style-name="T175">void </text:span>setComponentColor(int <text:span text:style-name="T175">color</text:span>) <text:s text:c="3"/></text:p>
      <text:p text:style-name="P182"><text:span text:style-name="T175">void </text:span>setBackground(int <text:span text:style-name="T175">background</text:span>) <text:s text:c="3"/></text:p>
      <text:p text:style-name="P182"><text:span text:style-name="T175">void </text:span>setDrawable(Drawable <text:span text:style-name="T175">drawable</text:span>) <text:s text:c="10"/></text:p>
      <text:p text:style-name="P182"><text:span text:style-name="T175">float </text:span>getLayoutWeight() <text:s text:c="13"/></text:p>
      <text:p text:style-name="P182"><text:span text:style-name="T175">void </text:span>setLayoutWeight(float <text:span text:style-name="T175">layoutWeight</text:span>) <text:s text:c="11"/></text:p>
      <text:p text:style-name="P182"><text:span text:style-name="T175">void </text:span>setPadding(float <text:span text:style-name="T175">left</text:span>, float <text:span text:style-name="T175">top</text:span>, float <text:span text:style-name="T175">right</text:span>, float <text:span text:style-name="T175">bottom</text:span>) <text:s text:c="13"/></text:p>
      <text:p text:style-name="P182"><text:span text:style-name="T175">void </text:span>setMargins(float <text:span text:style-name="T175">left</text:span>, float <text:span text:style-name="T175">top</text:span>, float <text:span text:style-name="T175">right</text:span>, float <text:span text:style-name="T175">bottom</text:span>) <text:s text:c="7"/></text:p>
      <text:p text:style-name="P182"><text:span text:style-name="T175">GenericLayoutParams </text:span>getGenericLayoutParams() <text:s text:c="6"/></text:p>
      <text:p text:style-name="P182"><text:span text:style-name="T175">void </text:span>setGenericLayoutParams(GenericLayoutParams <text:span text:style-name="T175">genericLayoutParams</text:span>) <text:s text:c="3"/></text:p>
      <text:p text:style-name="P182"><text:span text:style-name="T175">int </text:span>getEditorInputType() <text:s text:c="3"/></text:p>
      <text:p text:style-name="P183"><text:span text:style-name="T175">void </text:span>setEditorInputType(int <text:span text:style-name="T175">editorInputType</text:span>) <text:s text:c="5"/></text:p>
      <text:p text:style-name="P183"/>
      <text:p text:style-name="P103">FormFieldComponent <text:span text:style-name="T323">Class <text:s text:c="3"/></text:span></text:p>
      <text:p text:style-name="P103"/>
      <text:p text:style-name="P195">This is a form field <text:span text:style-name="T324">or form input</text:span> component that has an EditText component and label. <text:s text:c="2"/></text:p>
      <text:p text:style-name="P195"/>
      <text:p text:style-name="P184">FormFieldComponent <text:span text:style-name="T175">inherits from </text:span>com.chibuzo.component.layoutcomponent.VerticalLinearLayout <text:s text:c="10"/></text:p>
      <text:p text:style-name="P184"/>
      <text:p text:style-name="P185">Private Fields: <text:s text:c="4"/></text:p>
      <text:p text:style-name="P185">int <text:span text:style-name="T175">labelSize <text:s text:c="3"/></text:span><text:s text:c="2"/></text:p>
      <text:p text:style-name="P185">String <text:span text:style-name="T175">hint <text:s text:c="5"/></text:span></text:p>
      <text:p text:style-name="P185">String <text:span text:style-name="T175">formLabel <text:s text:c="4"/></text:span></text:p>
      <text:p text:style-name="P185">int <text:span text:style-name="T175">editorInputType </text:span><text:s text:c="5"/></text:p>
      <text:p text:style-name="P185">EditTextComponent <text:span text:style-name="T175">editTextComponent <text:s text:c="6"/></text:span></text:p>
      <text:p text:style-name="P185">TextViewComponent <text:span text:style-name="T175">textViewComponent <text:s text:c="4"/></text:span><text:s text:c="4"/></text:p>
      <text:p text:style-name="P184"/>
      <text:p text:style-name="P186">Constructors: <text:s text:c="6"/></text:p>
      <text:p text:style-name="P122"><text:span text:style-name="T278">FormFieldComponent(ViewGroup </text:span><text:span text:style-name="T277">viewGroup</text:span><text:span text:style-name="T278">, String </text:span><text:span text:style-name="T277">formLabel</text:span><text:span text:style-name="T278">, String </text:span><text:span text:style-name="T277">hint</text:span><text:span text:style-name="T278">) <text:s text:c="6"/></text:span></text:p>
      <text:p text:style-name="P122"><text:span text:style-name="T278">FormFieldComponent(ViewGroup </text:span><text:span text:style-name="T277">viewGroup</text:span><text:span text:style-name="T278">, String </text:span><text:span text:style-name="T277">formLabel</text:span><text:span text:style-name="T278">, String </text:span><text:span text:style-name="T277">hint</text:span><text:span text:style-name="T278">, int </text:span><text:span text:style-name="T277">editorInputType</text:span><text:span text:style-name="T278">) <text:s text:c="3"/></text:span></text:p>
      <text:p text:style-name="P122"><text:span text:style-name="T278">FormFieldComponent(ViewGroup </text:span><text:span text:style-name="T277">viewGroup</text:span><text:span text:style-name="T278">, String </text:span><text:span text:style-name="T277">formLabel</text:span><text:span text:style-name="T278">, int </text:span><text:span text:style-name="T277">labelSize</text:span><text:span text:style-name="T278">, String </text:span><text:span text:style-name="T277">hint</text:span><text:span text:style-name="T278">, int </text:span><text:span text:style-name="T277">editorInputType</text:span><text:span text:style-name="T278">) <text:s text:c="8"/></text:span></text:p>
      <text:p text:style-name="P186"/>
      <text:p text:style-name="P123"><text:span text:style-name="T279">Public Methods: <text:s text:c="2"/></text:span><text:span text:style-name="T278"><text:s text:c="5"/></text:span></text:p>
      <text:p text:style-name="P123"><text:span text:style-name="T277">EditTextComponent </text:span><text:span text:style-name="T278">getFormInput() <text:s text:c="4"/></text:span></text:p>
      <text:p text:style-name="P123"><text:span text:style-name="T277">void </text:span><text:span text:style-name="T278">setFormInput() <text:s text:c="4"/></text:span></text:p>
      <text:p text:style-name="P123"><text:span text:style-name="T277">TextViewComponent </text:span><text:span text:style-name="T278">getFormLabel() <text:s text:c="3"/></text:span></text:p>
      <text:p text:style-name="P123"><text:soft-page-break/><text:span text:style-name="T277">void </text:span><text:span text:style-name="T278">setFormLabel() <text:s text:c="6"/></text:span></text:p>
      <text:p text:style-name="P187"/>
      <text:p text:style-name="P106"><text:span text:style-name="T106">IconLabelButton </text:span><text:span text:style-name="T107">Class <text:s text:c="6"/></text:span></text:p>
      <text:p text:style-name="P105"/>
      <text:p text:style-name="P200"><text:span text:style-name="T108">T</text:span><text:span text:style-name="T105">his is a </text:span><text:span text:style-name="T109">Button component that </text:span><text:span text:style-name="T110">has both icon and text as label. <text:s text:c="5"/></text:span></text:p>
      <text:p text:style-name="P199"/>
      <text:p text:style-name="P271"><text:span text:style-name="T111">IconLabelButton </text:span><text:span text:style-name="T113">inherits from </text:span><text:span text:style-name="T115">com.chibuzo.component.layoutcomponent.HorizontalLinearLayout <text:s text:c="12"/></text:span></text:p>
      <text:p text:style-name="P188"/>
      <text:p text:style-name="P272"><text:span text:style-name="T115">P</text:span><text:span text:style-name="T114">rivate Fields: <text:s text:c="4"/></text:span></text:p>
      <text:p text:style-name="P272"><text:span text:style-name="T114">int </text:span><text:span text:style-name="T112">labelSize <text:s text:c="5"/></text:span></text:p>
      <text:p text:style-name="P272"><text:span text:style-name="T114">Context </text:span><text:span text:style-name="T112">context <text:s text:c="3"/></text:span></text:p>
      <text:p text:style-name="P272"><text:span text:style-name="T114">TextViewComponent </text:span><text:span text:style-name="T112">buttonLabel <text:s text:c="3"/></text:span></text:p>
      <text:p text:style-name="P272"><text:span text:style-name="T114">ImageViewComponent </text:span><text:span text:style-name="T112">buttonIcon</text:span><text:span text:style-name="T114"> <text:s/></text:span></text:p>
      <text:p text:style-name="P189"/>
      <text:p text:style-name="P124"><text:span text:style-name="T280">Constructors</text:span><text:span text:style-name="T281">: <text:s text:c="3"/></text:span></text:p>
      <text:p text:style-name="P273">IconLabelButton(ViewGroup <text:span text:style-name="T175">viewGroup</text:span>, int <text:span text:style-name="T175">drawableResource</text:span>, String <text:span text:style-name="T175">buttonLabel</text:span>) <text:s text:c="7"/></text:p>
      <text:p text:style-name="P273">IconLabelButton(ViewGroup <text:span text:style-name="T175">viewGroup</text:span>, Drawable <text:span text:style-name="T175">drawable</text:span>, String <text:span text:style-name="T175">buttonLabel</text:span>) <text:s text:c="10"/></text:p>
      <text:p text:style-name="P273">IconLabelButton(ViewGroup <text:span text:style-name="T175">viewGroup</text:span>, int <text:span text:style-name="T175">drawableResource</text:span>, String <text:span text:style-name="T175">buttonLabel</text:span>, int <text:span text:style-name="T175">labelSize</text:span>) <text:s text:c="3"/></text:p>
      <text:p text:style-name="P273">IconLabelButton(ViewGroup <text:span text:style-name="T175">viewGroup</text:span>, Drawable <text:span text:style-name="T175">drawable</text:span>, String <text:span text:style-name="T175">buttonLabel</text:span>, int <text:span text:style-name="T175">labelSize</text:span>) <text:s text:c="18"/></text:p>
      <text:p text:style-name="P273"/>
      <text:p text:style-name="P274">Public Methods: <text:s text:c="3"/></text:p>
      <text:p text:style-name="P274"><text:span text:style-name="T175">TextViewComponent </text:span>getButtonLabel() <text:s text:c="5"/></text:p>
      <text:p text:style-name="P274"><text:span text:style-name="T175">void </text:span>setButtonLabel(String <text:span text:style-name="T175">buttonLabel</text:span>) <text:s text:c="5"/></text:p>
      <text:p text:style-name="P274"><text:span text:style-name="T175">void </text:span>setButtonLabel(TextViewComponent <text:span text:style-name="T175">buttonLabel</text:span>) <text:s text:c="6"/></text:p>
      <text:p text:style-name="P274"><text:span text:style-name="T175">ImageViewComponent </text:span>getButtonIcon() <text:s text:c="3"/></text:p>
      <text:p text:style-name="P274"><text:span text:style-name="T175">void </text:span>setButtonIcon(int <text:span text:style-name="T175">drawableResource</text:span>) <text:s text:c="6"/></text:p>
      <text:p text:style-name="P274"><text:span text:style-name="T175">void </text:span>setButtonIcon(Drawable <text:span text:style-name="T175">drawable</text:span>) <text:s text:c="6"/></text:p>
      <text:p text:style-name="P274"/>
      <text:p text:style-name="P107">IconOnlyButton <text:span text:style-name="T325">Class <text:s text:c="5"/></text:span></text:p>
      <text:p text:style-name="P107"/>
      <text:p text:style-name="P201">This is a Button component that has only <text:span text:style-name="T326">icon </text:span><text:span text:style-name="T327">in place of label. <text:s text:c="4"/></text:span></text:p>
      <text:p text:style-name="P201"/>
      <text:p text:style-name="P219">IconOnlyButton <text:span text:style-name="T175">inherits from </text:span>com.chibuzo.component.layoutcomponent.VerticalLinearLayout <text:s text:c="16"/></text:p>
      <text:p text:style-name="P219"/>
      <text:p text:style-name="P220">Private Fields: <text:s text:c="2"/></text:p>
      <text:p text:style-name="P220">ImageViewComponent <text:span text:style-name="T175">buttonIcon </text:span><text:s text:c="10"/></text:p>
      <text:p text:style-name="P220"/>
      <text:p text:style-name="P270">Contructors: <text:s text:c="6"/></text:p>
      <text:p text:style-name="P220">IconOnlyButton(ViewGroup <text:span text:style-name="T175">viewGroup</text:span>, int <text:span text:style-name="T175">drawableResource</text:span>) <text:s text:c="15"/></text:p>
      <text:p text:style-name="P220">IconOnlyButton(ViewGroup <text:span text:style-name="T175">viewGroup</text:span>, Drawable <text:span text:style-name="T175">drawable</text:span>) <text:s text:c="7"/></text:p>
      <text:p text:style-name="P220"/>
      <text:p text:style-name="P221">Public Methods: <text:s text:c="3"/></text:p>
      <text:p text:style-name="P221"><text:span text:style-name="T175">ImageViewComponent</text:span> getButtonIcon() <text:s text:c="4"/></text:p>
      <text:p text:style-name="P221"><text:span text:style-name="T175">void </text:span>setButtonIcon(Drawable <text:span text:style-name="T175">drawable</text:span>) <text:s text:c="5"/></text:p>
      <text:p text:style-name="P221"><text:span text:style-name="T175">void </text:span>setButtonIcon(int <text:span text:style-name="T175">drawableResource</text:span>) <text:s text:c="15"/></text:p>
      <text:p text:style-name="P221"/>
      <text:p text:style-name="P108">IconTextMenuComponent <text:span text:style-name="T328">Class <text:s text:c="5"/></text:span></text:p>
      <text:p text:style-name="P108"/>
      <text:p text:style-name="P202"><text:soft-page-break/>This is a menu item component that <text:span text:style-name="T329">has both </text:span><text:span text:style-name="T330">icon and label. <text:s text:c="3"/></text:span></text:p>
      <text:p text:style-name="P202"/>
      <text:p text:style-name="P222">IconTextMenuComponent <text:span text:style-name="T203">inherits from </text:span><text:span text:style-name="T331">com.chibuzo.component.layoutcomponent.VerticalLinearLayout <text:s text:c="16"/></text:span></text:p>
      <text:p text:style-name="P222"/>
      <text:p text:style-name="P223">Private Fields: <text:s text:c="3"/></text:p>
      <text:p text:style-name="P223">Object <text:span text:style-name="T175">menuIcon <text:s/></text:span></text:p>
      <text:p text:style-name="P224">String <text:span text:style-name="T175">menuLabel <text:s/></text:span></text:p>
      <text:p text:style-name="P224">float <text:span text:style-name="T175">menuIconSize</text:span> <text:s text:c="3"/></text:p>
      <text:p text:style-name="P224"><text:span text:style-name="T332">float </text:span><text:span text:style-name="T175">menuLabelSize <text:s text:c="5"/></text:span></text:p>
      <text:p text:style-name="P223">ViewComponent <text:span text:style-name="T175">separatorView <text:s text:c="2"/></text:span></text:p>
      <text:p text:style-name="P223">TextViewComponent <text:span text:style-name="T175">menuLabelView </text:span></text:p>
      <text:p text:style-name="P223">ImageViewComponent <text:span text:style-name="T175">menuIconView <text:s text:c="2"/></text:span></text:p>
      <text:p text:style-name="P223">HorizontalLinearLayout <text:span text:style-name="T175">parentContainerLayout <text:s text:c="5"/></text:span></text:p>
      <text:p text:style-name="P223"/>
      <text:p text:style-name="P225">Contructors: <text:s text:c="3"/></text:p>
      <text:p text:style-name="P225">IconTextMenuComponent(ViewGroup <text:span text:style-name="T175">viewGroup</text:span>, Object <text:span text:style-name="T175">menuIcon</text:span>, String <text:span text:style-name="T175">menuLabel</text:span>) <text:s text:c="4"/></text:p>
      <text:p text:style-name="P225">IconTextMenuComponent(ViewGroup <text:span text:style-name="T175">viewGroup</text:span>, Object <text:span text:style-name="T175">menuIcon</text:span>, String <text:span text:style-name="T175">menuLabel</text:span>, float <text:span text:style-name="T175">menuIconSize</text:span>) <text:s text:c="5"/></text:p>
      <text:p text:style-name="P225">IconTextMenuComponent(ViewGroup <text:span text:style-name="T175">viewGroup</text:span>, Object <text:span text:style-name="T175">menuIcon</text:span>, String <text:span text:style-name="T175">menuLabel</text:span>, float <text:span text:style-name="T175">menuIconSize</text:span>, float <text:span text:style-name="T175">menuLabelSize</text:span>) <text:s text:c="4"/></text:p>
      <text:p text:style-name="P225"/>
      <text:p text:style-name="P226">Public Methods: <text:s text:c="3"/></text:p>
      <text:p text:style-name="P226"><text:span text:style-name="T175">Object </text:span>getMenuIcon() <text:s text:c="3"/></text:p>
      <text:p text:style-name="P226"><text:span text:style-name="T175">void </text:span>setMenuIcon(Object <text:span text:style-name="T175">menuIcon</text:span>) <text:s text:c="5"/></text:p>
      <text:p text:style-name="P226"><text:span text:style-name="T175">String </text:span>getMenuLabel() <text:s text:c="4"/></text:p>
      <text:p text:style-name="P226"><text:span text:style-name="T175">void </text:span>setMenuLabel(String <text:span text:style-name="T175">menuLabel</text:span>) <text:s text:c="2"/></text:p>
      <text:p text:style-name="P226"><text:span text:style-name="T175">float </text:span>getMenuLabelSize() <text:s text:c="3"/></text:p>
      <text:p text:style-name="P226"><text:span text:style-name="T175">void </text:span>setMenuLabelSize(int <text:span text:style-name="T175">menuLabelSize</text:span>) <text:s text:c="3"/></text:p>
      <text:p text:style-name="P226"><text:span text:style-name="T175">float </text:span>getMenuIconSize() <text:s text:c="4"/></text:p>
      <text:p text:style-name="P226"><text:span text:style-name="T175">void </text:span>setMenuIconSize(float <text:span text:style-name="T175">menuIconSize</text:span>) <text:s text:c="5"/></text:p>
      <text:p text:style-name="P226"><text:span text:style-name="T175">HorizontalLinearLayout </text:span>getParentContainerLayout() <text:s text:c="4"/></text:p>
      <text:p text:style-name="P226"><text:span text:style-name="T175">ImageViewComponent </text:span>getMenuIconView() <text:s text:c="5"/></text:p>
      <text:p text:style-name="P226"><text:span text:style-name="T175">TextViewComponent </text:span>getMenuLabelView() <text:s text:c="6"/></text:p>
      <text:p text:style-name="P226"><text:span text:style-name="T175">ViewComponent </text:span>getSeparatorView() <text:s text:c="5"/></text:p>
      <text:p text:style-name="P226"><text:s text:c="2"/></text:p>
      <text:p text:style-name="P230">Private Methods: <text:s text:c="3"/></text:p>
      <text:p text:style-name="P227"><text:span text:style-name="T175">void </text:span>setParentContainerLayout() <text:s text:c="3"/></text:p>
      <text:p text:style-name="P227"><text:span text:style-name="T175">void </text:span>setMenuIconView() <text:s text:c="4"/></text:p>
      <text:p text:style-name="P228"><text:span text:style-name="T175">void </text:span>setMenuLabelView() <text:s text:c="8"/></text:p>
      <text:p text:style-name="P229"><text:span text:style-name="T175">void </text:span>setSeparatorView() <text:s text:c="7"/></text:p>
      <text:p text:style-name="P229"/>
      <text:p text:style-name="P109">ImageViewComponent <text:span text:style-name="T333">Class <text:s text:c="2"/></text:span></text:p>
      <text:p text:style-name="P109"/>
      <text:p text:style-name="P203">This component is used to display image <text:span text:style-name="T334">resources. </text:span></text:p>
      <text:p text:style-name="P203"/>
      <text:p text:style-name="P231">ImageViewComponent <text:span text:style-name="T175">inherits from </text:span>com.chibuzo.component.viewcomponent.<text:span text:style-name="T336">ImageViewParent <text:s text:c="4"/></text:span></text:p>
      <text:p text:style-name="P231"/>
      <text:p text:style-name="P232">Private Fields: <text:s text:c="3"/></text:p>
      <text:p text:style-name="P233">Bitmap <text:span text:style-name="T175">bitmap <text:s text:c="3"/></text:span></text:p>
      <text:p text:style-name="P211"/>
      <text:p text:style-name="P234"><text:soft-page-break/>Constructors: <text:s text:c="4"/></text:p>
      <text:p text:style-name="P125"><text:span text:style-name="T282">ImageViewComponent(ViewGroup </text:span><text:span text:style-name="T291">viewGroup</text:span><text:span text:style-name="T282">, Object </text:span><text:span text:style-name="T292">imageObject</text:span><text:span text:style-name="T282">) <text:s text:c="5"/></text:span></text:p>
      <text:p text:style-name="P236">ImageViewComponent(ViewGroup <text:span text:style-name="T175">viewGroup</text:span>, Object <text:span text:style-name="T204">imageObject</text:span>, int <text:span text:style-name="T175">placeholder</text:span>) <text:s text:c="5"/></text:p>
      <text:p text:style-name="P236">ImageViewComponent(ViewGroup <text:span text:style-name="T175">viewGroup</text:span>, Object <text:span text:style-name="T204">imageObject</text:span>, int <text:span text:style-name="T175">placeholder</text:span>, int <text:span text:style-name="T175">cornerRadius</text:span>) <text:s text:c="7"/></text:p>
      <text:p text:style-name="P236">ImageViewComponent(ViewGroup <text:span text:style-name="T175">viewGroup</text:span>, Object <text:span text:style-name="T204">imageObject</text:span>, int <text:span text:style-name="T175">placeholder</text:span>, int <text:span text:style-name="T175">horizontalParam</text:span>, int <text:span text:style-name="T175">verticalParam</text:span>) <text:s text:c="5"/></text:p>
      <text:p text:style-name="P236">ImageViewComponent(ViewGroup <text:span text:style-name="T175">viewGroup</text:span>, Object <text:span text:style-name="T204">imageObject</text:span>, int <text:span text:style-name="T175">placeholder</text:span>, int <text:span text:style-name="T175">cornerRadius</text:span>, int <text:span text:style-name="T175">horizontalParam</text:span>, int <text:span text:style-name="T175">verticalParam</text:span>) <text:s text:c="7"/></text:p>
      <text:p text:style-name="P234"/>
      <text:p text:style-name="P237">Public Methods: <text:s text:c="4"/></text:p>
      <text:p text:style-name="P234"><text:span text:style-name="T175">String </text:span>loadDeviceStorageImage(int <text:span text:style-name="T175">requestCode</text:span>, int <text:span text:style-name="T175">resultCode</text:span>, Intent <text:span text:style-name="T175">intent</text:span>) <text:s text:c="5"/></text:p>
      <text:p text:style-name="P234"><text:span text:style-name="T175">void </text:span>setImagePlaceholder(int <text:span text:style-name="T175">placeholder</text:span>) <text:s text:c="4"/></text:p>
      <text:p text:style-name="P234"><text:span text:style-name="T175">void </text:span>setImageSize(float <text:span text:style-name="T175">allSides</text:span>) <text:s text:c="4"/></text:p>
      <text:p text:style-name="P234"><text:span text:style-name="T175">void </text:span>setImageSize(float <text:span text:style-name="T175">width</text:span>, float <text:span text:style-name="T175">height</text:span>) <text:s text:c="4"/></text:p>
      <text:p text:style-name="P234"><text:span text:style-name="T175">void </text:span>setRoundCornerPlaceholder(int <text:span text:style-name="T175">placeholder</text:span>) <text:s text:c="7"/></text:p>
      <text:p text:style-name="P234"/>
      <text:p text:style-name="P238">Private Methods: <text:s text:c="2"/></text:p>
      <text:p text:style-name="P235"><text:span text:style-name="T175">String </text:span>processCurrentImage(Uri <text:span text:style-name="T175">uri</text:span>) <text:s text:c="5"/></text:p>
      <text:p text:style-name="P235"/>
      <text:p text:style-name="P110">ImageViewParent <text:span text:style-name="T337">Class <text:s text:c="3"/></text:span></text:p>
      <text:p text:style-name="P110"/>
      <text:p text:style-name="P205">This is the parent class of ImageView component classes in this library that are used to display image resources. <text:s text:c="9"/></text:p>
      <text:p text:style-name="P205"/>
      <text:p text:style-name="P239">ImageViewParent <text:span text:style-name="T175">inherits from </text:span>androidx.appcompat.widget.AppCompatImageView <text:s text:c="7"/></text:p>
      <text:p text:style-name="P239"/>
      <text:p text:style-name="P240">Private Fields: <text:s/></text:p>
      <text:p text:style-name="P240">float <text:span text:style-name="T175">layoutWeight <text:s text:c="13"/></text:span></text:p>
      <text:p text:style-name="P212"/>
      <text:p text:style-name="P241">Protected Fields: <text:s text:c="3"/></text:p>
      <text:p text:style-name="P241">Object <text:span text:style-name="T175">object <text:s text:c="7"/></text:span><text:s text:c="3"/></text:p>
      <text:p text:style-name="P242"><text:span text:style-name="T338">int</text:span> <text:span text:style-name="T175">placeholder <text:s text:c="6"/></text:span><text:s text:c="8"/></text:p>
      <text:p text:style-name="P242">int <text:span text:style-name="T175">cornerRadius <text:s text:c="9"/></text:span></text:p>
      <text:p text:style-name="P241">GenericLayoutParams <text:span text:style-name="T175">genericLayoutParams <text:s text:c="6"/></text:span></text:p>
      <text:p text:style-name="P213"/>
      <text:p text:style-name="P243">Contructors: <text:s text:c="4"/></text:p>
      <text:p text:style-name="P244">ImageViewParent(ViewGroup <text:span text:style-name="T175">viewGroup</text:span>, Object <text:span text:style-name="T204">imageObject</text:span>, int <text:span text:style-name="T175">placeholder</text:span>) <text:s text:c="4"/></text:p>
      <text:p text:style-name="P244">ImageViewParent(ViewGroup <text:span text:style-name="T175">viewGroup</text:span>, Object <text:span text:style-name="T204">imageObject</text:span>, int <text:span text:style-name="T175">placeholder</text:span>, int <text:span text:style-name="T175">cornerRadius</text:span>) <text:s text:c="5"/></text:p>
      <text:p text:style-name="P244">ImageViewParent(ViewGroup <text:span text:style-name="T175">viewGroup</text:span>, Object <text:span text:style-name="T204">imageObject</text:span>, int <text:span text:style-name="T175">placeholder</text:span>, int <text:span text:style-name="T175">horizontalParam</text:span>, int <text:span text:style-name="T175">verticalParam</text:span>) <text:s text:c="6"/></text:p>
      <text:p text:style-name="P244">ImageViewParent(ViewGroup <text:span text:style-name="T175">viewGroup</text:span>, Object <text:span text:style-name="T204">imageObject</text:span>, int <text:span text:style-name="T175">placeholder</text:span>, int <text:span text:style-name="T175">cornerRadius</text:span>, int <text:span text:style-name="T175">horizontalParam</text:span>, int <text:span text:style-name="T175">verticalParam</text:span>) <text:s text:c="15"/></text:p>
      <text:p text:style-name="P244"/>
      <text:p text:style-name="P245">Public Methods: <text:s text:c="4"/></text:p>
      <text:p text:style-name="P245"><text:span text:style-name="T175">void </text:span>setLayoutGravity(int <text:span text:style-name="T175">gravity</text:span>) <text:s text:c="6"/></text:p>
      <text:p text:style-name="P126"><text:span text:style-name="T293">float </text:span><text:span text:style-name="T283">getActualImageWidth(Object </text:span><text:span text:style-name="T293">imageObject</text:span><text:span text:style-name="T283">) <text:s text:c="6"/></text:span></text:p>
      <text:p text:style-name="P126"><text:span text:style-name="T293">float </text:span><text:span text:style-name="T283">getActualImageHeight(Object </text:span><text:span text:style-name="T293">ImageObject</text:span><text:span text:style-name="T283">) <text:s text:c="6"/></text:span></text:p>
      <text:p text:style-name="P245"><text:span text:style-name="T175">void </text:span>setComponentColor(int <text:span text:style-name="T175">color</text:span>) <text:s text:c="6"/></text:p>
      <text:p text:style-name="P245"><text:span text:style-name="T175">void </text:span>setBackground(int <text:span text:style-name="T175">background</text:span>) <text:s text:c="4"/></text:p>
      <text:p text:style-name="P245"><text:span text:style-name="T175">void </text:span>setDrawable(Drawable <text:span text:style-name="T175">drawable</text:span>) <text:s text:c="2"/></text:p>
      <text:p text:style-name="P245"><text:soft-page-break/><text:span text:style-name="T175">void </text:span>setWidthByDevice(int <text:span text:style-name="T175">rightMargin</text:span>) <text:s text:c="3"/></text:p>
      <text:p text:style-name="P245"><text:span text:style-name="T175">void </text:span>setHeightByDevice(int <text:span text:style-name="T175">height</text:span>) <text:s text:c="4"/></text:p>
      <text:p text:style-name="P245"><text:span text:style-name="T175">void </text:span>setImageWidth(float <text:span text:style-name="T175">imageWidth</text:span>) <text:s text:c="3"/></text:p>
      <text:p text:style-name="P245"><text:span text:style-name="T175">void </text:span>setImageHeight(float <text:span text:style-name="T175">imageHeight</text:span>) <text:s text:c="4"/></text:p>
      <text:p text:style-name="P245"><text:span text:style-name="T175">void </text:span>setRoundCornerImage(int <text:span text:style-name="T175">imageResource</text:span>) <text:s text:c="5"/></text:p>
      <text:p text:style-name="P245"><text:span text:style-name="T175">void </text:span>setRoundCornerImage(Uri <text:span text:style-name="T175">imageUri</text:span>) <text:s text:c="6"/></text:p>
      <text:p text:style-name="P245"><text:span text:style-name="T175">void </text:span>setImageObject(Object <text:span text:style-name="T175">object</text:span>) <text:s text:c="8"/></text:p>
      <text:p text:style-name="P245"><text:span text:style-name="T175">void </text:span>setCircularCenterImage(Integer <text:span text:style-name="T175">integer</text:span>) <text:s text:c="4"/></text:p>
      <text:p text:style-name="P126"><text:span text:style-name="T293">void </text:span><text:span text:style-name="T283">setCircularCenterImage(Object </text:span><text:span text:style-name="T294">imageObject</text:span><text:span text:style-name="T283">) <text:s text:c="5"/></text:span></text:p>
      <text:p text:style-name="P245"><text:span text:style-name="T175">void </text:span>setCircularCenterImage(String <text:span text:style-name="T175">string</text:span>) <text:s text:c="4"/></text:p>
      <text:p text:style-name="P245"><text:span text:style-name="T175">void </text:span>setCircularCenterImage(Drawable <text:span text:style-name="T175">drawable</text:span>) <text:s text:c="4"/></text:p>
      <text:p text:style-name="P245"><text:span text:style-name="T175">void </text:span>setCircularCenterImage(File <text:span text:style-name="T175">file</text:span>) <text:s text:c="4"/></text:p>
      <text:p text:style-name="P245"><text:span text:style-name="T175">void </text:span>setCircularCenterImage(Uri <text:span text:style-name="T175">uri</text:span>) <text:s text:c="4"/></text:p>
      <text:p text:style-name="P245"><text:span text:style-name="T175">void </text:span>setCircularCenterImage(byte[] <text:span text:style-name="T175">byteArray</text:span>) <text:s text:c="5"/></text:p>
      <text:p text:style-name="P245"><text:span text:style-name="T175">void </text:span>setCircularCenterImage(Bitmap <text:span text:style-name="T175">bitmap</text:span>) <text:s text:c="4"/></text:p>
      <text:p text:style-name="P245"><text:span text:style-name="T175">void </text:span>setRoundCornerCenterImage(Integer <text:span text:style-name="T175">integer</text:span>) <text:s text:c="4"/></text:p>
      <text:p text:style-name="P126"><text:span text:style-name="T293">void </text:span><text:span text:style-name="T283">setRoundCornerCenterImage(Object </text:span><text:span text:style-name="T295">imageObject</text:span><text:span text:style-name="T283">) <text:s text:c="7"/></text:span></text:p>
      <text:p text:style-name="P245"><text:span text:style-name="T175">void </text:span>setRoundCornerCenterImage(String <text:span text:style-name="T175">string</text:span>) <text:s text:c="4"/></text:p>
      <text:p text:style-name="P245"><text:span text:style-name="T175">void </text:span>setRoundCornerCenterImage(Drawable <text:span text:style-name="T175">drawable</text:span>) <text:s text:c="6"/></text:p>
      <text:p text:style-name="P245"><text:span text:style-name="T175">void </text:span>setRoundCornerCenterImage(File <text:span text:style-name="T175">file</text:span>) <text:s text:c="5"/></text:p>
      <text:p text:style-name="P245"><text:span text:style-name="T175">void </text:span>setRoundCornerCenterImage(Uri <text:span text:style-name="T175">uri</text:span>) <text:s text:c="4"/></text:p>
      <text:p text:style-name="P245"><text:span text:style-name="T175">void </text:span>setRoundCornerCenterImage(byte[] <text:span text:style-name="T175">byteArray</text:span>) <text:s text:c="5"/></text:p>
      <text:p text:style-name="P245"><text:span text:style-name="T175">void </text:span>setRoundCornerCenterImage(Bitmap <text:span text:style-name="T175">bitmap</text:span>) <text:s text:c="7"/></text:p>
      <text:p text:style-name="P245"><text:span text:style-name="T175">float </text:span>getLayoutWeight() <text:s text:c="4"/></text:p>
      <text:p text:style-name="P245"><text:span text:style-name="T175">void </text:span>setLayoutWeight(float <text:span text:style-name="T175">layoutWeight</text:span>) <text:s text:c="4"/></text:p>
      <text:p text:style-name="P245"><text:span text:style-name="T175">void </text:span>setPadding(float <text:span text:style-name="T175">left</text:span>, float <text:span text:style-name="T175">top</text:span>, float <text:span text:style-name="T175">right</text:span>, float <text:span text:style-name="T175">bottom</text:span>) <text:s text:c="6"/></text:p>
      <text:p text:style-name="P245"><text:span text:style-name="T175">void </text:span>setMargins(float <text:span text:style-name="T175">left</text:span>, float <text:span text:style-name="T175">top</text:span>, float <text:span text:style-name="T175">right</text:span>, float <text:span text:style-name="T175">bottom</text:span>) <text:s text:c="6"/></text:p>
      <text:p text:style-name="P245"><text:span text:style-name="T175">GenericLayoutParams </text:span>getGenericLayoutParams() <text:s text:c="6"/></text:p>
      <text:p text:style-name="P245"><text:span text:style-name="T175">void </text:span>setGenericLayoutParams(GenericLayoutParams <text:span text:style-name="T175">genericLayoutParams</text:span>) <text:s text:c="8"/></text:p>
      <text:p text:style-name="P245"/>
      <text:p text:style-name="P111">ImageViewScreen <text:span text:style-name="T339">Class <text:s text:c="3"/></text:span></text:p>
      <text:p text:style-name="P111"/>
      <text:p text:style-name="P204">This component is used to display image <text:span text:style-name="T334">resources, </text:span><text:span text:style-name="T340">while taking </text:span><text:span text:style-name="T341">screen dimensions into consideration</text:span><text:span text:style-name="T334">. <text:s text:c="4"/></text:span></text:p>
      <text:p text:style-name="P204"/>
      <text:p text:style-name="P246">ImageViewScreen <text:span text:style-name="T175">inherits from</text:span><text:span text:style-name="T205"> </text:span><text:span text:style-name="T335">com.chibuzo.component.viewcomponent.</text:span><text:span text:style-name="T336">ImageViewParent <text:s text:c="6"/></text:span></text:p>
      <text:p text:style-name="P246"/>
      <text:p text:style-name="P127"><text:span text:style-name="T284">Private </text:span><text:span text:style-name="T285">Fields</text:span><text:span text:style-name="T284">: <text:s text:c="2"/></text:span></text:p>
      <text:p text:style-name="P247">Bitmap <text:span text:style-name="T175">bitmap</text:span> <text:s text:c="3"/></text:p>
      <text:p text:style-name="P248">int <text:span text:style-name="T175">densityPixel</text:span> <text:s text:c="5"/></text:p>
      <text:p text:style-name="P248"><text:span text:style-name="T342">int </text:span><text:span text:style-name="T175">deviceDisplayWidth <text:s text:c="3"/></text:span></text:p>
      <text:p text:style-name="P248"><text:span text:style-name="T342">int</text:span><text:span text:style-name="T206"> </text:span><text:span text:style-name="T175">deviceDisplayHeight <text:s text:c="4"/></text:span></text:p>
      <text:p text:style-name="P214"/>
      <text:p text:style-name="P249">Constructors: <text:s text:c="4"/></text:p>
      <text:p text:style-name="P128"><text:span text:style-name="T286">ImageViewScreen(ViewGroup </text:span><text:span text:style-name="T296">viewGroup</text:span><text:span text:style-name="T286">, Object </text:span><text:span text:style-name="T296">imageObject</text:span><text:span text:style-name="T286">) <text:s text:c="4"/></text:span></text:p>
      <text:p text:style-name="P128"><text:span text:style-name="T286">ImageViewScreen(ViewGroup </text:span><text:span text:style-name="T296">viewGroup</text:span><text:span text:style-name="T286">, Object </text:span><text:span text:style-name="T296">imageObject</text:span><text:span text:style-name="T286">, int </text:span><text:span text:style-name="T296">placeholder</text:span><text:span text:style-name="T286">) <text:s text:c="6"/></text:span></text:p>
      <text:p text:style-name="P249">ImageViewScreen(ViewGroup <text:span text:style-name="T175">viewGroup</text:span>, Object <text:span text:style-name="T175">imageObject</text:span>, int <text:span text:style-name="T175">placeholder</text:span>, int <text:span text:style-name="T175">cornerRadius</text:span>) <text:s text:c="6"/></text:p>
      <text:p text:style-name="P249">ImageViewScreen(ViewGroup <text:span text:style-name="T175">viewGroup</text:span>, Object <text:span text:style-name="T175">imageObject</text:span>, int <text:span text:style-name="T175">placeholder</text:span>, int <text:span text:style-name="T175">cornerRadius</text:span>, int <text:span text:style-name="T175">densityPixel</text:span>) <text:s text:c="12"/></text:p>
      <text:p text:style-name="P249"/>
      <text:p text:style-name="P250">Public Methods: <text:s text:c="2"/></text:p>
      <text:p text:style-name="P250"><text:soft-page-break/><text:span text:style-name="T175">String </text:span>loadDeviceStorageImage(int <text:span text:style-name="T175">requestCode</text:span>, int <text:span text:style-name="T175">resultCode</text:span>, Intent <text:span text:style-name="T175">intent</text:span>) <text:s text:c="5"/></text:p>
      <text:p text:style-name="P250"><text:span text:style-name="T175">void </text:span>setImagePlaceholder(int <text:span text:style-name="T175">placeholder</text:span>) <text:s text:c="11"/></text:p>
      <text:p text:style-name="P250"><text:span text:style-name="T175">void </text:span>setRoundCornerPlaceholder(int <text:span text:style-name="T175">placeholder</text:span>) <text:s text:c="11"/></text:p>
      <text:p text:style-name="P250"/>
      <text:p text:style-name="P252">Private Methods: <text:s text:c="5"/></text:p>
      <text:p text:style-name="P251"><text:span text:style-name="T175">String </text:span>processCurrentImage(Uri <text:span text:style-name="T175">uri</text:span>) <text:s text:c="4"/></text:p>
      <text:p text:style-name="P252"><text:span text:style-name="T175">void</text:span> setImageSize(int <text:span text:style-name="T175">placeholder</text:span>) <text:s text:c="9"/></text:p>
      <text:p text:style-name="P252"/>
      <text:p text:style-name="P112">RoundElevatedPicture <text:span text:style-name="T343">Class <text:s text:c="2"/></text:span></text:p>
      <text:p text:style-name="P112"><draw:frame draw:style-name="fr1" draw:name="Image4" text:anchor-type="char" svg:x="4.868cm" svg:y="0.242cm" svg:width="6.53cm" svg:height="6.237cm" draw:z-index="3"><draw:image xlink:href="Pictures/100000000000017C0000016BCC931C3C97391BC9.jpg" xlink:type="simple" xlink:show="embed" xlink:actuate="onLoad" loext:mime-type="image/jpeg"/></draw:frame></text:p>
      <text:p text:style-name="P112"/>
      <text:p text:style-name="P112"/>
      <text:p text:style-name="P112"/>
      <text:p text:style-name="P112"/>
      <text:p text:style-name="P112"/>
      <text:p text:style-name="P112"/>
      <text:p text:style-name="P112"/>
      <text:p text:style-name="P112"/>
      <text:p text:style-name="P206"/>
      <text:p text:style-name="P206"/>
      <text:p text:style-name="P206"/>
      <text:p text:style-name="P206"/>
      <text:p text:style-name="P206">This <text:span text:style-name="T344">is an </text:span>ImageView component <text:span text:style-name="T344">that</text:span> crops image and displays it on a circular elevated surface. <text:s text:c="3"/></text:p>
      <text:p text:style-name="P206"/>
      <text:p text:style-name="P275">RoundElevatedPicture <text:span text:style-name="T207">inherits from </text:span><text:span text:style-name="T344">com.chibuzo.component.layoutcomponent.FrameLayoutComponent <text:s text:c="9"/></text:span></text:p>
      <text:p text:style-name="P275"/>
      <text:p text:style-name="P277">Private Fields: <text:s text:c="2"/></text:p>
      <text:p text:style-name="P277">float <text:span text:style-name="T175">imageSize </text:span><text:s text:c="3"/></text:p>
      <text:p text:style-name="P278">int <text:span text:style-name="T175">paletteColor <text:s text:c="2"/></text:span></text:p>
      <text:p text:style-name="P129"><text:span text:style-name="T173">int</text:span> paletteElevation <text:s text:c="4"/></text:p>
      <text:p text:style-name="P278">Object <text:span text:style-name="T175">imageObject <text:s text:c="3"/></text:span></text:p>
      <text:p text:style-name="P277">ImageViewComponent <text:span text:style-name="T175">roundedPictureView <text:s text:c="3"/></text:span></text:p>
      <text:p text:style-name="P277">VerticalLinearLayout <text:span text:style-name="T175">roundedPicturePalette <text:s text:c="2"/></text:span><text:s text:c="3"/></text:p>
      <text:p text:style-name="P275"/>
      <text:p text:style-name="P276">Constructors: <text:s text:c="3"/></text:p>
      <text:p text:style-name="P276">RoundElevatedPicture(ViewGroup <text:span text:style-name="T175">viewGroup</text:span>, Object <text:span text:style-name="T175">imageObject</text:span>, float <text:span text:style-name="T175">imageSize</text:span>) <text:s text:c="5"/></text:p>
      <text:p text:style-name="P276"/>
      <text:p text:style-name="P279">Public Methods: <text:s text:c="2"/></text:p>
      <text:p text:style-name="P279"><text:span text:style-name="T175">float </text:span>getImageSize() <text:s text:c="4"/></text:p>
      <text:p text:style-name="P279"><text:span text:style-name="T175">void </text:span>setImageSize(float <text:span text:style-name="T175">imageSize</text:span>) <text:s text:c="10"/></text:p>
      <text:p text:style-name="P279"><text:span text:style-name="T175">int </text:span>getPaletteColor() <text:s text:c="13"/></text:p>
      <text:p text:style-name="P279"><text:span text:style-name="T175">void </text:span>setPaletteColor(int <text:span text:style-name="T175">paletteColor</text:span>) <text:s text:c="12"/></text:p>
      <text:p text:style-name="P279"><text:span text:style-name="T175">Object </text:span>getImageObject() <text:s text:c="4"/></text:p>
      <text:p text:style-name="P279"><text:span text:style-name="T175">void </text:span>setImageObject(Object <text:span text:style-name="T175">imageObject</text:span>) <text:s text:c="6"/></text:p>
      <text:p text:style-name="P279"><text:span text:style-name="T175">int </text:span>getPaletteElevation() <text:s text:c="4"/></text:p>
      <text:p text:style-name="P279"><text:span text:style-name="T175">void </text:span>setPaletteElevation(int <text:span text:style-name="T175">paletteElevation</text:span>) <text:s text:c="3"/></text:p>
      <text:p text:style-name="P279"><text:span text:style-name="T175">void </text:span>setPaletteMargin(float <text:span text:style-name="T175">allSides</text:span>) <text:s text:c="4"/></text:p>
      <text:p text:style-name="P279"><text:span text:style-name="T175">void </text:span>setPalettePadding(float <text:span text:style-name="T175">allSides</text:span>) <text:s text:c="4"/></text:p>
      <text:p text:style-name="P279"><text:span text:style-name="T175">VerticalLinearLayout </text:span>getRoundedPicturePalette() <text:s text:c="3"/></text:p>
      <text:p text:style-name="P279"><text:span text:style-name="T175">ImageViewComponent </text:span>getRoundedPictureView() <text:s text:c="4"/></text:p>
      <text:p text:style-name="P279"><text:soft-page-break/></text:p>
      <text:p text:style-name="P281">Private Methods: <text:s/></text:p>
      <text:p text:style-name="P280"><text:span text:style-name="T175">void </text:span>setRoundedPicturePalette() <text:s text:c="5"/></text:p>
      <text:p text:style-name="P280"><text:span text:style-name="T175">void</text:span> setRoundedPictureView() <text:s text:c="5"/></text:p>
      <text:p text:style-name="P280"/>
      <text:p text:style-name="P113">ScrollViewComponent <text:span text:style-name="T345">Class <text:s text:c="2"/></text:span></text:p>
      <text:p text:style-name="P113"/>
      <text:p text:style-name="P207">This layout component <text:span text:style-name="T346">adds scrolling ability to </text:span><text:span text:style-name="T347">contents </text:span><text:span text:style-name="T348">that are larger than the size of the containing </text:span><text:span text:style-name="T349">layout component such as LinearLayout, FrameLayout, </text:span><text:span text:style-name="T350">RelativeLayout, </text:span><text:span text:style-name="T349">e.t.c. <text:s text:c="5"/></text:span></text:p>
      <text:p text:style-name="P207"/>
      <text:p text:style-name="P253">ScrollViewComponent <text:span text:style-name="T208">inherits from </text:span><text:span text:style-name="T351">android.widget.ScrollView <text:s text:c="17"/></text:span></text:p>
      <text:p text:style-name="P253"/>
      <text:p text:style-name="P254">Private Fields: <text:s text:c="2"/></text:p>
      <text:p text:style-name="P254">float <text:span text:style-name="T175">layoutWeight <text:s text:c="6"/></text:span></text:p>
      <text:p text:style-name="P254">GenericLayoutParams <text:span text:style-name="T175">genericLayoutParams <text:s text:c="5"/></text:span></text:p>
      <text:p text:style-name="P215"/>
      <text:p text:style-name="P255">Constructors: <text:s text:c="2"/></text:p>
      <text:p text:style-name="P255">ScrollViewComponent(ViewGroup <text:span text:style-name="T175">viewGroup</text:span>) <text:s text:c="7"/></text:p>
      <text:p text:style-name="P255"/>
      <text:p text:style-name="P256">Public Methods: <text:s text:c="6"/></text:p>
      <text:p text:style-name="P255"><text:span text:style-name="T175">void </text:span>setLayoutGravity(int <text:span text:style-name="T175">gravity</text:span>) <text:s text:c="5"/></text:p>
      <text:p text:style-name="P255"><text:span text:style-name="T175">float </text:span>getLayoutWeight() <text:s text:c="3"/></text:p>
      <text:p text:style-name="P255"><text:span text:style-name="T175">void </text:span>setLayoutWeight(float <text:span text:style-name="T175">layoutWeight</text:span>) <text:s text:c="6"/></text:p>
      <text:p text:style-name="P255"><text:span text:style-name="T175">void </text:span>setPadding(float <text:span text:style-name="T175">left</text:span>, float <text:span text:style-name="T175">top</text:span>, float <text:span text:style-name="T175">right</text:span>, float <text:span text:style-name="T175">bottom</text:span>) <text:s text:c="6"/></text:p>
      <text:p text:style-name="P255"><text:span text:style-name="T175">void </text:span>setMargins(float <text:span text:style-name="T175">left</text:span>, float <text:span text:style-name="T175">top</text:span>, float <text:span text:style-name="T175">right</text:span>, float <text:span text:style-name="T175">bottom</text:span>) <text:s text:c="5"/></text:p>
      <text:p text:style-name="P255"><text:span text:style-name="T175">GenericLayoutParams </text:span>getGenericLayoutParams() <text:s text:c="4"/></text:p>
      <text:p text:style-name="P255"><text:span text:style-name="T175">void </text:span>setGenericLayoutParams(GenericLayoutParams <text:span text:style-name="T175">genericLayoutParams</text:span>) <text:s text:c="7"/></text:p>
      <text:p text:style-name="P255"/>
      <text:p text:style-name="P114">SlideMenuComponent <text:span text:style-name="T352">Class <text:s text:c="3"/></text:span></text:p>
      <text:p text:style-name="P114"/>
      <text:p text:style-name="P208">This component is a custom DrawerLayoutComponent <text:span text:style-name="T353">that </text:span><text:span text:style-name="T354">has toolbar layout </text:span><text:span text:style-name="T355">and</text:span><text:span text:style-name="T354"> </text:span><text:span text:style-name="T355">left </text:span><text:span text:style-name="T354">slide menu layout. <text:s text:c="5"/></text:span></text:p>
      <text:p text:style-name="P208"/>
      <text:p text:style-name="P257">SlideMenuComponent <text:span text:style-name="T175">inherits from </text:span>com.chibuzo.component.layoutcomponent.DrawerLayoutComponent <text:s text:c="8"/></text:p>
      <text:p text:style-name="P257"/>
      <text:p text:style-name="P258">Private Fields: <text:s text:c="2"/></text:p>
      <text:p text:style-name="P258">HorizontalLinearLayout <text:span text:style-name="T175">toolbarLayout <text:s text:c="5"/></text:span></text:p>
      <text:p text:style-name="P258">VerticalLinearLayout <text:span text:style-name="T175">slideMenuLayout <text:s text:c="6"/></text:span></text:p>
      <text:p text:style-name="P258">VerticalLinearLayout <text:span text:style-name="T175">parentContainerLayout <text:s text:c="6"/></text:span></text:p>
      <text:p text:style-name="P216"/>
      <text:p text:style-name="P259">Constructors: <text:s text:c="7"/></text:p>
      <text:p text:style-name="P259">SlideMenuComponent(Context <text:span text:style-name="T175">context</text:span>) <text:s text:c="10"/></text:p>
      <text:p text:style-name="P259"/>
      <text:p text:style-name="P259">Public Methods: <text:s text:c="3"/></text:p>
      <text:p text:style-name="P259"><text:span text:style-name="T175">VerticalLinearLayout </text:span>getParentContainerLayout() <text:s text:c="5"/></text:p>
      <text:p text:style-name="P259"><text:span text:style-name="T175">void </text:span>setParentContainerLayout(VerticalLinearLayout <text:span text:style-name="T175">parentContainerLayout</text:span>) <text:s text:c="3"/></text:p>
      <text:p text:style-name="P259"><text:span text:style-name="T175">void </text:span>setParentContainerLayout() <text:s text:c="5"/></text:p>
      <text:p text:style-name="P259"><text:span text:style-name="T175">HorizontalLinearLayout </text:span>getToolbarLayout() <text:s text:c="5"/></text:p>
      <text:p text:style-name="P259"><text:span text:style-name="T175">void </text:span>setToolbarLayout(HorizontalLinearLayout <text:span text:style-name="T175">toolbarLayout</text:span>) <text:s text:c="4"/></text:p>
      <text:p text:style-name="P259"><text:span text:style-name="T175">void </text:span>setToolbarLayout() <text:s text:c="5"/></text:p>
      <text:p text:style-name="P259"><text:span text:style-name="T175">VerticalLinearLayout </text:span>getSlideMenuLayout() <text:s text:c="5"/></text:p>
      <text:p text:style-name="P259"><text:soft-page-break/><text:span text:style-name="T175">void </text:span>setSlideMenuLayout(VerticalLinearLayout <text:span text:style-name="T175">slideMenuLayout</text:span>) <text:s text:c="4"/></text:p>
      <text:p text:style-name="P259"><text:span text:style-name="T175">void </text:span>setSlideMenuLayout() <text:s text:c="10"/></text:p>
      <text:p text:style-name="P259"/>
      <text:p text:style-name="P115">TextViewComponent <text:span text:style-name="T356">Class <text:s text:c="5"/></text:span></text:p>
      <text:p text:style-name="P115"/>
      <text:p text:style-name="P209">This is a user interface component that displays text to the user. <text:s text:c="2"/></text:p>
      <text:p text:style-name="P209"/>
      <text:p text:style-name="P260">TextViewComponent <text:span text:style-name="T175">inherits from </text:span>androidx.appcompat.widget.AppCompatTextView <text:s text:c="9"/></text:p>
      <text:p text:style-name="P260"/>
      <text:p text:style-name="P130"><text:span text:style-name="T290">Private</text:span><text:span text:style-name="T287"> Fields: <text:s/></text:span></text:p>
      <text:p text:style-name="P262">int <text:span text:style-name="T175">alignment <text:s/></text:span><text:s text:c="3"/></text:p>
      <text:p text:style-name="P262"><text:span text:style-name="T357">int </text:span><text:span text:style-name="T175">textViewColor <text:s text:c="4"/></text:span></text:p>
      <text:p text:style-name="P262">float <text:span text:style-name="T175">layoutWeight <text:s text:c="4"/></text:span></text:p>
      <text:p text:style-name="P261">GenericLayoutParams <text:span text:style-name="T175">genericLayoutParams <text:s text:c="4"/></text:span></text:p>
      <text:p text:style-name="P217"/>
      <text:p text:style-name="P263">Public Constants: <text:s text:c="4"/></text:p>
      <text:p text:style-name="P264"><text:span text:style-name="T175">static final int </text:span>BOLD_TEXT <text:s text:c="4"/></text:p>
      <text:p text:style-name="P264"><text:span text:style-name="T175">static final int </text:span>NORMAL_TEXT <text:s text:c="8"/></text:p>
      <text:p text:style-name="P264"><text:span text:style-name="T175">static final int </text:span>TEXT_ALIGN_LEFT <text:s text:c="10"/></text:p>
      <text:p text:style-name="P264"><text:span text:style-name="T175">static final int </text:span>TEXT_ALIGN_RIGHT <text:s text:c="7"/></text:p>
      <text:p text:style-name="P264"><text:span text:style-name="T175">static final int </text:span>TEXT_ALIGN_CENTER <text:s text:c="9"/></text:p>
      <text:p text:style-name="P263"/>
      <text:p text:style-name="P265">Constructor<text:span text:style-name="T358">s</text:span>: <text:s text:c="9"/></text:p>
      <text:p text:style-name="P265">TextViewComponent(ViewGroup <text:span text:style-name="T175">viewGroup</text:span>, String <text:span text:style-name="T175">text</text:span>, float <text:span text:style-name="T175">textSize</text:span>) <text:s text:c="3"/></text:p>
      <text:p text:style-name="P265">TextViewComponent(ViewGroup <text:span text:style-name="T175">viewGroup</text:span>, String <text:span text:style-name="T175">text</text:span>, float <text:span text:style-name="T175">textSize</text:span>, int <text:span text:style-name="T175">textStyle</text:span>) <text:s text:c="4"/></text:p>
      <text:p text:style-name="P265">TextViewComponent(ViewGroup <text:span text:style-name="T175">viewGroup</text:span>, String <text:span text:style-name="T175">text</text:span>, float <text:span text:style-name="T175">textSize</text:span>, int <text:span text:style-name="T175">textStyle</text:span>, int <text:span text:style-name="T175">alignment</text:span>) <text:s text:c="4"/></text:p>
      <text:p text:style-name="P265"/>
      <text:p text:style-name="P266">Public Methods: <text:s text:c="3"/></text:p>
      <text:p text:style-name="P266"><text:span text:style-name="T175">int </text:span>getTextViewColor() <text:s text:c="5"/></text:p>
      <text:p text:style-name="P266"><text:span text:style-name="T175">void </text:span>setTextViewColor(int <text:span text:style-name="T175">textViewColor</text:span>) <text:s text:c="4"/></text:p>
      <text:p text:style-name="P266"><text:span text:style-name="T175">void </text:span>setLayoutGravity(int <text:span text:style-name="T175">gravity</text:span>) <text:s text:c="4"/></text:p>
      <text:p text:style-name="P266"><text:span text:style-name="T175">void </text:span>setComponentColor(int <text:span text:style-name="T175">color</text:span>) <text:s text:c="4"/></text:p>
      <text:p text:style-name="P266"><text:span text:style-name="T175">void </text:span>setBackground(int <text:span text:style-name="T175">background</text:span>) <text:s text:c="3"/></text:p>
      <text:p text:style-name="P266"><text:span text:style-name="T175">void </text:span>setDrawable(Drawable <text:span text:style-name="T175">drawable</text:span>) <text:s text:c="3"/></text:p>
      <text:p text:style-name="P266"><text:span text:style-name="T175">float </text:span>getLayoutWeight() <text:s text:c="3"/></text:p>
      <text:p text:style-name="P266"><text:span text:style-name="T175">void </text:span>setLayoutWeight(float <text:span text:style-name="T175">layoutWeight</text:span>) <text:s text:c="6"/></text:p>
      <text:p text:style-name="P266"><text:span text:style-name="T175">void </text:span>setPadding(float <text:span text:style-name="T175">left</text:span>, float <text:span text:style-name="T175">top</text:span>, float <text:span text:style-name="T175">right</text:span>, float <text:span text:style-name="T175">bottom</text:span>) <text:s text:c="5"/></text:p>
      <text:p text:style-name="P266"><text:span text:style-name="T175">void </text:span>setMargins(float <text:span text:style-name="T175">left</text:span>, float <text:span text:style-name="T175">top</text:span>, float <text:span text:style-name="T175">right</text:span>, float <text:span text:style-name="T175">bottom</text:span>) <text:s text:c="5"/></text:p>
      <text:p text:style-name="P266"><text:span text:style-name="T175">GenericLayoutParams </text:span>getGenericLayoutParams() <text:s text:c="7"/></text:p>
      <text:p text:style-name="P266"><text:span text:style-name="T175">void </text:span>setGenericLayoutParams(GenericLayoutParams <text:span text:style-name="T175">genericLayoutParams</text:span>) <text:s text:c="4"/></text:p>
      <text:p text:style-name="P266"><text:span text:style-name="T175">int </text:span>getAlignment() <text:s text:c="8"/></text:p>
      <text:p text:style-name="P266"><text:span text:style-name="T175">void </text:span>setTextStyle(int <text:span text:style-name="T175">textStyle</text:span>) <text:s text:c="10"/></text:p>
      <text:p text:style-name="P266"><text:span text:style-name="T175">void </text:span>setAlignment(int <text:span text:style-name="T175">alignment</text:span>) <text:s text:c="9"/></text:p>
      <text:p text:style-name="P266"/>
      <text:p text:style-name="P116">ViewComponent <text:span text:style-name="T359">Class <text:s text:c="4"/></text:span></text:p>
      <text:p text:style-name="P116"/>
      <text:p text:style-name="P210"><text:span text:style-name="T156">ViewComponent</text:span> inherits from <text:span text:style-name="T156">android.view.View </text:span><text:span text:style-name="T360">which is the base class for widgets, </text:span><text:span text:style-name="T361">which are used to create </text:span><text:span text:style-name="T362">interactive UI </text:span><text:span text:style-name="T363">components (</text:span><text:span text:style-name="T364">buttons, </text:span><text:span text:style-name="T365">text fields, </text:span><text:span text:style-name="T366">text input, e.t.c.). <text:s text:c="7"/></text:span></text:p>
      <text:p text:style-name="P210"/>
      <text:p text:style-name="P131"><text:span text:style-name="T288">Private </text:span><text:span text:style-name="T289">Fields: <text:s text:c="4"/></text:span></text:p>
      <text:p text:style-name="P267"><text:span text:style-name="T367">float </text:span><text:span text:style-name="T175">layoutWeight <text:s text:c="13"/></text:span></text:p>
      <text:p text:style-name="P267"><text:soft-page-break/>int <text:span text:style-name="T175">componentColor <text:s text:c="6"/></text:span></text:p>
      <text:p text:style-name="P267">float <text:span text:style-name="T175">componentWidth <text:s text:c="4"/></text:span></text:p>
      <text:p text:style-name="P267"><text:span text:style-name="T367">float </text:span><text:span text:style-name="T175">componentHeight <text:s text:c="10"/></text:span></text:p>
      <text:p text:style-name="P267">GenericLayoutParams <text:span text:style-name="T175">genericLayoutParams <text:s text:c="4"/></text:span><text:s text:c="5"/></text:p>
      <text:p text:style-name="P218"/>
      <text:p text:style-name="P268">Constructors: <text:s text:c="5"/></text:p>
      <text:p text:style-name="P268">ViewComponent(ViewGroup <text:span text:style-name="T175">viewGroup</text:span>, int <text:span text:style-name="T175">componentColor</text:span>, float <text:span text:style-name="T175">componentHeight</text:span>) <text:s text:c="10"/></text:p>
      <text:p text:style-name="P268"/>
      <text:p text:style-name="P269">Public Methods: <text:s text:c="7"/></text:p>
      <text:p text:style-name="P269"><text:span text:style-name="T175">void </text:span>setLayoutGravity(int<text:span text:style-name="T175"> gravity</text:span>) <text:s text:c="7"/></text:p>
      <text:p text:style-name="P269"><text:span text:style-name="T175">int </text:span>getComponentColor() <text:s text:c="5"/></text:p>
      <text:p text:style-name="P269"><text:span text:style-name="T175">void </text:span>setComponentColor(int <text:span text:style-name="T175">componentColor</text:span>) <text:s text:c="4"/></text:p>
      <text:p text:style-name="P269"><text:span text:style-name="T175">float </text:span>getComponentWidth() <text:s text:c="6"/></text:p>
      <text:p text:style-name="P269"><text:span text:style-name="T175">void </text:span>setComponentWidth(float <text:span text:style-name="T175">componentWidth</text:span>) <text:s text:c="5"/></text:p>
      <text:p text:style-name="P269"><text:span text:style-name="T175">float </text:span>getComponentHeight() <text:s/></text:p>
      <text:p text:style-name="P269"><text:span text:style-name="T175">void </text:span>setComponentHeight(float <text:span text:style-name="T175">componentHeight</text:span>) <text:s text:c="6"/></text:p>
      <text:p text:style-name="P269"><text:span text:style-name="T175">void </text:span>setBackground(int <text:span text:style-name="T175">background</text:span>) <text:s text:c="4"/></text:p>
      <text:p text:style-name="P269"><text:span text:style-name="T175">void </text:span>setDrawable(Drawable <text:span text:style-name="T175">drawable</text:span>) <text:s text:c="6"/></text:p>
      <text:p text:style-name="P269"><text:span text:style-name="T175">float </text:span>getLayoutWeight() <text:s text:c="3"/></text:p>
      <text:p text:style-name="P269"><text:span text:style-name="T175">void </text:span>setLayoutWeight(float <text:span text:style-name="T175">layoutWeight</text:span>) <text:s text:c="5"/></text:p>
      <text:p text:style-name="P269"><text:span text:style-name="T175">void </text:span>setMargins(float <text:span text:style-name="T175">left</text:span>, float <text:span text:style-name="T175">top</text:span>, float <text:span text:style-name="T175">right</text:span>, float <text:span text:style-name="T175">bottom</text:span>) <text:s text:c="9"/></text:p>
      <text:p text:style-name="P269"><text:span text:style-name="T175">GenericLayoutParams </text:span>getGenericLayoutParams() <text:s text:c="6"/></text:p>
      <text:p text:style-name="P269"><text:span text:style-name="T175">void </text:span>setGenericLayoutParams(GenericLayoutParams <text:span text:style-name="T175">genericLayoutParams</text:span>) <text:s text:c="13"/></text:p>
      <text:p text:style-name="P269"/>
      <text:p text:style-name="P2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24T09:11:59.572265492</dc:date>
    <meta:editing-duration>P5DT1H26M55S</meta:editing-duration>
    <meta:editing-cycles>750</meta:editing-cycles>
    <meta:document-statistic meta:table-count="0" meta:image-count="4" meta:object-count="0" meta:page-count="20" meta:paragraph-count="616" meta:word-count="3107" meta:character-count="33870" meta:non-whitespace-character-count="28324"/>
  </office:meta>
</office:document-meta>
</file>